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02b70" officeooo:paragraph-rsid="00102b7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ython 2.7.13 (default, Nov 24 2017, 17:33:09) </text:p>
      <text:p text:style-name="P1">[GCC 6.3.0 20170516] on linux2</text:p>
      <text:p text:style-name="P1">Type "copyright", "credits" or "license()" for more information.</text:p>
      <text:p text:style-name="P1">&gt;&gt;&gt; </text:p>
      <text:p text:style-name="P1"><text:s/>RESTART: /home/pi/Desktop/backup files py 3/Terry##/CodeMergeAttempt1/main.py </text:p>
      <text:p text:style-name="P1">[INFO <text:s text:c="13"/>] [Logger <text:s text:c="5"/>] Record log in /home/pi/.kivy/logs/kivy_18-05-28_22.txt</text:p>
      <text:p text:style-name="P1">[INFO <text:s text:c="13"/>] [Kivy <text:s text:c="7"/>] v1.9.1</text:p>
      <text:p text:style-name="P1">[INFO <text:s text:c="13"/>] [Python <text:s text:c="5"/>] v2.7.13 (default, Nov 24 2017, 17:33:09) </text:p>
      <text:p text:style-name="P1">[GCC 6.3.0 20170516]</text:p>
      <text:p text:style-name="P1">[INFO <text:s text:c="13"/>] [Factory <text:s text:c="4"/>] 179 symbols loaded</text:p>
      <text:p text:style-name="P1">[INFO <text:s text:c="13"/>] [Image <text:s text:c="6"/>] Providers: img_tex, img_dds, img_gif, img_sdl2, img_pil (img_ffpyplayer ignored)</text:p>
      <text:p text:style-name="P1">HI I AM A SCORECHANGER!!!!</text:p>
      <text:p text:style-name="P1">Creating Switches</text:p>
      <text:p text:style-name="P1">Chip One Done</text:p>
      <text:p text:style-name="P1">Chip Two Done</text:p>
      <text:p text:style-name="P1">Chip Three Done</text:p>
      <text:p text:style-name="P1">[INFO <text:s text:c="13"/>] [OSC <text:s text:c="8"/>] using &lt;multiprocessing&gt; for socket</text:p>
      <text:p text:style-name="P1">[INFO <text:s text:c="13"/>] [Window <text:s text:c="5"/>] Provider: sdl2(['window_egl_rpi'] ignored)</text:p>
      <text:p text:style-name="P1">[INFO <text:s text:c="13"/>] [GL <text:s text:c="9"/>] OpenGL version &lt;3.0 Mesa 13.0.6&gt;</text:p>
      <text:p text:style-name="P1">[INFO <text:s text:c="13"/>] [GL <text:s text:c="9"/>] OpenGL vendor &lt;VMware, Inc.&gt;</text:p>
      <text:p text:style-name="P1">[INFO <text:s text:c="13"/>] [GL <text:s text:c="9"/>] OpenGL renderer &lt;Gallium 0.4 on llvmpipe (LLVM 3.9, 128 bits)&gt;</text:p>
      <text:p text:style-name="P1">[INFO <text:s text:c="13"/>] [GL <text:s text:c="9"/>] OpenGL parsed version: 3, 0</text:p>
      <text:p text:style-name="P1">[INFO <text:s text:c="13"/>] [GL <text:s text:c="9"/>] Shading version &lt;1.30&gt;</text:p>
      <text:p text:style-name="P1">[INFO <text:s text:c="13"/>] [GL <text:s text:c="9"/>] Texture max size &lt;8192&gt;</text:p>
      <text:p text:style-name="P1">[INFO <text:s text:c="13"/>] [GL <text:s text:c="9"/>] Texture max units &lt;32&gt;</text:p>
      <text:p text:style-name="P1">[INFO <text:s text:c="13"/>] [Window <text:s text:c="5"/>] auto add sdl2 input provider</text:p>
      <text:p text:style-name="P1">[INFO <text:s text:c="13"/>] [Window <text:s text:c="5"/>] virtual keyboard not allowed, single mode, not docked</text:p>
      <text:p text:style-name="P1">[INFO <text:s text:c="13"/>] [Text <text:s text:c="7"/>] Provider: sdl2</text:p>
      <text:p text:style-name="P1">[ERROR <text:s text:c="12"/>] [Image <text:s text:c="6"/>] Error reading file /home/pi/Desktop/Ruben#/Test/space.png</text:p>
      <text:p text:style-name="P1">[INFO <text:s text:c="13"/>] [ProbeSysfs <text:s/>] device match: /dev/input/event1</text:p>
      <text:p text:style-name="P1">[INFO <text:s text:c="13"/>] [HIDInput <text:s text:c="3"/>] Read event from &lt;/dev/input/event1&gt;</text:p>
      <text:p text:style-name="P1">[INFO <text:s text:c="13"/>] [ProbeSysfs <text:s/>] device match: /dev/input/event0</text:p>
      <text:p text:style-name="P1">[INFO <text:s text:c="13"/>] [HIDInput <text:s text:c="3"/>] Read event from &lt;/dev/input/event0&gt;</text:p>
      <text:p text:style-name="P1">[INFO <text:s text:c="13"/>] [Base <text:s text:c="7"/>] Start application main loop</text:p>
      <text:p text:style-name="P1">[INFO <text:s text:c="13"/>] [HIDMotionEvent] using &lt;Logitech K810&gt;</text:p>
      <text:p text:style-name="P1">[INFO <text:s text:c="13"/>] [HIDMotionEvent] using &lt;MX Anywhere 2&gt;</text:p>
      <text:p text:style-name="P1">[INFO <text:s text:c="13"/>] [GL <text:s text:c="9"/>] NPOT texture support is available</text:p>
      <text:p text:style-name="P1">State: 0 Score: 0 Lives: 0</text:p>
      <text:p text:style-name="P1">State: 1 Score: 0 Lives: 0</text:p>
      <text:p text:style-name="P1">State: 2 Score: 0 Lives: 3</text:p>
      <text:p text:style-name="P1">eerste if is geactiveerd</text:p>
      <text:p text:style-name="P1">BALL PUSHER IS AAN</text:p>
      <text:p text:style-name="P1">ballLaunchBallGate is gelijk aan 0</text:p>
      <text:p text:style-name="P1">State: 3 Score: 0 Lives: 3</text:p>
      <text:p text:style-name="P1">setting coil high</text:p>
      <text:p text:style-name="P1">State: 3 Score: 50 Lives: 3</text:p>
      <text:p text:style-name="P1">State: 3 Score: 60 Lives: 3</text:p>
      <text:p text:style-name="P1">State: 3 Score: 65 Lives: 3</text:p>
      <text:p text:style-name="P1">State: 3 Score: 75 Lives: 3</text:p>
      <text:p text:style-name="P1">State: 3 Score: 85 Lives: 3</text:p>
      <text:p text:style-name="P1">setting coil high</text:p>
      <text:p text:style-name="P1"><text:soft-page-break/>State: 3 Score: 135 Lives: 3</text:p>
      <text:p text:style-name="P1">setting coil high</text:p>
      <text:p text:style-name="P1">State: 3 Score: 185 Lives: 3</text:p>
      <text:p text:style-name="P1">setting coil high</text:p>
      <text:p text:style-name="P1">State: 3 Score: 235 Lives: 3</text:p>
      <text:p text:style-name="P1">State: 3 Score: 240 Lives: 3</text:p>
      <text:p text:style-name="P1">State: 2 Score: 240 Lives: 3</text:p>
      <text:p text:style-name="P1">eerste if is geactiveerd</text:p>
      <text:p text:style-name="P1">tweede if is geactiveerd</text:p>
      <text:p text:style-name="P1">BALL PUSHER IS AAN</text:p>
      <text:p text:style-name="P1">State: 2 Score: 240 Lives: 2</text:p>
      <text:p text:style-name="P1">ballLaunchBallGate is gelijk aan 0</text:p>
      <text:p text:style-name="P1">State: 3 Score: 240 Lives: 2</text:p>
      <text:p text:style-name="P1">State: 3 Score: 250 Lives: 2</text:p>
      <text:p text:style-name="P1">[INFO <text:s text:c="13"/>] [Base <text:s text:c="7"/>] Leaving application in progress...</text:p>
      <text:p text:style-name="P1"><text:s/></text:p>
      <text:p text:style-name="P1"><text:s/>Traceback (most recent call last):</text:p>
      <text:p text:style-name="P1"><text:s text:c="3"/>File "/home/pi/Desktop/backup files py 3/Terry##/CodeMergeAttempt1/main.py", line 445, in &lt;module&gt;</text:p>
      <text:p text:style-name="P1"><text:s text:c="5"/>FlipperApp().run()</text:p>
      <text:p text:style-name="P1"><text:s text:c="3"/>File "/usr/lib/python2.7/dist-packages/kivy/app.py", line 828, in run</text:p>
      <text:p text:style-name="P1"><text:s text:c="5"/>runTouchApp()</text:p>
      <text:p text:style-name="P1"><text:s text:c="3"/>File "/usr/lib/python2.7/dist-packages/kivy/base.py", line 487, in runTouchApp</text:p>
      <text:p text:style-name="P1"><text:s text:c="5"/>EventLoop.window.mainloop()</text:p>
      <text:p text:style-name="P1"><text:s text:c="3"/>File "/usr/lib/python2.7/dist-packages/kivy/core/window/window_sdl2.py", line 619, in mainloop</text:p>
      <text:p text:style-name="P1"><text:s text:c="5"/>self._mainloop()</text:p>
      <text:p text:style-name="P1"><text:s text:c="3"/>File "/usr/lib/python2.7/dist-packages/kivy/core/window/window_sdl2.py", line 362, in _mainloop</text:p>
      <text:p text:style-name="P1"><text:s text:c="5"/>EventLoop.idle()</text:p>
      <text:p text:style-name="P1"><text:s text:c="3"/>File "/usr/lib/python2.7/dist-packages/kivy/base.py", line 327, in idle</text:p>
      <text:p text:style-name="P1"><text:s text:c="5"/>Clock.tick()</text:p>
      <text:p text:style-name="P1"><text:s text:c="3"/>File "/usr/lib/python2.7/dist-packages/kivy/clock.py", line 515, in tick</text:p>
      <text:p text:style-name="P1"><text:s text:c="5"/>self._process_events()</text:p>
      <text:p text:style-name="P1"><text:s text:c="3"/>File "/usr/lib/python2.7/dist-packages/kivy/clock.py", line 647, in _process_events</text:p>
      <text:p text:style-name="P1"><text:s text:c="5"/>event.tick(self._last_tick, remove)</text:p>
      <text:p text:style-name="P1"><text:s text:c="3"/>File "/usr/lib/python2.7/dist-packages/kivy/clock.py", line 406, in tick</text:p>
      <text:p text:style-name="P1"><text:s text:c="5"/>ret = callback(self._dt)</text:p>
      <text:p text:style-name="P1"><text:s text:c="3"/>File "/home/pi/Desktop/backup files py 3/Terry##/CodeMergeAttempt1/main.py", line 348, in update</text:p>
      <text:p text:style-name="P1"><text:s text:c="5"/>if self.startResetSwitch.getState() == 1 and self.state &gt; 1:</text:p>
      <text:p text:style-name="P1"><text:s text:c="3"/>File "/home/pi/Desktop/backup files py 3/Terry##/CodeMergeAttempt1/Switch.py", line 17, in getState</text:p>
      <text:p text:style-name="P1"><text:s text:c="5"/>if self.mcp.input(self.switchPin) == 1:</text:p>
      <text:p text:style-name="P1"><text:s text:c="3"/>File "/home/pi/Desktop/backup files py 3/Terry##/CodeMergeAttempt1/MCP23017.py", line 164, in input</text:p>
      <text:p text:style-name="P1"><text:s text:c="5"/>regValue = self.i2c.readU8(MCP23017_GPIOB)</text:p>
      <text:p text:style-name="P1"><text:s text:c="3"/>File "/home/pi/.local/lib/python2.7/site-packages/Adafruit_GPIO/I2C.py", line 148, in readU8</text:p>
      <text:p text:style-name="P1"><text:s text:c="5"/>result = self._bus.read_byte_data(self._address, register) &amp; 0xFF</text:p>
      <text:p text:style-name="P1"><text:s text:c="3"/>File "/home/pi/.local/lib/python2.7/site-packages/Adafruit_PureIO/smbus.py", line 155, in read_byte_data</text:p>
      <text:p text:style-name="P1"><text:s text:c="5"/>ioctl(self._device.fileno(), I2C_RDWR, request)</text:p>
      <text:p text:style-name="P1"><text:s/>IOError: [Errno 121] Remote I/O error</text:p>
      <text:p text:style-name="P1"><text:soft-page-break/>&gt;&gt;&gt; </text:p>
      <text:p text:style-name="P1"><text:s/>RESTART: /home/pi/Desktop/backup files py 3/Terry##/CodeMergeAttempt1/main.py </text:p>
      <text:p text:style-name="P1">[INFO <text:s text:c="13"/>] [Logger <text:s text:c="5"/>] Record log in /home/pi/.kivy/logs/kivy_18-05-28_23.txt</text:p>
      <text:p text:style-name="P1">[INFO <text:s text:c="13"/>] [Kivy <text:s text:c="7"/>] v1.9.1</text:p>
      <text:p text:style-name="P1">[INFO <text:s text:c="13"/>] [Python <text:s text:c="5"/>] v2.7.13 (default, Nov 24 2017, 17:33:09) </text:p>
      <text:p text:style-name="P1">[GCC 6.3.0 20170516]</text:p>
      <text:p text:style-name="P1">[INFO <text:s text:c="13"/>] [Factory <text:s text:c="4"/>] 179 symbols loaded</text:p>
      <text:p text:style-name="P1">[INFO <text:s text:c="13"/>] [Image <text:s text:c="6"/>] Providers: img_tex, img_dds, img_gif, img_sdl2, img_pil (img_ffpyplayer ignored)</text:p>
      <text:p text:style-name="P1">HI I AM A SCORECHANGER!!!!</text:p>
      <text:p text:style-name="P1">Creating Switches</text:p>
      <text:p text:style-name="P1">Chip One Done</text:p>
      <text:p text:style-name="P1">Chip Two Done</text:p>
      <text:p text:style-name="P1">Chip Three Done</text:p>
      <text:p text:style-name="P1">[INFO <text:s text:c="13"/>] [OSC <text:s text:c="8"/>] using &lt;multiprocessing&gt; for socket</text:p>
      <text:p text:style-name="P1">[INFO <text:s text:c="13"/>] [Window <text:s text:c="5"/>] Provider: sdl2(['window_egl_rpi'] ignored)</text:p>
      <text:p text:style-name="P1">[INFO <text:s text:c="13"/>] [GL <text:s text:c="9"/>] OpenGL version &lt;3.0 Mesa 13.0.6&gt;</text:p>
      <text:p text:style-name="P1">[INFO <text:s text:c="13"/>] [GL <text:s text:c="9"/>] OpenGL vendor &lt;VMware, Inc.&gt;</text:p>
      <text:p text:style-name="P1">[INFO <text:s text:c="13"/>] [GL <text:s text:c="9"/>] OpenGL renderer &lt;Gallium 0.4 on llvmpipe (LLVM 3.9, 128 bits)&gt;</text:p>
      <text:p text:style-name="P1">[INFO <text:s text:c="13"/>] [GL <text:s text:c="9"/>] OpenGL parsed version: 3, 0</text:p>
      <text:p text:style-name="P1">[INFO <text:s text:c="13"/>] [GL <text:s text:c="9"/>] Shading version &lt;1.30&gt;</text:p>
      <text:p text:style-name="P1">[INFO <text:s text:c="13"/>] [GL <text:s text:c="9"/>] Texture max size &lt;8192&gt;</text:p>
      <text:p text:style-name="P1">[INFO <text:s text:c="13"/>] [GL <text:s text:c="9"/>] Texture max units &lt;32&gt;</text:p>
      <text:p text:style-name="P1">[INFO <text:s text:c="13"/>] [Window <text:s text:c="5"/>] auto add sdl2 input provider</text:p>
      <text:p text:style-name="P1">[INFO <text:s text:c="13"/>] [Window <text:s text:c="5"/>] virtual keyboard not allowed, single mode, not docked</text:p>
      <text:p text:style-name="P1">[INFO <text:s text:c="13"/>] [Text <text:s text:c="7"/>] Provider: sdl2</text:p>
      <text:p text:style-name="P1">[ERROR <text:s text:c="12"/>] [Image <text:s text:c="6"/>] Error reading file /home/pi/Desktop/Ruben#/Test/space.png</text:p>
      <text:p text:style-name="P1">[INFO <text:s text:c="13"/>] [ProbeSysfs <text:s/>] device match: /dev/input/event1</text:p>
      <text:p text:style-name="P1">[INFO <text:s text:c="13"/>] [HIDInput <text:s text:c="3"/>] Read event from &lt;/dev/input/event1&gt;</text:p>
      <text:p text:style-name="P1">[INFO <text:s text:c="13"/>] [ProbeSysfs <text:s/>] device match: /dev/input/event0</text:p>
      <text:p text:style-name="P1">[INFO <text:s text:c="13"/>] [HIDInput <text:s text:c="3"/>] Read event from &lt;/dev/input/event0&gt;</text:p>
      <text:p text:style-name="P1">[INFO <text:s text:c="13"/>] [Base <text:s text:c="7"/>] Start application main loop</text:p>
      <text:p text:style-name="P1">[INFO <text:s text:c="13"/>] [HIDMotionEvent] using &lt;Logitech K810&gt;</text:p>
      <text:p text:style-name="P1">[INFO <text:s text:c="13"/>] [HIDMotionEvent] using &lt;MX Anywhere 2&gt;</text:p>
      <text:p text:style-name="P1">[INFO <text:s text:c="13"/>] [GL <text:s text:c="9"/>] NPOT texture support is available</text:p>
      <text:p text:style-name="P1">State: 0 Score: 0 Lives: 0</text:p>
      <text:p text:style-name="P1">State: 1 Score: 0 Lives: 0</text:p>
      <text:p text:style-name="P1">State: 2 Score: 0 Lives: 3</text:p>
      <text:p text:style-name="P1">eerste if is geactiveerd</text:p>
      <text:p text:style-name="P1">BALL PUSHER IS AAN</text:p>
      <text:p text:style-name="P1">ballLaunchBallGate is gelijk aan 0</text:p>
      <text:p text:style-name="P1">State: 3 Score: 0 Lives: 3</text:p>
      <text:p text:style-name="P1">setting coil high</text:p>
      <text:p text:style-name="P1">State: 3 Score: 50 Lives: 3</text:p>
      <text:p text:style-name="P1">State: 3 Score: 60 Lives: 3</text:p>
      <text:p text:style-name="P1">State: 3 Score: 70 Lives: 3</text:p>
      <text:p text:style-name="P1">State: 3 Score: 80 Lives: 3</text:p>
      <text:p text:style-name="P1">setting coil high</text:p>
      <text:p text:style-name="P1">State: 3 Score: 130 Lives: 3</text:p>
      <text:p text:style-name="P1">setting coil high</text:p>
      <text:p text:style-name="P1">State: 3 Score: 180 Lives: 3</text:p>
      <text:p text:style-name="P1">State: 3 Score: 185 Lives: 3</text:p>
      <text:p text:style-name="P1"><text:soft-page-break/>State: 3 Score: 190 Lives: 3</text:p>
      <text:p text:style-name="P1"><text:s/>Exception in thread Thread-1:</text:p>
      <text:p text:style-name="P1"><text:s/>Traceback (most recent call last):</text:p>
      <text:p text:style-name="P1"><text:s text:c="3"/>File "/usr/lib/python2.7/threading.py", line 801, in __bootstrap_inner</text:p>
      <text:p text:style-name="P1"><text:s text:c="5"/>self.run()</text:p>
      <text:p text:style-name="P1"><text:s text:c="3"/>File "/usr/lib/python2.7/threading.py", line 754, in run</text:p>
      <text:p text:style-name="P1"><text:s text:c="5"/>self.__target(*self.__args, **self.__kwargs)</text:p>
      <text:p text:style-name="P1"><text:s text:c="3"/>File "/usr/lib/python2.7/dist-packages/kivy/input/providers/hidinput.py", line 701, in _thread_run</text:p>
      <text:p text:style-name="P1"><text:s text:c="5"/>process_as_mouse_or_keyboard(*infos)</text:p>
      <text:p text:style-name="P1"><text:s text:c="3"/>File "/usr/lib/python2.7/dist-packages/kivy/input/providers/hidinput.py", line 551, in process_as_mouse_or_keyboard</text:p>
      <text:p text:style-name="P1"><text:s text:c="5"/>Keyboard.keycodes[l.lower()],</text:p>
      <text:p text:style-name="P1"><text:s/>KeyError: 'ctrl'</text:p>
      <text:p text:style-name="P1"><text:s/></text:p>
      <text:p text:style-name="P1"/>
      <text:p text:style-name="P1"><text:s/>RESTART: /home/pi/Desktop/backup files py 3/Terry##/CodeMergeAttempt1/main.py </text:p>
      <text:p text:style-name="P1">Purge log fired. Analysing...</text:p>
      <text:p text:style-name="P1">Purge 7 log files</text:p>
      <text:p text:style-name="P1">Purge finished!</text:p>
      <text:p text:style-name="P1">[INFO <text:s text:c="13"/>] [Logger <text:s text:c="5"/>] Record log in /home/pi/.kivy/logs/kivy_18-05-28_24.txt</text:p>
      <text:p text:style-name="P1">[INFO <text:s text:c="13"/>] [Kivy <text:s text:c="7"/>] v1.9.1</text:p>
      <text:p text:style-name="P1">[INFO <text:s text:c="13"/>] [Python <text:s text:c="5"/>] v2.7.13 (default, Nov 24 2017, 17:33:09) </text:p>
      <text:p text:style-name="P1">[GCC 6.3.0 20170516]</text:p>
      <text:p text:style-name="P1">[INFO <text:s text:c="13"/>] [Factory <text:s text:c="4"/>] 179 symbols loaded</text:p>
      <text:p text:style-name="P1">[INFO <text:s text:c="13"/>] [Image <text:s text:c="6"/>] Providers: img_tex, img_dds, img_gif, img_sdl2, img_pil (img_ffpyplayer ignored)</text:p>
      <text:p text:style-name="P1">HI I AM A SCORECHANGER!!!!</text:p>
      <text:p text:style-name="P1">Creating Switches</text:p>
      <text:p text:style-name="P1">Chip One Done</text:p>
      <text:p text:style-name="P1">Chip Two Done</text:p>
      <text:p text:style-name="P1">Chip Three Done</text:p>
      <text:p text:style-name="P1">[INFO <text:s text:c="13"/>] [OSC <text:s text:c="8"/>] using &lt;multiprocessing&gt; for socket</text:p>
      <text:p text:style-name="P1">[INFO <text:s text:c="13"/>] [Window <text:s text:c="5"/>] Provider: sdl2(['window_egl_rpi'] ignored)</text:p>
      <text:p text:style-name="P1">[INFO <text:s text:c="13"/>] [GL <text:s text:c="9"/>] OpenGL version &lt;3.0 Mesa 13.0.6&gt;</text:p>
      <text:p text:style-name="P1">[INFO <text:s text:c="13"/>] [GL <text:s text:c="9"/>] OpenGL vendor &lt;VMware, Inc.&gt;</text:p>
      <text:p text:style-name="P1">[INFO <text:s text:c="13"/>] [GL <text:s text:c="9"/>] OpenGL renderer &lt;Gallium 0.4 on llvmpipe (LLVM 3.9, 128 bits)&gt;</text:p>
      <text:p text:style-name="P1">[INFO <text:s text:c="13"/>] [GL <text:s text:c="9"/>] OpenGL parsed version: 3, 0</text:p>
      <text:p text:style-name="P1">[INFO <text:s text:c="13"/>] [GL <text:s text:c="9"/>] Shading version &lt;1.30&gt;</text:p>
      <text:p text:style-name="P1">[INFO <text:s text:c="13"/>] [GL <text:s text:c="9"/>] Texture max size &lt;8192&gt;</text:p>
      <text:p text:style-name="P1">[INFO <text:s text:c="13"/>] [GL <text:s text:c="9"/>] Texture max units &lt;32&gt;</text:p>
      <text:p text:style-name="P1">[INFO <text:s text:c="13"/>] [Window <text:s text:c="5"/>] auto add sdl2 input provider</text:p>
      <text:p text:style-name="P1">[INFO <text:s text:c="13"/>] [Window <text:s text:c="5"/>] virtual keyboard not allowed, single mode, not docked</text:p>
      <text:p text:style-name="P1">[INFO <text:s text:c="13"/>] [Text <text:s text:c="7"/>] Provider: sdl2</text:p>
      <text:p text:style-name="P1">[ERROR <text:s text:c="12"/>] [Image <text:s text:c="6"/>] Error reading file /home/pi/Desktop/Ruben#/Test/space.png</text:p>
      <text:p text:style-name="P1">[INFO <text:s text:c="13"/>] [ProbeSysfs <text:s/>] device match: /dev/input/event1</text:p>
      <text:p text:style-name="P1">[INFO <text:s text:c="13"/>] [HIDInput <text:s text:c="3"/>] Read event from &lt;/dev/input/event1&gt;</text:p>
      <text:p text:style-name="P1">[INFO <text:s text:c="13"/>] [ProbeSysfs <text:s/>] device match: /dev/input/event0</text:p>
      <text:p text:style-name="P1">[INFO <text:s text:c="13"/>] [HIDInput <text:s text:c="3"/>] Read event from &lt;/dev/input/event0&gt;</text:p>
      <text:p text:style-name="P1">[INFO <text:s text:c="13"/>] [Base <text:s text:c="7"/>] Start application main loop</text:p>
      <text:p text:style-name="P1">[INFO <text:s text:c="13"/>] [HIDMotionEvent] using &lt;Logitech K810&gt;</text:p>
      <text:p text:style-name="P1">State: 0 Score: 0 Lives: 0[INFO <text:s text:c="13"/>] [HIDMotionEvent] using &lt;MX Anywhere 2&gt;</text:p>
      <text:p text:style-name="P1"/>
      <text:p text:style-name="P1"><text:soft-page-break/>[INFO <text:s text:c="13"/>] [GL <text:s text:c="9"/>] NPOT texture support is available</text:p>
      <text:p text:style-name="P1">State: 1 Score: 0 Lives: 0</text:p>
      <text:p text:style-name="P1">State: 2 Score: 0 Lives: 3</text:p>
      <text:p text:style-name="P1">[INFO <text:s text:c="13"/>] [Base <text:s text:c="7"/>] Leaving application in progress...</text:p>
      <text:p text:style-name="P1"><text:s/></text:p>
      <text:p text:style-name="P1"><text:s/>Traceback (most recent call last):</text:p>
      <text:p text:style-name="P1"><text:s text:c="3"/>File "/home/pi/Desktop/backup files py 3/Terry##/CodeMergeAttempt1/main.py", line 447, in &lt;module&gt;</text:p>
      <text:p text:style-name="P1"><text:s text:c="5"/>FlipperApp().run()</text:p>
      <text:p text:style-name="P1"><text:s text:c="3"/>File "/usr/lib/python2.7/dist-packages/kivy/app.py", line 828, in run</text:p>
      <text:p text:style-name="P1"><text:s text:c="5"/>runTouchApp()</text:p>
      <text:p text:style-name="P1"><text:s text:c="3"/>File "/usr/lib/python2.7/dist-packages/kivy/base.py", line 487, in runTouchApp</text:p>
      <text:p text:style-name="P1"><text:s text:c="5"/>EventLoop.window.mainloop()</text:p>
      <text:p text:style-name="P1"><text:s text:c="3"/>File "/usr/lib/python2.7/dist-packages/kivy/core/window/window_sdl2.py", line 619, in mainloop</text:p>
      <text:p text:style-name="P1"><text:s text:c="5"/>self._mainloop()</text:p>
      <text:p text:style-name="P1"><text:s text:c="3"/>File "/usr/lib/python2.7/dist-packages/kivy/core/window/window_sdl2.py", line 362, in _mainloop</text:p>
      <text:p text:style-name="P1"><text:s text:c="5"/>EventLoop.idle()</text:p>
      <text:p text:style-name="P1"><text:s text:c="3"/>File "/usr/lib/python2.7/dist-packages/kivy/base.py", line 327, in idle</text:p>
      <text:p text:style-name="P1"><text:s text:c="5"/>Clock.tick()</text:p>
      <text:p text:style-name="P1"><text:s text:c="3"/>File "/usr/lib/python2.7/dist-packages/kivy/clock.py", line 515, in tick</text:p>
      <text:p text:style-name="P1"><text:s text:c="5"/>self._process_events()</text:p>
      <text:p text:style-name="P1"><text:s text:c="3"/>File "/usr/lib/python2.7/dist-packages/kivy/clock.py", line 647, in _process_events</text:p>
      <text:p text:style-name="P1"><text:s text:c="5"/>event.tick(self._last_tick, remove)</text:p>
      <text:p text:style-name="P1"><text:s text:c="3"/>File "/usr/lib/python2.7/dist-packages/kivy/clock.py", line 406, in tick</text:p>
      <text:p text:style-name="P1"><text:s text:c="5"/>ret = callback(self._dt)</text:p>
      <text:p text:style-name="P1"><text:s text:c="3"/>File "/home/pi/Desktop/backup files py 3/Terry##/CodeMergeAttempt1/main.py", line 361, in update</text:p>
      <text:p text:style-name="P1"><text:s text:c="5"/>func(self, deltaTime)</text:p>
      <text:p text:style-name="P1"><text:s text:c="3"/>File "/home/pi/Desktop/backup files py 3/Terry##/CodeMergeAttempt1/main.py", line 218, in NewBall</text:p>
      <text:p text:style-name="P1"><text:s text:c="5"/>self.disableCoils(True)</text:p>
      <text:p text:style-name="P1"><text:s text:c="3"/>File "/home/pi/Desktop/backup files py 3/Terry##/CodeMergeAttempt1/main.py", line 213, in disableCoils</text:p>
      <text:p text:style-name="P1"><text:s text:c="5"/>GPIO.output(6, self.low)</text:p>
      <text:p text:style-name="P1"><text:s/>AttributeError: 'FlipperGame' object has no attribute 'low'</text:p>
      <text:p text:style-name="P1">&gt;&gt;&gt; <text:s/>Exception in thread Thread-1:</text:p>
      <text:p text:style-name="P1"><text:s/>Traceback (most recent call last):</text:p>
      <text:p text:style-name="P1"><text:s text:c="3"/>File "/usr/lib/python2.7/threading.py", line 801, in __bootstrap_inner</text:p>
      <text:p text:style-name="P1"><text:s text:c="5"/>self.run()</text:p>
      <text:p text:style-name="P1"><text:s text:c="3"/>File "/usr/lib/python2.7/threading.py", line 754, in run</text:p>
      <text:p text:style-name="P1"><text:s text:c="5"/>self.__target(*self.__args, **self.__kwargs)</text:p>
      <text:p text:style-name="P1"><text:s text:c="3"/>File "/usr/lib/python2.7/dist-packages/kivy/input/providers/hidinput.py", line 701, in _thread_run</text:p>
      <text:p text:style-name="P1"><text:s text:c="5"/>process_as_mouse_or_keyboard(*infos)</text:p>
      <text:p text:style-name="P1"><text:s text:c="3"/>File "/usr/lib/python2.7/dist-packages/kivy/input/providers/hidinput.py", line 551, in process_as_mouse_or_keyboard</text:p>
      <text:p text:style-name="P1"><text:s text:c="5"/>Keyboard.keycodes[l.lower()],</text:p>
      <text:p text:style-name="P1"><text:s/>KeyError: 'ctrl'</text:p>
      <text:p text:style-name="P1"><text:s/></text:p>
      <text:p text:style-name="P1"/>
      <text:p text:style-name="P1"><text:s/>RESTART: /home/pi/Desktop/backup files py 3/Terry##/CodeMergeAttempt1/main.py </text:p>
      <text:p text:style-name="P1">[INFO <text:s text:c="13"/>] [Logger <text:s text:c="5"/>] Record log in /home/pi/.kivy/logs/kivy_18-05-28_25.txt</text:p>
      <text:p text:style-name="P1"><text:soft-page-break/>[INFO <text:s text:c="13"/>] [Kivy <text:s text:c="7"/>] v1.9.1</text:p>
      <text:p text:style-name="P1">[INFO <text:s text:c="13"/>] [Python <text:s text:c="5"/>] v2.7.13 (default, Nov 24 2017, 17:33:09) </text:p>
      <text:p text:style-name="P1">[GCC 6.3.0 20170516]</text:p>
      <text:p text:style-name="P1">[INFO <text:s text:c="13"/>] [Factory <text:s text:c="4"/>] 179 symbols loaded</text:p>
      <text:p text:style-name="P1">[INFO <text:s text:c="13"/>] [Image <text:s text:c="6"/>] Providers: img_tex, img_dds, img_gif, img_sdl2, img_pil (img_ffpyplayer ignored)</text:p>
      <text:p text:style-name="P1">HI I AM A SCORECHANGER!!!!</text:p>
      <text:p text:style-name="P1">Creating Switches</text:p>
      <text:p text:style-name="P1">Chip One Done</text:p>
      <text:p text:style-name="P1">Chip Two Done</text:p>
      <text:p text:style-name="P1">Chip Three Done</text:p>
      <text:p text:style-name="P1">[INFO <text:s text:c="13"/>] [OSC <text:s text:c="8"/>] using &lt;multiprocessing&gt; for socket</text:p>
      <text:p text:style-name="P1">[INFO <text:s text:c="13"/>] [Window <text:s text:c="5"/>] Provider: sdl2(['window_egl_rpi'] ignored)</text:p>
      <text:p text:style-name="P1">[INFO <text:s text:c="13"/>] [GL <text:s text:c="9"/>] OpenGL version &lt;3.0 Mesa 13.0.6&gt;</text:p>
      <text:p text:style-name="P1">[INFO <text:s text:c="13"/>] [GL <text:s text:c="9"/>] OpenGL vendor &lt;VMware, Inc.&gt;</text:p>
      <text:p text:style-name="P1">[INFO <text:s text:c="13"/>] [GL <text:s text:c="9"/>] OpenGL renderer &lt;Gallium 0.4 on llvmpipe (LLVM 3.9, 128 bits)&gt;</text:p>
      <text:p text:style-name="P1">[INFO <text:s text:c="13"/>] [GL <text:s text:c="9"/>] OpenGL parsed version: 3, 0</text:p>
      <text:p text:style-name="P1">[INFO <text:s text:c="13"/>] [GL <text:s text:c="9"/>] Shading version &lt;1.30&gt;</text:p>
      <text:p text:style-name="P1">[INFO <text:s text:c="13"/>] [GL <text:s text:c="9"/>] Texture max size &lt;8192&gt;</text:p>
      <text:p text:style-name="P1">[INFO <text:s text:c="13"/>] [GL <text:s text:c="9"/>] Texture max units &lt;32&gt;</text:p>
      <text:p text:style-name="P1">[INFO <text:s text:c="13"/>] [Window <text:s text:c="5"/>] auto add sdl2 input provider</text:p>
      <text:p text:style-name="P1">[INFO <text:s text:c="13"/>] [Window <text:s text:c="5"/>] virtual keyboard not allowed, single mode, not docked</text:p>
      <text:p text:style-name="P1">[INFO <text:s text:c="13"/>] [Text <text:s text:c="7"/>] Provider: sdl2</text:p>
      <text:p text:style-name="P1">[ERROR <text:s text:c="12"/>] [Image <text:s text:c="6"/>] Error reading file /home/pi/Desktop/Ruben#/Test/space.png</text:p>
      <text:p text:style-name="P1">[INFO <text:s text:c="13"/>] [ProbeSysfs <text:s/>] device match: /dev/input/event1</text:p>
      <text:p text:style-name="P1">[INFO <text:s text:c="13"/>] [HIDInput <text:s text:c="3"/>] Read event from &lt;/dev/input/event1&gt;</text:p>
      <text:p text:style-name="P1">[INFO <text:s text:c="13"/>] [ProbeSysfs <text:s/>] device match: /dev/input/event0</text:p>
      <text:p text:style-name="P1">[INFO <text:s text:c="13"/>] [HIDInput <text:s text:c="3"/>] Read event from &lt;/dev/input/event0&gt;</text:p>
      <text:p text:style-name="P1">[INFO <text:s text:c="13"/>] [Base <text:s text:c="7"/>] Start application main loop</text:p>
      <text:p text:style-name="P1">[INFO <text:s text:c="13"/>] [HIDMotionEvent] using &lt;Logitech K810&gt;</text:p>
      <text:p text:style-name="P1">[INFO <text:s text:c="13"/>] [HIDMotionEvent] using &lt;MX Anywhere 2&gt;</text:p>
      <text:p text:style-name="P1">[INFO <text:s text:c="13"/>] [GL <text:s text:c="9"/>] NPOT texture support is available</text:p>
      <text:p text:style-name="P1">State: 0 Score: 0 Lives: 0</text:p>
      <text:p text:style-name="P1">State: 1 Score: 0 Lives: 0</text:p>
      <text:p text:style-name="P1">State: 2 Score: 0 Lives: 3</text:p>
      <text:p text:style-name="P1">ballLaunchBallGate is gelijk aan 0</text:p>
      <text:p text:style-name="P1">State: 3 Score: 0 Lives: 3</text:p>
      <text:p text:style-name="P1"><text:s/>Exception in thread Thread-1:</text:p>
      <text:p text:style-name="P1"><text:s/>Traceback (most recent call last):</text:p>
      <text:p text:style-name="P1"><text:s text:c="3"/>File "/usr/lib/python2.7/threading.py", line 801, in __bootstrap_inner</text:p>
      <text:p text:style-name="P1">[INFO <text:s text:c="13"/>] [Base <text:s text:c="7"/>] Leaving application in progress...</text:p>
      <text:p text:style-name="P1"><text:s text:c="5"/>self.run()</text:p>
      <text:p text:style-name="P1"><text:s/></text:p>
      <text:p text:style-name="P1"><text:s text:c="3"/>File "/usr/lib/python2.7/threading.py", line 754, in run</text:p>
      <text:p text:style-name="P1"><text:s/>Traceback (most recent call last):</text:p>
      <text:p text:style-name="P1"><text:s text:c="5"/>self.__target(*self.__args, **self.__kwargs)</text:p>
      <text:p text:style-name="P1"><text:s text:c="3"/>File "/home/pi/Desktop/backup files py 3/Terry##/CodeMergeAttempt1/main.py", line 447, in &lt;module&gt;</text:p>
      <text:p text:style-name="P1"><text:s text:c="3"/>File "/usr/lib/python2.7/dist-packages/kivy/input/providers/hidinput.py", line 701, in _thread_run</text:p>
      <text:p text:style-name="P1"><text:s text:c="5"/>FlipperApp().run()</text:p>
      <text:p text:style-name="P1"><text:s text:c="5"/>process_as_mouse_or_keyboard(*infos)</text:p>
      <text:p text:style-name="P1"><text:s text:c="3"/>File "/usr/lib/python2.7/dist-packages/kivy/app.py", line 828, in run</text:p>
      <text:p text:style-name="P1"><text:soft-page-break/><text:s text:c="3"/>File "/usr/lib/python2.7/dist-packages/kivy/input/providers/hidinput.py", line 551, in process_as_mouse_or_keyboard</text:p>
      <text:p text:style-name="P1"><text:s text:c="5"/>runTouchApp()</text:p>
      <text:p text:style-name="P1"><text:s text:c="5"/>Keyboard.keycodes[l.lower()],</text:p>
      <text:p text:style-name="P1"><text:s text:c="3"/>File "/usr/lib/python2.7/dist-packages/kivy/base.py", line 487, in runTouchApp</text:p>
      <text:p text:style-name="P1"><text:s/>KeyError: 'ctrl'</text:p>
      <text:p text:style-name="P1"><text:s text:c="5"/>EventLoop.window.mainloop()</text:p>
      <text:p text:style-name="P1"><text:s/></text:p>
      <text:p text:style-name="P1"><text:s text:c="3"/>File "/usr/lib/python2.7/dist-packages/kivy/core/window/window_sdl2.py", line 619, in mainloop</text:p>
      <text:p text:style-name="P1"><text:s text:c="5"/>self._mainloop()</text:p>
      <text:p text:style-name="P1"><text:s text:c="3"/>File "/usr/lib/python2.7/dist-packages/kivy/core/window/window_sdl2.py", line 362, in _mainloop</text:p>
      <text:p text:style-name="P1"><text:s text:c="5"/>EventLoop.idle()</text:p>
      <text:p text:style-name="P1"><text:s text:c="3"/>File "/usr/lib/python2.7/dist-packages/kivy/base.py", line 327, in idle</text:p>
      <text:p text:style-name="P1"><text:s text:c="5"/>Clock.tick()</text:p>
      <text:p text:style-name="P1"><text:s text:c="3"/>File "/usr/lib/python2.7/dist-packages/kivy/clock.py", line 515, in tick</text:p>
      <text:p text:style-name="P1"><text:s text:c="5"/>self._process_events()</text:p>
      <text:p text:style-name="P1"><text:s text:c="3"/>File "/usr/lib/python2.7/dist-packages/kivy/clock.py", line 647, in _process_events</text:p>
      <text:p text:style-name="P1"><text:s text:c="5"/>event.tick(self._last_tick, remove)</text:p>
      <text:p text:style-name="P1"><text:s text:c="3"/>File "/usr/lib/python2.7/dist-packages/kivy/clock.py", line 406, in tick</text:p>
      <text:p text:style-name="P1"><text:s text:c="5"/>ret = callback(self._dt)</text:p>
      <text:p text:style-name="P1"><text:s text:c="3"/>File "/home/pi/Desktop/backup files py 3/Terry##/CodeMergeAttempt1/main.py", line 350, in update</text:p>
      <text:p text:style-name="P1"><text:s text:c="5"/>if self.startResetSwitch.getState() == 1 and self.state &gt; 1:</text:p>
      <text:p text:style-name="P1"><text:s text:c="3"/>File "/home/pi/Desktop/backup files py 3/Terry##/CodeMergeAttempt1/Switch.py", line 17, in getState</text:p>
      <text:p text:style-name="P1"><text:s text:c="5"/>if self.mcp.input(self.switchPin) == 1:</text:p>
      <text:p text:style-name="P1"><text:s text:c="3"/>File "/home/pi/Desktop/backup files py 3/Terry##/CodeMergeAttempt1/MCP23017.py", line 164, in input</text:p>
      <text:p text:style-name="P1"><text:s text:c="5"/>regValue = self.i2c.readU8(MCP23017_GPIOB)</text:p>
      <text:p text:style-name="P1"><text:s text:c="3"/>File "/home/pi/.local/lib/python2.7/site-packages/Adafruit_GPIO/I2C.py", line 148, in readU8</text:p>
      <text:p text:style-name="P1"><text:s text:c="5"/>result = self._bus.read_byte_data(self._address, register) &amp; 0xFF</text:p>
      <text:p text:style-name="P1"><text:s text:c="3"/>File "/home/pi/.local/lib/python2.7/site-packages/Adafruit_PureIO/smbus.py", line 155, in read_byte_data</text:p>
      <text:p text:style-name="P1"><text:s text:c="5"/>ioctl(self._device.fileno(), I2C_RDWR, request)</text:p>
      <text:p text:style-name="P1"><text:s/>KeyboardInterrupt</text:p>
      <text:p text:style-name="P1">&gt;&gt;&gt; </text:p>
      <text:p text:style-name="P1"><text:s/>RESTART: /home/pi/Desktop/backup files py 3/Terry##/CodeMergeAttempt1/main.py </text:p>
      <text:p text:style-name="P1">[INFO <text:s text:c="13"/>] [Logger <text:s text:c="5"/>] Record log in /home/pi/.kivy/logs/kivy_18-05-28_26.txt</text:p>
      <text:p text:style-name="P1">[INFO <text:s text:c="13"/>] [Kivy <text:s text:c="7"/>] v1.9.1</text:p>
      <text:p text:style-name="P1">[INFO <text:s text:c="13"/>] [Python <text:s text:c="5"/>] v2.7.13 (default, Nov 24 2017, 17:33:09) </text:p>
      <text:p text:style-name="P1">[GCC 6.3.0 20170516]</text:p>
      <text:p text:style-name="P1">[INFO <text:s text:c="13"/>] [Factory <text:s text:c="4"/>] 179 symbols loaded</text:p>
      <text:p text:style-name="P1">[INFO <text:s text:c="13"/>] [Image <text:s text:c="6"/>] Providers: img_tex, img_dds, img_gif, img_sdl2, img_pil (img_ffpyplayer ignored)</text:p>
      <text:p text:style-name="P1">HI I AM A SCORECHANGER!!!!</text:p>
      <text:p text:style-name="P1">Creating Switches</text:p>
      <text:p text:style-name="P1">Chip One Done</text:p>
      <text:p text:style-name="P1">Chip Two Done</text:p>
      <text:p text:style-name="P1">Chip Three Done</text:p>
      <text:p text:style-name="P1">[INFO <text:s text:c="13"/>] [OSC <text:s text:c="8"/>] using &lt;multiprocessing&gt; for socket</text:p>
      <text:p text:style-name="P1">[INFO <text:s text:c="13"/>] [Window <text:s text:c="5"/>] Provider: sdl2(['window_egl_rpi'] ignored)</text:p>
      <text:p text:style-name="P1"><text:soft-page-break/>[INFO <text:s text:c="13"/>] [GL <text:s text:c="9"/>] OpenGL version &lt;3.0 Mesa 13.0.6&gt;</text:p>
      <text:p text:style-name="P1">[INFO <text:s text:c="13"/>] [GL <text:s text:c="9"/>] OpenGL vendor &lt;VMware, Inc.&gt;</text:p>
      <text:p text:style-name="P1">[INFO <text:s text:c="13"/>] [GL <text:s text:c="9"/>] OpenGL renderer &lt;Gallium 0.4 on llvmpipe (LLVM 3.9, 128 bits)&gt;</text:p>
      <text:p text:style-name="P1">[INFO <text:s text:c="13"/>] [GL <text:s text:c="9"/>] OpenGL parsed version: 3, 0</text:p>
      <text:p text:style-name="P1">[INFO <text:s text:c="13"/>] [GL <text:s text:c="9"/>] Shading version &lt;1.30&gt;</text:p>
      <text:p text:style-name="P1">[INFO <text:s text:c="13"/>] [GL <text:s text:c="9"/>] Texture max size &lt;8192&gt;</text:p>
      <text:p text:style-name="P1">[INFO <text:s text:c="13"/>] [GL <text:s text:c="9"/>] Texture max units &lt;32&gt;</text:p>
      <text:p text:style-name="P1">[INFO <text:s text:c="13"/>] [Window <text:s text:c="5"/>] auto add sdl2 input provider</text:p>
      <text:p text:style-name="P1">[INFO <text:s text:c="13"/>] [Window <text:s text:c="5"/>] virtual keyboard not allowed, single mode, not docked</text:p>
      <text:p text:style-name="P1">[INFO <text:s text:c="13"/>] [Text <text:s text:c="7"/>] Provider: sdl2</text:p>
      <text:p text:style-name="P1">[ERROR <text:s text:c="12"/>] [Image <text:s text:c="6"/>] Error reading file /home/pi/Desktop/Ruben#/Test/space.png</text:p>
      <text:p text:style-name="P1">[INFO <text:s text:c="13"/>] [ProbeSysfs <text:s/>] device match: /dev/input/event1</text:p>
      <text:p text:style-name="P1">[INFO <text:s text:c="13"/>] [HIDInput <text:s text:c="3"/>] Read event from &lt;/dev/input/event1&gt;</text:p>
      <text:p text:style-name="P1">[INFO <text:s text:c="13"/>] [ProbeSysfs <text:s/>] device match: /dev/input/event0</text:p>
      <text:p text:style-name="P1">[INFO <text:s text:c="13"/>] [HIDInput <text:s text:c="3"/>] Read event from &lt;/dev/input/event0&gt;</text:p>
      <text:p text:style-name="P1">[INFO <text:s text:c="13"/>] [Base <text:s text:c="7"/>] Start application main loop</text:p>
      <text:p text:style-name="P1">[INFO <text:s text:c="13"/>] [HIDMotionEvent] using &lt;Logitech K810&gt;</text:p>
      <text:p text:style-name="P1">[INFO <text:s text:c="13"/>] [GL <text:s text:c="9"/>] NPOT texture support is available</text:p>
      <text:p text:style-name="P1">[INFO <text:s text:c="13"/>] [HIDMotionEvent] using &lt;MX Anywhere 2&gt;</text:p>
      <text:p text:style-name="P1">State: 0 Score: 0 Lives: 0</text:p>
      <text:p text:style-name="P1">State: 1 Score: 0 Lives: 0</text:p>
      <text:p text:style-name="P1">State: 2 Score: 0 Lives: 3</text:p>
      <text:p text:style-name="P1">eerste if is geactiveerd</text:p>
      <text:p text:style-name="P1">BALL PUSHER IS AAN</text:p>
      <text:p text:style-name="P1">ballLaunchBallGate is gelijk aan 0</text:p>
      <text:p text:style-name="P1">State: 3 Score: 0 Lives: 3</text:p>
      <text:p text:style-name="P1">State: 2 Score: 0 Lives: 3</text:p>
      <text:p text:style-name="P1">eerste if is geactiveerd</text:p>
      <text:p text:style-name="P1">tweede if is geactiveerd</text:p>
      <text:p text:style-name="P1">BALL PUSHER IS AAN</text:p>
      <text:p text:style-name="P1">ballLaunchBallGate is gelijk aan 0</text:p>
      <text:p text:style-name="P1">State: 3 Score: 0 Lives: 2</text:p>
      <text:p text:style-name="P1">State: 3 Score: 10 Lives: 2</text:p>
      <text:p text:style-name="P1">setting coil high</text:p>
      <text:p text:style-name="P1">State: 3 Score: 60 Lives: 2</text:p>
      <text:p text:style-name="P1">State: 3 Score: 65 Lives: 2</text:p>
      <text:p text:style-name="P1">State: 3 Score: 70 Lives: 2</text:p>
      <text:p text:style-name="P1">State: 2 Score: 70 Lives: 2</text:p>
      <text:p text:style-name="P1">eerste if is geactiveerd</text:p>
      <text:p text:style-name="P1">tweede if is geactiveerd</text:p>
      <text:p text:style-name="P1">BALL PUSHER IS AAN</text:p>
      <text:p text:style-name="P1">State: 2 Score: 70 Lives: 1</text:p>
      <text:p text:style-name="P1">ballLaunchBallGate is gelijk aan 0</text:p>
      <text:p text:style-name="P1">State: 3 Score: 70 Lives: 1</text:p>
      <text:p text:style-name="P1">setting coil high</text:p>
      <text:p text:style-name="P1">State: 3 Score: 120 Lives: 1</text:p>
      <text:p text:style-name="P1">State: 3 Score: 130 Lives: 1</text:p>
      <text:p text:style-name="P1">State: 3 Score: 140 Lives: 1</text:p>
      <text:p text:style-name="P1">setting coil high</text:p>
      <text:p text:style-name="P1">State: 3 Score: 190 Lives: 1</text:p>
      <text:p text:style-name="P1">State: 3 Score: 200 Lives: 1</text:p>
      <text:p text:style-name="P1">State: 3 Score: 210 Lives: 1</text:p>
      <text:p text:style-name="P1"><text:soft-page-break/>setting coil high</text:p>
      <text:p text:style-name="P1">State: 3 Score: 260 Lives: 1</text:p>
      <text:p text:style-name="P1">State: 3 Score: 270 Lives: 1</text:p>
      <text:p text:style-name="P1">setting coil high</text:p>
      <text:p text:style-name="P1">State: 3 Score: 320 Lives: 1</text:p>
      <text:p text:style-name="P1">setting coil high</text:p>
      <text:p text:style-name="P1">State: 3 Score: 370 Lives: 1</text:p>
      <text:p text:style-name="P1">setting coil high</text:p>
      <text:p text:style-name="P1">State: 3 Score: 420 Lives: 1</text:p>
      <text:p text:style-name="P1">setting coil high</text:p>
      <text:p text:style-name="P1">State: 3 Score: 470 Lives: 1</text:p>
      <text:p text:style-name="P1">[INFO <text:s text:c="13"/>] [Base <text:s text:c="7"/>] Leaving application in progress...</text:p>
      <text:p text:style-name="P1"><text:s/></text:p>
      <text:p text:style-name="P1"><text:s/>Traceback (most recent call last):</text:p>
      <text:p text:style-name="P1"><text:s text:c="3"/>File "/home/pi/Desktop/backup files py 3/Terry##/CodeMergeAttempt1/main.py", line 447, in &lt;module&gt;</text:p>
      <text:p text:style-name="P1"><text:s text:c="5"/>FlipperApp().run()</text:p>
      <text:p text:style-name="P1"><text:s text:c="3"/>File "/usr/lib/python2.7/dist-packages/kivy/app.py", line 828, in run</text:p>
      <text:p text:style-name="P1"><text:s text:c="5"/>runTouchApp()</text:p>
      <text:p text:style-name="P1"><text:s text:c="3"/>File "/usr/lib/python2.7/dist-packages/kivy/base.py", line 487, in runTouchApp</text:p>
      <text:p text:style-name="P1"><text:s text:c="5"/>EventLoop.window.mainloop()</text:p>
      <text:p text:style-name="P1"><text:s text:c="3"/>File "/usr/lib/python2.7/dist-packages/kivy/core/window/window_sdl2.py", line 619, in mainloop</text:p>
      <text:p text:style-name="P1"><text:s text:c="5"/>self._mainloop()</text:p>
      <text:p text:style-name="P1"><text:s text:c="3"/>File "/usr/lib/python2.7/dist-packages/kivy/core/window/window_sdl2.py", line 362, in _mainloop</text:p>
      <text:p text:style-name="P1"><text:s text:c="5"/>EventLoop.idle()</text:p>
      <text:p text:style-name="P1"><text:s text:c="3"/>File "/usr/lib/python2.7/dist-packages/kivy/base.py", line 327, in idle</text:p>
      <text:p text:style-name="P1"><text:s text:c="5"/>Clock.tick()</text:p>
      <text:p text:style-name="P1"><text:s text:c="3"/>File "/usr/lib/python2.7/dist-packages/kivy/clock.py", line 515, in tick</text:p>
      <text:p text:style-name="P1"><text:s text:c="5"/>self._process_events()</text:p>
      <text:p text:style-name="P1"><text:s text:c="3"/>File "/usr/lib/python2.7/dist-packages/kivy/clock.py", line 647, in _process_events</text:p>
      <text:p text:style-name="P1"><text:s text:c="5"/>event.tick(self._last_tick, remove)</text:p>
      <text:p text:style-name="P1"><text:s text:c="3"/>File "/usr/lib/python2.7/dist-packages/kivy/clock.py", line 406, in tick</text:p>
      <text:p text:style-name="P1"><text:s text:c="5"/>ret = callback(self._dt)</text:p>
      <text:p text:style-name="P1"><text:s text:c="3"/>File "/home/pi/Desktop/backup files py 3/Terry##/CodeMergeAttempt1/main.py", line 350, in update</text:p>
      <text:p text:style-name="P1"><text:s text:c="5"/>if self.startResetSwitch.getState() == 1 and self.state &gt; 1:</text:p>
      <text:p text:style-name="P1"><text:s text:c="3"/>File "/home/pi/Desktop/backup files py 3/Terry##/CodeMergeAttempt1/Switch.py", line 17, in getState</text:p>
      <text:p text:style-name="P1"><text:s text:c="5"/>if self.mcp.input(self.switchPin) == 1:</text:p>
      <text:p text:style-name="P1"><text:s text:c="3"/>File "/home/pi/Desktop/backup files py 3/Terry##/CodeMergeAttempt1/MCP23017.py", line 164, in input</text:p>
      <text:p text:style-name="P1"><text:s text:c="5"/>regValue = self.i2c.readU8(MCP23017_GPIOB)</text:p>
      <text:p text:style-name="P1"><text:s text:c="3"/>File "/home/pi/.local/lib/python2.7/site-packages/Adafruit_GPIO/I2C.py", line 148, in readU8</text:p>
      <text:p text:style-name="P1"><text:s text:c="5"/>result = self._bus.read_byte_data(self._address, register) &amp; 0xFF</text:p>
      <text:p text:style-name="P1"><text:s text:c="3"/>File "/home/pi/.local/lib/python2.7/site-packages/Adafruit_PureIO/smbus.py", line 155, in read_byte_data</text:p>
      <text:p text:style-name="P1"><text:s text:c="5"/>ioctl(self._device.fileno(), I2C_RDWR, request)</text:p>
      <text:p text:style-name="P1"><text:s/>IOError: [Errno 121] Remote I/O error</text:p>
      <text:p text:style-name="P1">&gt;&gt;&gt; </text:p>
      <text:p text:style-name="P1"><text:s/>RESTART: /home/pi/Desktop/backup files py 3/Terry##/CodeMergeAttempt1/main.py </text:p>
      <text:p text:style-name="P1">[INFO <text:s text:c="13"/>] [Logger <text:s text:c="5"/>] Record log in /home/pi/.kivy/logs/kivy_18-05-28_27.txt</text:p>
      <text:p text:style-name="P1"><text:soft-page-break/>[INFO <text:s text:c="13"/>] [Kivy <text:s text:c="7"/>] v1.9.1</text:p>
      <text:p text:style-name="P1">[INFO <text:s text:c="13"/>] [Python <text:s text:c="5"/>] v2.7.13 (default, Nov 24 2017, 17:33:09) </text:p>
      <text:p text:style-name="P1">[GCC 6.3.0 20170516]</text:p>
      <text:p text:style-name="P1">[INFO <text:s text:c="13"/>] [Factory <text:s text:c="4"/>] 179 symbols loaded</text:p>
      <text:p text:style-name="P1">[INFO <text:s text:c="13"/>] [Image <text:s text:c="6"/>] Providers: img_tex, img_dds, img_gif, img_sdl2, img_pil (img_ffpyplayer ignored)</text:p>
      <text:p text:style-name="P1">HI I AM A SCORECHANGER!!!!</text:p>
      <text:p text:style-name="P1">Creating Switches</text:p>
      <text:p text:style-name="P1"><text:s/></text:p>
      <text:p text:style-name="P1"><text:s/>Traceback (most recent call last):</text:p>
      <text:p text:style-name="P1"><text:s text:c="3"/>File "/home/pi/Desktop/backup files py 3/Terry##/CodeMergeAttempt1/main.py", line 18, in &lt;module&gt;</text:p>
      <text:p text:style-name="P1"><text:s text:c="5"/>class FlipperGame(Widget):</text:p>
      <text:p text:style-name="P1"><text:s text:c="3"/>File "/home/pi/Desktop/backup files py 3/Terry##/CodeMergeAttempt1/main.py", line 50, in FlipperGame</text:p>
      <text:p text:style-name="P1"><text:s text:c="5"/>lowerRightScoreSwitch = Switch("Lower Right Score Switch", CHIPONE, 0)</text:p>
      <text:p text:style-name="P1"><text:s text:c="3"/>File "/home/pi/Desktop/backup files py 3/Terry##/CodeMergeAttempt1/Switch.py", line 13, in __init__</text:p>
      <text:p text:style-name="P1"><text:s text:c="5"/>self.mcp = MCP23017(address = chipAddress, num_gpios = 16) # MCP23017</text:p>
      <text:p text:style-name="P1"><text:s text:c="3"/>File "/home/pi/Desktop/backup files py 3/Terry##/CodeMergeAttempt1/MCP23017.py", line 59, in __init__</text:p>
      <text:p text:style-name="P1"><text:s text:c="5"/>self.i2c.write8(MCP23017_IODIRA, 0xFF) <text:s/># all inputs on port A</text:p>
      <text:p text:style-name="P1"><text:s text:c="3"/>File "/home/pi/.local/lib/python2.7/site-packages/Adafruit_GPIO/I2C.py", line 114, in write8</text:p>
      <text:p text:style-name="P1"><text:s text:c="5"/>self._bus.write_byte_data(self._address, register, value)</text:p>
      <text:p text:style-name="P1"><text:s text:c="3"/>File "/home/pi/.local/lib/python2.7/site-packages/Adafruit_PureIO/smbus.py", line 236, in write_byte_data</text:p>
      <text:p text:style-name="P1"><text:s text:c="5"/>self._device.write(data)</text:p>
      <text:p text:style-name="P1"><text:s/>IOError: [Errno 121] Remote I/O error</text:p>
      <text:p text:style-name="P1">&gt;&gt;&gt; </text:p>
      <text:p text:style-name="P1"><text:s/>RESTART: /home/pi/Desktop/backup files py 3/Terry##/CodeMergeAttempt1/main.py </text:p>
      <text:p text:style-name="P1">[INFO <text:s text:c="13"/>] [Logger <text:s text:c="5"/>] Record log in /home/pi/.kivy/logs/kivy_18-05-28_28.txt</text:p>
      <text:p text:style-name="P1">[INFO <text:s text:c="13"/>] [Kivy <text:s text:c="7"/>] v1.9.1</text:p>
      <text:p text:style-name="P1">[INFO <text:s text:c="13"/>] [Python <text:s text:c="5"/>] v2.7.13 (default, Nov 24 2017, 17:33:09) </text:p>
      <text:p text:style-name="P1">[GCC 6.3.0 20170516]</text:p>
      <text:p text:style-name="P1">[INFO <text:s text:c="13"/>] [Factory <text:s text:c="4"/>] 179 symbols loaded</text:p>
      <text:p text:style-name="P1">[INFO <text:s text:c="13"/>] [Image <text:s text:c="6"/>] Providers: img_tex, img_dds, img_gif, img_sdl2, img_pil (img_ffpyplayer ignored)</text:p>
      <text:p text:style-name="P1"><text:s/></text:p>
      <text:p text:style-name="P1"><text:s/>Warning (from warnings module):</text:p>
      <text:p text:style-name="P1"><text:s text:c="3"/>File "/home/pi/Desktop/backup files py 3/Terry##/CodeMergeAttempt1/ScoreChanger.py", line 19</text:p>
      <text:p text:style-name="P1"><text:s text:c="5"/>GPIO.setup(digitOnes, GPIO.OUT)</text:p>
      <text:p text:style-name="P1"><text:s/>RuntimeWarning: This channel is already in use, continuing anyway. <text:s/>Use GPIO.setwarnings(False) to disable warnings.</text:p>
      <text:p text:style-name="P1"><text:s/></text:p>
      <text:p text:style-name="P1"><text:s/>Warning (from warnings module):</text:p>
      <text:p text:style-name="P1"><text:s text:c="3"/>File "/home/pi/Desktop/backup files py 3/Terry##/CodeMergeAttempt1/ScoreChanger.py", line 22</text:p>
      <text:p text:style-name="P1"><text:s text:c="5"/>GPIO.setup(digitTens, GPIO.OUT)</text:p>
      <text:p text:style-name="P1"><text:s/>RuntimeWarning: This channel is already in use, continuing anyway. <text:s/>Use GPIO.setwarnings(False) to disable warnings.</text:p>
      <text:p text:style-name="P1"><text:s/></text:p>
      <text:p text:style-name="P1"><text:soft-page-break/><text:s/>Warning (from warnings module):</text:p>
      <text:p text:style-name="P1"><text:s text:c="3"/>File "/home/pi/Desktop/backup files py 3/Terry##/CodeMergeAttempt1/ScoreChanger.py", line 25</text:p>
      <text:p text:style-name="P1"><text:s text:c="5"/>GPIO.setup(digitHundreds, GPIO.OUT)</text:p>
      <text:p text:style-name="P1"><text:s/>RuntimeWarning: This channel is already in use, continuing anyway. <text:s/>Use GPIO.setwarnings(False) to disable warnings.</text:p>
      <text:p text:style-name="P1"><text:s/></text:p>
      <text:p text:style-name="P1"><text:s/>Warning (from warnings module):</text:p>
      <text:p text:style-name="P1"><text:s text:c="3"/>File "/home/pi/Desktop/backup files py 3/Terry##/CodeMergeAttempt1/ScoreChanger.py", line 28</text:p>
      <text:p text:style-name="P1"><text:s text:c="5"/>GPIO.setup(digitThousands, GPIO.OUT)</text:p>
      <text:p text:style-name="P1"><text:s/>RuntimeWarning: This channel is already in use, continuing anyway. <text:s/>Use GPIO.setwarnings(False) to disable warnings.</text:p>
      <text:p text:style-name="P1">HI I AM A SCORECHANGER!!!!</text:p>
      <text:p text:style-name="P1">Creating Switches</text:p>
      <text:p text:style-name="P1">Chip One Done</text:p>
      <text:p text:style-name="P1">Chip Two Done</text:p>
      <text:p text:style-name="P1">Chip Three Done</text:p>
      <text:p text:style-name="P1">[INFO <text:s text:c="13"/>] [OSC <text:s text:c="8"/>] using &lt;multiprocessing&gt; for socket</text:p>
      <text:p text:style-name="P1">[INFO <text:s text:c="13"/>] [Window <text:s text:c="5"/>] Provider: sdl2(['window_egl_rpi'] ignored)</text:p>
      <text:p text:style-name="P1">[INFO <text:s text:c="13"/>] [GL <text:s text:c="9"/>] OpenGL version &lt;3.0 Mesa 13.0.6&gt;</text:p>
      <text:p text:style-name="P1">[INFO <text:s text:c="13"/>] [GL <text:s text:c="9"/>] OpenGL vendor &lt;VMware, Inc.&gt;</text:p>
      <text:p text:style-name="P1">[INFO <text:s text:c="13"/>] [GL <text:s text:c="9"/>] OpenGL renderer &lt;Gallium 0.4 on llvmpipe (LLVM 3.9, 128 bits)&gt;</text:p>
      <text:p text:style-name="P1">[INFO <text:s text:c="13"/>] [GL <text:s text:c="9"/>] OpenGL parsed version: 3, 0</text:p>
      <text:p text:style-name="P1">[INFO <text:s text:c="13"/>] [GL <text:s text:c="9"/>] Shading version &lt;1.30&gt;</text:p>
      <text:p text:style-name="P1">[INFO <text:s text:c="13"/>] [GL <text:s text:c="9"/>] Texture max size &lt;8192&gt;</text:p>
      <text:p text:style-name="P1">[INFO <text:s text:c="13"/>] [GL <text:s text:c="9"/>] Texture max units &lt;32&gt;</text:p>
      <text:p text:style-name="P1">[INFO <text:s text:c="13"/>] [Window <text:s text:c="5"/>] auto add sdl2 input provider</text:p>
      <text:p text:style-name="P1">[INFO <text:s text:c="13"/>] [Window <text:s text:c="5"/>] virtual keyboard not allowed, single mode, not docked</text:p>
      <text:p text:style-name="P1">[INFO <text:s text:c="13"/>] [Text <text:s text:c="7"/>] Provider: sdl2</text:p>
      <text:p text:style-name="P1">[ERROR <text:s text:c="12"/>] [Image <text:s text:c="6"/>] Error reading file /home/pi/Desktop/Ruben#/Test/space.png</text:p>
      <text:p text:style-name="P1">[INFO <text:s text:c="13"/>] [ProbeSysfs <text:s/>] device match: /dev/input/event1</text:p>
      <text:p text:style-name="P1">[INFO <text:s text:c="13"/>] [HIDInput <text:s text:c="3"/>] Read event from &lt;/dev/input/event1&gt;</text:p>
      <text:p text:style-name="P1">[INFO <text:s text:c="13"/>] [ProbeSysfs <text:s/>] device match: /dev/input/event0</text:p>
      <text:p text:style-name="P1">[INFO <text:s text:c="13"/>] [HIDInput <text:s text:c="3"/>] Read event from &lt;/dev/input/event0&gt;</text:p>
      <text:p text:style-name="P1">[INFO <text:s text:c="13"/>] [Base <text:s text:c="7"/>] Start application main loop</text:p>
      <text:p text:style-name="P1">[INFO <text:s text:c="13"/>] [HIDMotionEvent] using &lt;Logitech K810&gt;</text:p>
      <text:p text:style-name="P1">[INFO <text:s text:c="13"/>] [HIDMotionEvent] using &lt;MX Anywhere 2&gt;</text:p>
      <text:p text:style-name="P1">[INFO <text:s text:c="13"/>] [GL <text:s text:c="9"/>] NPOT texture support is available</text:p>
      <text:p text:style-name="P1">State: 0 Score: 0 Lives: 0</text:p>
      <text:p text:style-name="P1">State: 1 Score: 0 Lives: 0</text:p>
      <text:p text:style-name="P1">State: 2 Score: 0 Lives: 3</text:p>
      <text:p text:style-name="P1">ballLaunchBallGate is gelijk aan 0</text:p>
      <text:p text:style-name="P1">State: 3 Score: 0 Lives: 3</text:p>
      <text:p text:style-name="P1"><text:s/>Exception in thread Thread-1:</text:p>
      <text:p text:style-name="P1"><text:s/>Traceback (most recent call last):</text:p>
      <text:p text:style-name="P1"><text:s text:c="3"/>File "/usr/lib/python2.7/threading.py", line 801, in __bootstrap_inner</text:p>
      <text:p text:style-name="P1"><text:s text:c="5"/>self.run()</text:p>
      <text:p text:style-name="P1"><text:s text:c="3"/>File "/usr/lib/python2.7/threading.py", line 754, in run</text:p>
      <text:p text:style-name="P1"><text:s text:c="5"/>self.__target(*self.__args, **self.__kwargs)</text:p>
      <text:p text:style-name="P1"><text:s text:c="3"/>File "/usr/lib/python2.7/dist-packages/kivy/input/providers/hidinput.py", line 701, in _thread_run</text:p>
      <text:p text:style-name="P1"><text:s text:c="5"/>process_as_mouse_or_keyboard(*infos)</text:p>
      <text:p text:style-name="P1"><text:soft-page-break/><text:s text:c="3"/>File "/usr/lib/python2.7/dist-packages/kivy/input/providers/hidinput.py", line 551, in process_as_mouse_or_keyboard</text:p>
      <text:p text:style-name="P1"><text:s text:c="5"/>Keyboard.keycodes[l.lower()],</text:p>
      <text:p text:style-name="P1"><text:s/>KeyError: 'ctrl'</text:p>
      <text:p text:style-name="P1"><text:s/></text:p>
      <text:p text:style-name="P1"/>
      <text:p text:style-name="P1"><text:s/>RESTART: /home/pi/Desktop/backup files py 3/Terry##/CodeMergeAttempt1/main.py </text:p>
      <text:p text:style-name="P1">[INFO <text:s text:c="13"/>] [Logger <text:s text:c="5"/>] Record log in /home/pi/.kivy/logs/kivy_18-05-28_29.txt</text:p>
      <text:p text:style-name="P1">[INFO <text:s text:c="13"/>] [Kivy <text:s text:c="7"/>] v1.9.1</text:p>
      <text:p text:style-name="P1">[INFO <text:s text:c="13"/>] [Python <text:s text:c="5"/>] v2.7.13 (default, Nov 24 2017, 17:33:09) </text:p>
      <text:p text:style-name="P1">[GCC 6.3.0 20170516]</text:p>
      <text:p text:style-name="P1">[INFO <text:s text:c="13"/>] [Factory <text:s text:c="4"/>] 179 symbols loaded</text:p>
      <text:p text:style-name="P1">[INFO <text:s text:c="13"/>] [Image <text:s text:c="6"/>] Providers: img_tex, img_dds, img_gif, img_sdl2, img_pil (img_ffpyplayer ignored)</text:p>
      <text:p text:style-name="P1">HI I AM A SCORECHANGER!!!!</text:p>
      <text:p text:style-name="P1">Creating Switches</text:p>
      <text:p text:style-name="P1">Chip One Done</text:p>
      <text:p text:style-name="P1">Chip Two Done</text:p>
      <text:p text:style-name="P1">Chip Three Done</text:p>
      <text:p text:style-name="P1">Creating Coils</text:p>
      <text:p text:style-name="P1"><text:s/></text:p>
      <text:p text:style-name="P1"><text:s/>Traceback (most recent call last):</text:p>
      <text:p text:style-name="P1"><text:s text:c="3"/>File "/home/pi/Desktop/backup files py 3/Terry##/CodeMergeAttempt1/main.py", line 18, in &lt;module&gt;</text:p>
      <text:p text:style-name="P1"><text:s text:c="5"/>class FlipperGame(Widget):</text:p>
      <text:p text:style-name="P1"><text:s text:c="3"/>File "/home/pi/Desktop/backup files py 3/Terry##/CodeMergeAttempt1/main.py", line 127, in FlipperGame</text:p>
      <text:p text:style-name="P1"><text:s text:c="5"/>coilList = [self.rightKicker, self.leftKicker, self.lowerLeftBumper, self.topLeftBumper, self.lowerRightBumper, self.topRightBumper, self.middleHole, self.rightHole, self.leftHole]</text:p>
      <text:p text:style-name="P1"><text:s/>NameError: name 'self' is not defined</text:p>
      <text:p text:style-name="P1">&gt;&gt;&gt; </text:p>
      <text:p text:style-name="P1"><text:s/>RESTART: /home/pi/Desktop/backup files py 3/Terry##/CodeMergeAttempt1/main.py </text:p>
      <text:p text:style-name="P1">[INFO <text:s text:c="13"/>] [Logger <text:s text:c="5"/>] Record log in /home/pi/.kivy/logs/kivy_18-05-28_30.txt</text:p>
      <text:p text:style-name="P1">[INFO <text:s text:c="13"/>] [Kivy <text:s text:c="7"/>] v1.9.1</text:p>
      <text:p text:style-name="P1">[INFO <text:s text:c="13"/>] [Python <text:s text:c="5"/>] v2.7.13 (default, Nov 24 2017, 17:33:09) </text:p>
      <text:p text:style-name="P1">[GCC 6.3.0 20170516]</text:p>
      <text:p text:style-name="P1">[INFO <text:s text:c="13"/>] [Factory <text:s text:c="4"/>] 179 symbols loaded</text:p>
      <text:p text:style-name="P1">[INFO <text:s text:c="13"/>] [Image <text:s text:c="6"/>] Providers: img_tex, img_dds, img_gif, img_sdl2, img_pil (img_ffpyplayer ignored)</text:p>
      <text:p text:style-name="P1"><text:s/></text:p>
      <text:p text:style-name="P1"><text:s/>Warning (from warnings module):</text:p>
      <text:p text:style-name="P1"><text:s text:c="3"/>File "/home/pi/Desktop/backup files py 3/Terry##/CodeMergeAttempt1/ScoreChanger.py", line 19</text:p>
      <text:p text:style-name="P1"><text:s text:c="5"/>GPIO.setup(digitOnes, GPIO.OUT)</text:p>
      <text:p text:style-name="P1"><text:s/>RuntimeWarning: This channel is already in use, continuing anyway. <text:s/>Use GPIO.setwarnings(False) to disable warnings.</text:p>
      <text:p text:style-name="P1"><text:s/></text:p>
      <text:p text:style-name="P1"><text:s/>Warning (from warnings module):</text:p>
      <text:p text:style-name="P1"><text:s text:c="3"/>File "/home/pi/Desktop/backup files py 3/Terry##/CodeMergeAttempt1/ScoreChanger.py", line 22</text:p>
      <text:p text:style-name="P1"><text:s text:c="5"/>GPIO.setup(digitTens, GPIO.OUT)</text:p>
      <text:p text:style-name="P1"><text:soft-page-break/><text:s/>RuntimeWarning: This channel is already in use, continuing anyway. <text:s/>Use GPIO.setwarnings(False) to disable warnings.</text:p>
      <text:p text:style-name="P1"><text:s/></text:p>
      <text:p text:style-name="P1"><text:s/>Warning (from warnings module):</text:p>
      <text:p text:style-name="P1"><text:s text:c="3"/>File "/home/pi/Desktop/backup files py 3/Terry##/CodeMergeAttempt1/ScoreChanger.py", line 25</text:p>
      <text:p text:style-name="P1"><text:s text:c="5"/>GPIO.setup(digitHundreds, GPIO.OUT)</text:p>
      <text:p text:style-name="P1"><text:s/>RuntimeWarning: This channel is already in use, continuing anyway. <text:s/>Use GPIO.setwarnings(False) to disable warnings.</text:p>
      <text:p text:style-name="P1"><text:s/></text:p>
      <text:p text:style-name="P1"><text:s/>Warning (from warnings module):</text:p>
      <text:p text:style-name="P1"><text:s text:c="3"/>File "/home/pi/Desktop/backup files py 3/Terry##/CodeMergeAttempt1/ScoreChanger.py", line 28</text:p>
      <text:p text:style-name="P1"><text:s text:c="5"/>GPIO.setup(digitThousands, GPIO.OUT)</text:p>
      <text:p text:style-name="P1"><text:s/>RuntimeWarning: This channel is already in use, continuing anyway. <text:s/>Use GPIO.setwarnings(False) to disable warnings.</text:p>
      <text:p text:style-name="P1">HI I AM A SCORECHANGER!!!!</text:p>
      <text:p text:style-name="P1">Creating Switches</text:p>
      <text:p text:style-name="P1">Chip One Done</text:p>
      <text:p text:style-name="P1">Chip Two Done</text:p>
      <text:p text:style-name="P1">Chip Three Done</text:p>
      <text:p text:style-name="P1">Creating Coils</text:p>
      <text:p text:style-name="P1"><text:s/></text:p>
      <text:p text:style-name="P1"><text:s/>Warning (from warnings module):</text:p>
      <text:p text:style-name="P1"><text:s text:c="3"/>File "/home/pi/Desktop/backup files py 3/Terry##/CodeMergeAttempt1/main.py", line 87</text:p>
      <text:p text:style-name="P1"><text:s text:c="5"/>GPIO.setup(6, GPIO.OUT,initial=LOW)</text:p>
      <text:p text:style-name="P1"><text:s/>RuntimeWarning: This channel is already in use, continuing anyway. <text:s/>Use GPIO.setwarnings(False) to disable warnings.</text:p>
      <text:p text:style-name="P1"><text:s/></text:p>
      <text:p text:style-name="P1"><text:s/>Warning (from warnings module):</text:p>
      <text:p text:style-name="P1"><text:s text:c="3"/>File "/home/pi/Desktop/backup files py 3/Terry##/CodeMergeAttempt1/main.py", line 93</text:p>
      <text:p text:style-name="P1"><text:s text:c="5"/>GPIO.setup(middleHole.coilPin, GPIO.OUT,initial=LOW)</text:p>
      <text:p text:style-name="P1"><text:s/>RuntimeWarning: This channel is already in use, continuing anyway. <text:s/>Use GPIO.setwarnings(False) to disable warnings.</text:p>
      <text:p text:style-name="P1"><text:s/></text:p>
      <text:p text:style-name="P1"><text:s/>Warning (from warnings module):</text:p>
      <text:p text:style-name="P1"><text:s text:c="3"/>File "/home/pi/Desktop/backup files py 3/Terry##/CodeMergeAttempt1/main.py", line 99</text:p>
      <text:p text:style-name="P1"><text:s text:c="5"/>GPIO.setup(leftHole.coilPin, GPIO.OUT,initial=LOW)</text:p>
      <text:p text:style-name="P1"><text:s/>RuntimeWarning: This channel is already in use, continuing anyway. <text:s/>Use GPIO.setwarnings(False) to disable warnings.</text:p>
      <text:p text:style-name="P1"><text:s/></text:p>
      <text:p text:style-name="P1"><text:s/>Warning (from warnings module):</text:p>
      <text:p text:style-name="P1"><text:s text:c="3"/>File "/home/pi/Desktop/backup files py 3/Terry##/CodeMergeAttempt1/main.py", line 102</text:p>
      <text:p text:style-name="P1"><text:s text:c="5"/>GPIO.setup(rightKicker.coilPin, GPIO.OUT,initial=LOW)</text:p>
      <text:p text:style-name="P1"><text:s/>RuntimeWarning: This channel is already in use, continuing anyway. <text:s/>Use GPIO.setwarnings(False) to disable warnings.</text:p>
      <text:p text:style-name="P1"><text:s/></text:p>
      <text:p text:style-name="P1"><text:s/>Warning (from warnings module):</text:p>
      <text:p text:style-name="P1"><text:s text:c="3"/>File "/home/pi/Desktop/backup files py 3/Terry##/CodeMergeAttempt1/main.py", line 105</text:p>
      <text:p text:style-name="P1"><text:s text:c="5"/>GPIO.setup(leftKicker.coilPin, GPIO.OUT,initial=LOW)</text:p>
      <text:p text:style-name="P1"><text:s/>RuntimeWarning: This channel is already in use, continuing anyway. <text:s/>Use GPIO.setwarnings(False) to disable warnings.</text:p>
      <text:p text:style-name="P1"><text:soft-page-break/><text:s/></text:p>
      <text:p text:style-name="P1"><text:s/>Warning (from warnings module):</text:p>
      <text:p text:style-name="P1"><text:s text:c="3"/>File "/home/pi/Desktop/backup files py 3/Terry##/CodeMergeAttempt1/main.py", line 108</text:p>
      <text:p text:style-name="P1"><text:s text:c="5"/>GPIO.setup(lowerLeftBumper.coilPin, GPIO.OUT,initial=LOW)</text:p>
      <text:p text:style-name="P1"><text:s/>RuntimeWarning: This channel is already in use, continuing anyway. <text:s/>Use GPIO.setwarnings(False) to disable warnings.</text:p>
      <text:p text:style-name="P1"><text:s/></text:p>
      <text:p text:style-name="P1"><text:s/>Warning (from warnings module):</text:p>
      <text:p text:style-name="P1"><text:s text:c="3"/>File "/home/pi/Desktop/backup files py 3/Terry##/CodeMergeAttempt1/main.py", line 111</text:p>
      <text:p text:style-name="P1"><text:s text:c="5"/>GPIO.setup(topLeftBumper.coilPin, GPIO.OUT,initial=LOW)</text:p>
      <text:p text:style-name="P1"><text:s/>RuntimeWarning: This channel is already in use, continuing anyway. <text:s/>Use GPIO.setwarnings(False) to disable warnings.</text:p>
      <text:p text:style-name="P1"><text:s/></text:p>
      <text:p text:style-name="P1"><text:s/>Warning (from warnings module):</text:p>
      <text:p text:style-name="P1"><text:s text:c="3"/>File "/home/pi/Desktop/backup files py 3/Terry##/CodeMergeAttempt1/main.py", line 120</text:p>
      <text:p text:style-name="P1"><text:s text:c="5"/>GPIO.setup(scrubMode.coilPinOne, GPIO.OUT,initial=LOW)</text:p>
      <text:p text:style-name="P1"><text:s/>RuntimeWarning: This channel is already in use, continuing anyway. <text:s/>Use GPIO.setwarnings(False) to disable warnings.</text:p>
      <text:p text:style-name="P1"><text:s/></text:p>
      <text:p text:style-name="P1"><text:s/>Warning (from warnings module):</text:p>
      <text:p text:style-name="P1"><text:s text:c="3"/>File "/home/pi/Desktop/backup files py 3/Terry##/CodeMergeAttempt1/main.py", line 121</text:p>
      <text:p text:style-name="P1"><text:s text:c="5"/>GPIO.setup(scrubMode.coilPinTwo, GPIO.OUT,initial=LOW)</text:p>
      <text:p text:style-name="P1"><text:s/>RuntimeWarning: This channel is already in use, continuing anyway. <text:s/>Use GPIO.setwarnings(False) to disable warnings.</text:p>
      <text:p text:style-name="P1"><text:s/></text:p>
      <text:p text:style-name="P1"><text:s/>Warning (from warnings module):</text:p>
      <text:p text:style-name="P1"><text:s text:c="3"/>File "/home/pi/Desktop/backup files py 3/Terry##/CodeMergeAttempt1/main.py", line 124</text:p>
      <text:p text:style-name="P1"><text:s text:c="5"/>GPIO.setup(noobGate.coilPin, GPIO.OUT,initial=LOW)</text:p>
      <text:p text:style-name="P1"><text:s/>RuntimeWarning: This channel is already in use, continuing anyway. <text:s/>Use GPIO.setwarnings(False) to disable warnings.</text:p>
      <text:p text:style-name="P1">[INFO <text:s text:c="13"/>] [OSC <text:s text:c="8"/>] using &lt;multiprocessing&gt; for socket</text:p>
      <text:p text:style-name="P1">[INFO <text:s text:c="13"/>] [Window <text:s text:c="5"/>] Provider: sdl2(['window_egl_rpi'] ignored)</text:p>
      <text:p text:style-name="P1">[INFO <text:s text:c="13"/>] [GL <text:s text:c="9"/>] OpenGL version &lt;3.0 Mesa 13.0.6&gt;</text:p>
      <text:p text:style-name="P1">[INFO <text:s text:c="13"/>] [GL <text:s text:c="9"/>] OpenGL vendor &lt;VMware, Inc.&gt;</text:p>
      <text:p text:style-name="P1">[INFO <text:s text:c="13"/>] [GL <text:s text:c="9"/>] OpenGL renderer &lt;Gallium 0.4 on llvmpipe (LLVM 3.9, 128 bits)&gt;</text:p>
      <text:p text:style-name="P1">[INFO <text:s text:c="13"/>] [GL <text:s text:c="9"/>] OpenGL parsed version: 3, 0</text:p>
      <text:p text:style-name="P1">[INFO <text:s text:c="13"/>] [GL <text:s text:c="9"/>] Shading version &lt;1.30&gt;</text:p>
      <text:p text:style-name="P1">[INFO <text:s text:c="13"/>] [GL <text:s text:c="9"/>] Texture max size &lt;8192&gt;</text:p>
      <text:p text:style-name="P1">[INFO <text:s text:c="13"/>] [GL <text:s text:c="9"/>] Texture max units &lt;32&gt;</text:p>
      <text:p text:style-name="P1">[INFO <text:s text:c="13"/>] [Window <text:s text:c="5"/>] auto add sdl2 input provider</text:p>
      <text:p text:style-name="P1">[INFO <text:s text:c="13"/>] [Window <text:s text:c="5"/>] virtual keyboard not allowed, single mode, not docked</text:p>
      <text:p text:style-name="P1">[INFO <text:s text:c="13"/>] [Text <text:s text:c="7"/>] Provider: sdl2</text:p>
      <text:p text:style-name="P1">[ERROR <text:s text:c="12"/>] [Image <text:s text:c="6"/>] Error reading file /home/pi/Desktop/Ruben#/Test/space.png</text:p>
      <text:p text:style-name="P1">[INFO <text:s text:c="13"/>] [ProbeSysfs <text:s/>] device match: /dev/input/event1</text:p>
      <text:p text:style-name="P1">[INFO <text:s text:c="13"/>] [HIDInput <text:s text:c="3"/>] Read event from &lt;/dev/input/event1&gt;</text:p>
      <text:p text:style-name="P1">[INFO <text:s text:c="13"/>] [ProbeSysfs <text:s/>] device match: /dev/input/event0</text:p>
      <text:p text:style-name="P1">[INFO <text:s text:c="13"/>] [HIDInput <text:s text:c="3"/>] Read event from &lt;/dev/input/event0&gt;</text:p>
      <text:p text:style-name="P1">[INFO <text:s text:c="13"/>] [Base <text:s text:c="7"/>] Start application main loop</text:p>
      <text:p text:style-name="P1">[INFO <text:s text:c="13"/>] [HIDMotionEvent] using &lt;Logitech K810&gt;</text:p>
      <text:p text:style-name="P1">[INFO <text:s text:c="13"/>] [HIDMotionEvent] using &lt;MX Anywhere 2&gt;</text:p>
      <text:p text:style-name="P1">[INFO <text:s text:c="13"/>] [GL <text:s text:c="9"/>] NPOT texture support is available</text:p>
      <text:p text:style-name="P1">State: 0 Score: 0 Lives: 0</text:p>
      <text:p text:style-name="P1"><text:soft-page-break/>State: 1 Score: 0 Lives: 0</text:p>
      <text:p text:style-name="P1">State: 2 Score: 0 Lives: 3</text:p>
      <text:p text:style-name="P1">ballLaunchBallGate is gelijk aan 0</text:p>
      <text:p text:style-name="P1">State: 3 Score: 0 Lives: 3</text:p>
      <text:p text:style-name="P1">State: 3 Score: 5 Lives: 3</text:p>
      <text:p text:style-name="P1">State: 3 Score: 7 Lives: 3</text:p>
      <text:p text:style-name="P1">State: 3 Score: 9 Lives: 3</text:p>
      <text:p text:style-name="P1">State: 3 Score: 11 Lives: 3</text:p>
      <text:p text:style-name="P1">State: 3 Score: 13 Lives: 3</text:p>
      <text:p text:style-name="P1">State: 3 Score: 15 Lives: 3</text:p>
      <text:p text:style-name="P1">State: 3 Score: 17 Lives: 3</text:p>
      <text:p text:style-name="P1">State: 3 Score: 19 Lives: 3</text:p>
      <text:p text:style-name="P1">State: 3 Score: 21 Lives: 3</text:p>
      <text:p text:style-name="P1">State: 3 Score: 23 Lives: 3</text:p>
      <text:p text:style-name="P1">State: 3 Score: 25 Lives: 3</text:p>
      <text:p text:style-name="P1">State: 3 Score: 27 Lives: 3</text:p>
      <text:p text:style-name="P1">State: 3 Score: 29 Lives: 3</text:p>
      <text:p text:style-name="P1">State: 3 Score: 31 Lives: 3</text:p>
      <text:p text:style-name="P1">State: 3 Score: 33 Lives: 3</text:p>
      <text:p text:style-name="P1">State: 3 Score: 35 Lives: 3</text:p>
      <text:p text:style-name="P1">State: 3 Score: 45 Lives: 3</text:p>
      <text:p text:style-name="P1">State: 3 Score: 50 Lives: 3</text:p>
      <text:p text:style-name="P1">State: 2 Score: 50 Lives: 3</text:p>
      <text:p text:style-name="P1">eerste if is geactiveerd</text:p>
      <text:p text:style-name="P1">tweede if is geactiveerd</text:p>
      <text:p text:style-name="P1">BALL PUSHER IS AAN</text:p>
      <text:p text:style-name="P1">State: 2 Score: 50 Lives: 2</text:p>
      <text:p text:style-name="P1">ballLaunchBallGate is gelijk aan 0</text:p>
      <text:p text:style-name="P1">State: 3 Score: 50 Lives: 2</text:p>
      <text:p text:style-name="P1">State: 2 Score: 50 Lives: 2</text:p>
      <text:p text:style-name="P1">eerste if is geactiveerd</text:p>
      <text:p text:style-name="P1">tweede if is geactiveerd</text:p>
      <text:p text:style-name="P1">BALL PUSHER IS AAN</text:p>
      <text:p text:style-name="P1">State: 2 Score: 50 Lives: 1</text:p>
      <text:p text:style-name="P1">ballLaunchBallGate is gelijk aan 0</text:p>
      <text:p text:style-name="P1">State: 3 Score: 50 Lives: 1</text:p>
      <text:p text:style-name="P1">State: 2 Score: 50 Lives: 1</text:p>
      <text:p text:style-name="P1">eerste if is geactiveerd</text:p>
      <text:p text:style-name="P1">tweede if is geactiveerd</text:p>
      <text:p text:style-name="P1">derde if is geactiveerd</text:p>
      <text:p text:style-name="P1">State: -1 Score: 50 Lives: 0</text:p>
      <text:p text:style-name="P1">State: 0 Score: 50 Lives: 0</text:p>
      <text:p text:style-name="P1">State: 1 Score: 50 Lives: 0</text:p>
      <text:p text:style-name="P1">State: 2 Score: 0 Lives: 3</text:p>
      <text:p text:style-name="P1">ballLaunchBallGate is gelijk aan 0</text:p>
      <text:p text:style-name="P1">State: 3 Score: 0 Lives: 3</text:p>
      <text:p text:style-name="P1">State: 2 Score: 0 Lives: 3</text:p>
      <text:p text:style-name="P1">eerste if is geactiveerd</text:p>
      <text:p text:style-name="P1">tweede if is geactiveerd</text:p>
      <text:p text:style-name="P1">BALL PUSHER IS AAN</text:p>
      <text:p text:style-name="P1">State: 2 Score: 0 Lives: 2</text:p>
      <text:p text:style-name="P1">ballLaunchBallGate is gelijk aan 0</text:p>
      <text:p text:style-name="P1"><text:soft-page-break/>State: 3 Score: 0 Lives: 2</text:p>
      <text:p text:style-name="P1">State: 2 Score: 0 Lives: 2</text:p>
      <text:p text:style-name="P1">eerste if is geactiveerd</text:p>
      <text:p text:style-name="P1">tweede if is geactiveerd</text:p>
      <text:p text:style-name="P1">BALL PUSHER IS AAN</text:p>
      <text:p text:style-name="P1">State: 2 Score: 0 Lives: 1</text:p>
      <text:p text:style-name="P1">ballLaunchBallGate is gelijk aan 0</text:p>
      <text:p text:style-name="P1">State: 3 Score: 0 Lives: 1</text:p>
      <text:p text:style-name="P1">State: 2 Score: 0 Lives: 1</text:p>
      <text:p text:style-name="P1">eerste if is geactiveerd</text:p>
      <text:p text:style-name="P1">tweede if is geactiveerd</text:p>
      <text:p text:style-name="P1">derde if is geactiveerd</text:p>
      <text:p text:style-name="P1">State: -1 Score: 0 Lives: 0</text:p>
      <text:p text:style-name="P1">State: 0 Score: 0 Lives: 0</text:p>
      <text:p text:style-name="P1">State: 1 Score: 0 Lives: 0</text:p>
      <text:p text:style-name="P1">State: 2 Score: 0 Lives: 3</text:p>
      <text:p text:style-name="P1">eerste if is geactiveerd</text:p>
      <text:p text:style-name="P1">BALL PUSHER IS AAN</text:p>
      <text:p text:style-name="P1">ballLaunchBallGate is gelijk aan 0</text:p>
      <text:p text:style-name="P1">State: 3 Score: 0 Lives: 3</text:p>
      <text:p text:style-name="P1">[INFO <text:s text:c="13"/>] [Base <text:s text:c="7"/>] Leaving application in progress...</text:p>
      <text:p text:style-name="P1"><text:s/></text:p>
      <text:p text:style-name="P1"><text:s/>Traceback (most recent call last):</text:p>
      <text:p text:style-name="P1"><text:s text:c="3"/>File "/home/pi/Desktop/backup files py 3/Terry##/CodeMergeAttempt1/main.py", line 430, in &lt;module&gt;</text:p>
      <text:p text:style-name="P1"><text:s text:c="5"/>FlipperApp().run()</text:p>
      <text:p text:style-name="P1"><text:s text:c="3"/>File "/usr/lib/python2.7/dist-packages/kivy/app.py", line 828, in run</text:p>
      <text:p text:style-name="P1"><text:s text:c="5"/>runTouchApp()</text:p>
      <text:p text:style-name="P1"><text:s text:c="3"/>File "/usr/lib/python2.7/dist-packages/kivy/base.py", line 487, in runTouchApp</text:p>
      <text:p text:style-name="P1"><text:s text:c="5"/>EventLoop.window.mainloop()</text:p>
      <text:p text:style-name="P1"><text:s text:c="3"/>File "/usr/lib/python2.7/dist-packages/kivy/core/window/window_sdl2.py", line 619, in mainloop</text:p>
      <text:p text:style-name="P1"><text:s text:c="5"/>self._mainloop()</text:p>
      <text:p text:style-name="P1"><text:s text:c="3"/>File "/usr/lib/python2.7/dist-packages/kivy/core/window/window_sdl2.py", line 362, in _mainloop</text:p>
      <text:p text:style-name="P1"><text:s text:c="5"/>EventLoop.idle()</text:p>
      <text:p text:style-name="P1"><text:s text:c="3"/>File "/usr/lib/python2.7/dist-packages/kivy/base.py", line 327, in idle</text:p>
      <text:p text:style-name="P1"><text:s text:c="5"/>Clock.tick()</text:p>
      <text:p text:style-name="P1"><text:s text:c="3"/>File "/usr/lib/python2.7/dist-packages/kivy/clock.py", line 515, in tick</text:p>
      <text:p text:style-name="P1"><text:s text:c="5"/>self._process_events()</text:p>
      <text:p text:style-name="P1"><text:s text:c="3"/>File "/usr/lib/python2.7/dist-packages/kivy/clock.py", line 647, in _process_events</text:p>
      <text:p text:style-name="P1"><text:s text:c="5"/>event.tick(self._last_tick, remove)</text:p>
      <text:p text:style-name="P1"><text:s text:c="3"/>File "/usr/lib/python2.7/dist-packages/kivy/clock.py", line 406, in tick</text:p>
      <text:p text:style-name="P1"><text:s text:c="5"/>ret = callback(self._dt)</text:p>
      <text:p text:style-name="P1"><text:s text:c="3"/>File "/home/pi/Desktop/backup files py 3/Terry##/CodeMergeAttempt1/main.py", line 344, in update</text:p>
      <text:p text:style-name="P1"><text:s text:c="5"/>func(self, deltaTime)</text:p>
      <text:p text:style-name="P1"><text:s text:c="3"/>File "/home/pi/Desktop/backup files py 3/Terry##/CodeMergeAttempt1/main.py", line 252, in GameLogic</text:p>
      <text:p text:style-name="P1"><text:s text:c="5"/>self.scrubMode.update(deltaTime)</text:p>
      <text:p text:style-name="P1"><text:s text:c="3"/>File "/home/pi/Desktop/backup files py 3/Terry##/CodeMergeAttempt1/Scrubmode.py", line 22, in update</text:p>
      <text:p text:style-name="P1"><text:soft-page-break/><text:s text:c="5"/>if self.scrubModePositionDetectionSwitch.getState() == 0 and (self.middleLeftSwitch.getState() == 1 or self.middleRightSwitch.getState() == 1):</text:p>
      <text:p text:style-name="P1"><text:s text:c="3"/>File "/home/pi/Desktop/backup files py 3/Terry##/CodeMergeAttempt1/Switch.py", line 17, in getState</text:p>
      <text:p text:style-name="P1"><text:s text:c="5"/>if self.mcp.input(self.switchPin) == 1:</text:p>
      <text:p text:style-name="P1"><text:s text:c="3"/>File "/home/pi/Desktop/backup files py 3/Terry##/CodeMergeAttempt1/MCP23017.py", line 164, in input</text:p>
      <text:p text:style-name="P1"><text:s text:c="5"/>regValue = self.i2c.readU8(MCP23017_GPIOB)</text:p>
      <text:p text:style-name="P1"><text:s text:c="3"/>File "/home/pi/.local/lib/python2.7/site-packages/Adafruit_GPIO/I2C.py", line 148, in readU8</text:p>
      <text:p text:style-name="P1"><text:s text:c="5"/>result = self._bus.read_byte_data(self._address, register) &amp; 0xFF</text:p>
      <text:p text:style-name="P1"><text:s text:c="3"/>File "/home/pi/.local/lib/python2.7/site-packages/Adafruit_PureIO/smbus.py", line 155, in read_byte_data</text:p>
      <text:p text:style-name="P1"><text:s text:c="5"/>ioctl(self._device.fileno(), I2C_RDWR, request)</text:p>
      <text:p text:style-name="P1"><text:s/>IOError: [Errno 121] Remote I/O error</text:p>
      <text:p text:style-name="P1">&gt;&gt;&gt; </text:p>
      <text:p text:style-name="P1"><text:s/>RESTART: /home/pi/Desktop/backup files py 3/Terry##/CodeMergeAttempt1/main.py </text:p>
      <text:p text:style-name="P1">[INFO <text:s text:c="13"/>] [Logger <text:s text:c="5"/>] Record log in /home/pi/.kivy/logs/kivy_18-05-28_31.txt</text:p>
      <text:p text:style-name="P1">[INFO <text:s text:c="13"/>] [Kivy <text:s text:c="7"/>] v1.9.1</text:p>
      <text:p text:style-name="P1">[INFO <text:s text:c="13"/>] [Python <text:s text:c="5"/>] v2.7.13 (default, Nov 24 2017, 17:33:09) </text:p>
      <text:p text:style-name="P1">[GCC 6.3.0 20170516]</text:p>
      <text:p text:style-name="P1">[INFO <text:s text:c="13"/>] [Factory <text:s text:c="4"/>] 179 symbols loaded</text:p>
      <text:p text:style-name="P1">[INFO <text:s text:c="13"/>] [Image <text:s text:c="6"/>] Providers: img_tex, img_dds, img_gif, img_sdl2, img_pil (img_ffpyplayer ignored)</text:p>
      <text:p text:style-name="P1">HI I AM A SCORECHANGER!!!!</text:p>
      <text:p text:style-name="P1">Creating Switches</text:p>
      <text:p text:style-name="P1">Chip One Done</text:p>
      <text:p text:style-name="P1">Chip Two Done</text:p>
      <text:p text:style-name="P1">Chip Three Done</text:p>
      <text:p text:style-name="P1">Creating Coils</text:p>
      <text:p text:style-name="P1">[INFO <text:s text:c="13"/>] [OSC <text:s text:c="8"/>] using &lt;multiprocessing&gt; for socket</text:p>
      <text:p text:style-name="P1">[INFO <text:s text:c="13"/>] [Window <text:s text:c="5"/>] Provider: sdl2(['window_egl_rpi'] ignored)</text:p>
      <text:p text:style-name="P1">[INFO <text:s text:c="13"/>] [GL <text:s text:c="9"/>] OpenGL version &lt;3.0 Mesa 13.0.6&gt;</text:p>
      <text:p text:style-name="P1">[INFO <text:s text:c="13"/>] [GL <text:s text:c="9"/>] OpenGL vendor &lt;VMware, Inc.&gt;</text:p>
      <text:p text:style-name="P1">[INFO <text:s text:c="13"/>] [GL <text:s text:c="9"/>] OpenGL renderer &lt;Gallium 0.4 on llvmpipe (LLVM 3.9, 128 bits)&gt;</text:p>
      <text:p text:style-name="P1">[INFO <text:s text:c="13"/>] [GL <text:s text:c="9"/>] OpenGL parsed version: 3, 0</text:p>
      <text:p text:style-name="P1">[INFO <text:s text:c="13"/>] [GL <text:s text:c="9"/>] Shading version &lt;1.30&gt;</text:p>
      <text:p text:style-name="P1">[INFO <text:s text:c="13"/>] [GL <text:s text:c="9"/>] Texture max size &lt;8192&gt;</text:p>
      <text:p text:style-name="P1">[INFO <text:s text:c="13"/>] [GL <text:s text:c="9"/>] Texture max units &lt;32&gt;</text:p>
      <text:p text:style-name="P1">[INFO <text:s text:c="13"/>] [Window <text:s text:c="5"/>] auto add sdl2 input provider</text:p>
      <text:p text:style-name="P1">[INFO <text:s text:c="13"/>] [Window <text:s text:c="5"/>] virtual keyboard not allowed, single mode, not docked</text:p>
      <text:p text:style-name="P1">[INFO <text:s text:c="13"/>] [Text <text:s text:c="7"/>] Provider: sdl2</text:p>
      <text:p text:style-name="P1">[ERROR <text:s text:c="12"/>] [Image <text:s text:c="6"/>] Error reading file /home/pi/Desktop/Ruben#/Test/space.png</text:p>
      <text:p text:style-name="P1">[INFO <text:s text:c="13"/>] [ProbeSysfs <text:s/>] device match: /dev/input/event1</text:p>
      <text:p text:style-name="P1">[INFO <text:s text:c="13"/>] [HIDInput <text:s text:c="3"/>] Read event from &lt;/dev/input/event1&gt;</text:p>
      <text:p text:style-name="P1">[INFO <text:s text:c="13"/>] [ProbeSysfs <text:s/>] device match: /dev/input/event0</text:p>
      <text:p text:style-name="P1">[INFO <text:s text:c="13"/>] [HIDInput <text:s text:c="3"/>] Read event from &lt;/dev/input/event0&gt;</text:p>
      <text:p text:style-name="P1">[INFO <text:s text:c="13"/>] [Base <text:s text:c="7"/>] Start application main loop</text:p>
      <text:p text:style-name="P1">[INFO <text:s text:c="13"/>] [HIDMotionEvent] using &lt;Logitech K810&gt;</text:p>
      <text:p text:style-name="P1">[INFO <text:s text:c="13"/>] [HIDMotionEvent] using &lt;MX Anywhere 2&gt;</text:p>
      <text:p text:style-name="P1">[INFO <text:s text:c="13"/>] [GL <text:s text:c="9"/>] NPOT texture support is available</text:p>
      <text:p text:style-name="P1">State: 0 Score: 0 Lives: 0</text:p>
      <text:p text:style-name="P1"><text:s/>Exception in thread Thread-1:</text:p>
      <text:p text:style-name="P1"><text:soft-page-break/><text:s/>Traceback (most recent call last):</text:p>
      <text:p text:style-name="P1"><text:s text:c="3"/>File "/usr/lib/python2.7/threading.py", line 801, in __bootstrap_inner</text:p>
      <text:p text:style-name="P1"><text:s text:c="5"/>self.run()</text:p>
      <text:p text:style-name="P1"><text:s text:c="3"/>File "/usr/lib/python2.7/threading.py", line 754, in run</text:p>
      <text:p text:style-name="P1"><text:s text:c="5"/>self.__target(*self.__args, **self.__kwargs)</text:p>
      <text:p text:style-name="P1"><text:s text:c="3"/>File "/usr/lib/python2.7/dist-packages/kivy/input/providers/hidinput.py", line 701, in _thread_run</text:p>
      <text:p text:style-name="P1"><text:s text:c="5"/>process_as_mouse_or_keyboard(*infos)</text:p>
      <text:p text:style-name="P1"><text:s text:c="3"/>File "/usr/lib/python2.7/dist-packages/kivy/input/providers/hidinput.py", line 551, in process_as_mouse_or_keyboard</text:p>
      <text:p text:style-name="P1"><text:s text:c="5"/>Keyboard.keycodes[l.lower()],</text:p>
      <text:p text:style-name="P1"><text:s/>KeyError: 'ctrl'</text:p>
      <text:p text:style-name="P1"><text:s/></text:p>
      <text:p text:style-name="P1"/>
      <text:p text:style-name="P1"><text:s/>RESTART: /home/pi/Desktop/backup files py 3/Terry##/CodeMergeAttempt1/main.py </text:p>
      <text:p text:style-name="P1">[INFO <text:s text:c="13"/>] [Logger <text:s text:c="5"/>] Record log in /home/pi/.kivy/logs/kivy_18-05-28_32.txt</text:p>
      <text:p text:style-name="P1">[INFO <text:s text:c="13"/>] [Kivy <text:s text:c="7"/>] v1.9.1</text:p>
      <text:p text:style-name="P1">[INFO <text:s text:c="13"/>] [Python <text:s text:c="5"/>] v2.7.13 (default, Nov 24 2017, 17:33:09) </text:p>
      <text:p text:style-name="P1">[GCC 6.3.0 20170516]</text:p>
      <text:p text:style-name="P1">[INFO <text:s text:c="13"/>] [Factory <text:s text:c="4"/>] 179 symbols loaded</text:p>
      <text:p text:style-name="P1">[INFO <text:s text:c="13"/>] [Image <text:s text:c="6"/>] Providers: img_tex, img_dds, img_gif, img_sdl2, img_pil (img_ffpyplayer ignored)</text:p>
      <text:p text:style-name="P1">HI I AM A SCORECHANGER!!!!</text:p>
      <text:p text:style-name="P1">Creating Switches</text:p>
      <text:p text:style-name="P1">Chip One Done</text:p>
      <text:p text:style-name="P1">Chip Two Done</text:p>
      <text:p text:style-name="P1">Chip Three Done</text:p>
      <text:p text:style-name="P1">Creating Coils</text:p>
      <text:p text:style-name="P1">[INFO <text:s text:c="13"/>] [OSC <text:s text:c="8"/>] using &lt;multiprocessing&gt; for socket</text:p>
      <text:p text:style-name="P1">[INFO <text:s text:c="13"/>] [Window <text:s text:c="5"/>] Provider: sdl2(['window_egl_rpi'] ignored)</text:p>
      <text:p text:style-name="P1">[INFO <text:s text:c="13"/>] [GL <text:s text:c="9"/>] OpenGL version &lt;3.0 Mesa 13.0.6&gt;</text:p>
      <text:p text:style-name="P1">[INFO <text:s text:c="13"/>] [GL <text:s text:c="9"/>] OpenGL vendor &lt;VMware, Inc.&gt;</text:p>
      <text:p text:style-name="P1">[INFO <text:s text:c="13"/>] [GL <text:s text:c="9"/>] OpenGL renderer &lt;Gallium 0.4 on llvmpipe (LLVM 3.9, 128 bits)&gt;</text:p>
      <text:p text:style-name="P1">[INFO <text:s text:c="13"/>] [GL <text:s text:c="9"/>] OpenGL parsed version: 3, 0</text:p>
      <text:p text:style-name="P1">[INFO <text:s text:c="13"/>] [GL <text:s text:c="9"/>] Shading version &lt;1.30&gt;</text:p>
      <text:p text:style-name="P1">[INFO <text:s text:c="13"/>] [GL <text:s text:c="9"/>] Texture max size &lt;8192&gt;</text:p>
      <text:p text:style-name="P1">[INFO <text:s text:c="13"/>] [GL <text:s text:c="9"/>] Texture max units &lt;32&gt;</text:p>
      <text:p text:style-name="P1">[INFO <text:s text:c="13"/>] [Window <text:s text:c="5"/>] auto add sdl2 input provider</text:p>
      <text:p text:style-name="P1">[INFO <text:s text:c="13"/>] [Window <text:s text:c="5"/>] virtual keyboard not allowed, single mode, not docked</text:p>
      <text:p text:style-name="P1">[INFO <text:s text:c="13"/>] [Text <text:s text:c="7"/>] Provider: sdl2</text:p>
      <text:p text:style-name="P1">[ERROR <text:s text:c="12"/>] [Image <text:s text:c="6"/>] Error reading file /home/pi/Desktop/Ruben#/Test/space.png</text:p>
      <text:p text:style-name="P1">[INFO <text:s text:c="13"/>] [ProbeSysfs <text:s/>] device match: /dev/input/event1</text:p>
      <text:p text:style-name="P1">[INFO <text:s text:c="13"/>] [HIDInput <text:s text:c="3"/>] Read event from &lt;/dev/input/event1&gt;</text:p>
      <text:p text:style-name="P1">[INFO <text:s text:c="13"/>] [ProbeSysfs <text:s/>] device match: /dev/input/event0</text:p>
      <text:p text:style-name="P1">[INFO <text:s text:c="13"/>] [HIDInput <text:s text:c="3"/>] Read event from &lt;/dev/input/event0&gt;</text:p>
      <text:p text:style-name="P1">[INFO <text:s text:c="13"/>] [Base <text:s text:c="7"/>] Start application main loop</text:p>
      <text:p text:style-name="P1">[INFO <text:s text:c="13"/>] [HIDMotionEvent] using &lt;Logitech K810&gt;</text:p>
      <text:p text:style-name="P1">[INFO <text:s text:c="13"/>] [HIDMotionEvent] using &lt;MX Anywhere 2&gt;</text:p>
      <text:p text:style-name="P1">[INFO <text:s text:c="13"/>] [GL <text:s text:c="9"/>] NPOT texture support is available</text:p>
      <text:p text:style-name="P1">State: 0 Score: 0 Lives: 0</text:p>
      <text:p text:style-name="P1"/>
      <text:p text:style-name="P1"><text:s/>RESTART: /home/pi/Desktop/backup files py 3/Terry##/CodeMergeAttempt1/main.py </text:p>
      <text:p text:style-name="P1">[INFO <text:s text:c="13"/>] [Logger <text:s text:c="5"/>] Record log in /home/pi/.kivy/logs/kivy_18-05-28_33.txt</text:p>
      <text:p text:style-name="P1"><text:soft-page-break/>[INFO <text:s text:c="13"/>] [Kivy <text:s text:c="7"/>] v1.9.1</text:p>
      <text:p text:style-name="P1">[INFO <text:s text:c="13"/>] [Python <text:s text:c="5"/>] v2.7.13 (default, Nov 24 2017, 17:33:09) </text:p>
      <text:p text:style-name="P1">[GCC 6.3.0 20170516]</text:p>
      <text:p text:style-name="P1">[INFO <text:s text:c="13"/>] [Factory <text:s text:c="4"/>] 179 symbols loaded</text:p>
      <text:p text:style-name="P1">[INFO <text:s text:c="13"/>] [Image <text:s text:c="6"/>] Providers: img_tex, img_dds, img_gif, img_sdl2, img_pil (img_ffpyplayer ignored)</text:p>
      <text:p text:style-name="P1">HI I AM A SCORECHANGER!!!!</text:p>
      <text:p text:style-name="P1">Creating Switches</text:p>
      <text:p text:style-name="P1">Chip One Done</text:p>
      <text:p text:style-name="P1">Chip Two Done</text:p>
      <text:p text:style-name="P1">Chip Three Done</text:p>
      <text:p text:style-name="P1">Creating Coils</text:p>
      <text:p text:style-name="P1">[INFO <text:s text:c="13"/>] [OSC <text:s text:c="8"/>] using &lt;multiprocessing&gt; for socket</text:p>
      <text:p text:style-name="P1">[INFO <text:s text:c="13"/>] [Window <text:s text:c="5"/>] Provider: sdl2(['window_egl_rpi'] ignored)</text:p>
      <text:p text:style-name="P1">[INFO <text:s text:c="13"/>] [GL <text:s text:c="9"/>] OpenGL version &lt;3.0 Mesa 13.0.6&gt;</text:p>
      <text:p text:style-name="P1">[INFO <text:s text:c="13"/>] [GL <text:s text:c="9"/>] OpenGL vendor &lt;VMware, Inc.&gt;</text:p>
      <text:p text:style-name="P1">[INFO <text:s text:c="13"/>] [GL <text:s text:c="9"/>] OpenGL renderer &lt;Gallium 0.4 on llvmpipe (LLVM 3.9, 128 bits)&gt;</text:p>
      <text:p text:style-name="P1">[INFO <text:s text:c="13"/>] [GL <text:s text:c="9"/>] OpenGL parsed version: 3, 0</text:p>
      <text:p text:style-name="P1">[INFO <text:s text:c="13"/>] [GL <text:s text:c="9"/>] Shading version &lt;1.30&gt;</text:p>
      <text:p text:style-name="P1">[INFO <text:s text:c="13"/>] [GL <text:s text:c="9"/>] Texture max size &lt;8192&gt;</text:p>
      <text:p text:style-name="P1">[INFO <text:s text:c="13"/>] [GL <text:s text:c="9"/>] Texture max units &lt;32&gt;</text:p>
      <text:p text:style-name="P1">[INFO <text:s text:c="13"/>] [Window <text:s text:c="5"/>] auto add sdl2 input provider</text:p>
      <text:p text:style-name="P1">[INFO <text:s text:c="13"/>] [Window <text:s text:c="5"/>] virtual keyboard not allowed, single mode, not docked</text:p>
      <text:p text:style-name="P1">[INFO <text:s text:c="13"/>] [Text <text:s text:c="7"/>] Provider: sdl2</text:p>
      <text:p text:style-name="P1">[ERROR <text:s text:c="12"/>] [Image <text:s text:c="6"/>] Error reading file /home/pi/Desktop/Ruben#/Test/space.png</text:p>
      <text:p text:style-name="P1">[INFO <text:s text:c="13"/>] [ProbeSysfs <text:s/>] device match: /dev/input/event1</text:p>
      <text:p text:style-name="P1">[INFO <text:s text:c="13"/>] [HIDInput <text:s text:c="3"/>] Read event from &lt;/dev/input/event1&gt;</text:p>
      <text:p text:style-name="P1">[INFO <text:s text:c="13"/>] [ProbeSysfs <text:s/>] device match: /dev/input/event0</text:p>
      <text:p text:style-name="P1">[INFO <text:s text:c="13"/>] [HIDInput <text:s text:c="3"/>] Read event from &lt;/dev/input/event0&gt;</text:p>
      <text:p text:style-name="P1">[INFO <text:s text:c="13"/>] [Base <text:s text:c="7"/>] Start application main loop</text:p>
      <text:p text:style-name="P1">[INFO <text:s text:c="13"/>] [HIDMotionEvent] using &lt;Logitech K810&gt;</text:p>
      <text:p text:style-name="P1">[INFO <text:s text:c="13"/>] [HIDMotionEvent] using &lt;MX Anywhere 2&gt;</text:p>
      <text:p text:style-name="P1">[INFO <text:s text:c="13"/>] [GL <text:s text:c="9"/>] NPOT texture support is available</text:p>
      <text:p text:style-name="P1">State: 0 Score: 0 Lives: 0</text:p>
      <text:p text:style-name="P1"><text:s/>Exception in thread Thread-1:</text:p>
      <text:p text:style-name="P1"><text:s/>Traceback (most recent call last):</text:p>
      <text:p text:style-name="P1"><text:s text:c="3"/>File "/usr/lib/python2.7/threading.py", line 801, in __bootstrap_inner</text:p>
      <text:p text:style-name="P1"><text:s text:c="5"/>self.run()</text:p>
      <text:p text:style-name="P1"><text:s text:c="3"/>File "/usr/lib/python2.7/threading.py", line 754, in run</text:p>
      <text:p text:style-name="P1"><text:s text:c="5"/>self.__target(*self.__args, **self.__kwargs)</text:p>
      <text:p text:style-name="P1"><text:s text:c="3"/>File "/usr/lib/python2.7/dist-packages/kivy/input/providers/hidinput.py", line 701, in _thread_run</text:p>
      <text:p text:style-name="P1"><text:s text:c="5"/>process_as_mouse_or_keyboard(*infos)</text:p>
      <text:p text:style-name="P1"><text:s text:c="3"/>File "/usr/lib/python2.7/dist-packages/kivy/input/providers/hidinput.py", line 551, in process_as_mouse_or_keyboard</text:p>
      <text:p text:style-name="P1"><text:s text:c="5"/>Keyboard.keycodes[l.lower()],</text:p>
      <text:p text:style-name="P1"><text:s/>KeyError: 'ctrl'</text:p>
      <text:p text:style-name="P1"><text:s/></text:p>
      <text:p text:style-name="P1"/>
      <text:p text:style-name="P1"><text:s/>RESTART: /home/pi/Desktop/backup files py 3/Terry##/CodeMergeAttempt1/main.py </text:p>
      <text:p text:style-name="P1">[INFO <text:s text:c="13"/>] [Logger <text:s text:c="5"/>] Record log in /home/pi/.kivy/logs/kivy_18-05-28_34.txt</text:p>
      <text:p text:style-name="P1">[INFO <text:s text:c="13"/>] [Kivy <text:s text:c="7"/>] v1.9.1</text:p>
      <text:p text:style-name="P1">[INFO <text:s text:c="13"/>] [Python <text:s text:c="5"/>] v2.7.13 (default, Nov 24 2017, 17:33:09) </text:p>
      <text:p text:style-name="P1"><text:soft-page-break/>[GCC 6.3.0 20170516]</text:p>
      <text:p text:style-name="P1">[INFO <text:s text:c="13"/>] [Factory <text:s text:c="4"/>] 179 symbols loaded</text:p>
      <text:p text:style-name="P1">[INFO <text:s text:c="13"/>] [Image <text:s text:c="6"/>] Providers: img_tex, img_dds, img_gif, img_sdl2, img_pil (img_ffpyplayer ignored)</text:p>
      <text:p text:style-name="P1">HI I AM A SCORECHANGER!!!!</text:p>
      <text:p text:style-name="P1">Creating Switches</text:p>
      <text:p text:style-name="P1">Chip One Done</text:p>
      <text:p text:style-name="P1">Chip Two Done</text:p>
      <text:p text:style-name="P1">Chip Three Done</text:p>
      <text:p text:style-name="P1">Creating Coils</text:p>
      <text:p text:style-name="P1">[INFO <text:s text:c="13"/>] [OSC <text:s text:c="8"/>] using &lt;multiprocessing&gt; for socket</text:p>
      <text:p text:style-name="P1">[INFO <text:s text:c="13"/>] [Window <text:s text:c="5"/>] Provider: sdl2(['window_egl_rpi'] ignored)</text:p>
      <text:p text:style-name="P1">[INFO <text:s text:c="13"/>] [GL <text:s text:c="9"/>] OpenGL version &lt;3.0 Mesa 13.0.6&gt;</text:p>
      <text:p text:style-name="P1">[INFO <text:s text:c="13"/>] [GL <text:s text:c="9"/>] OpenGL vendor &lt;VMware, Inc.&gt;</text:p>
      <text:p text:style-name="P1">[INFO <text:s text:c="13"/>] [GL <text:s text:c="9"/>] OpenGL renderer &lt;Gallium 0.4 on llvmpipe (LLVM 3.9, 128 bits)&gt;</text:p>
      <text:p text:style-name="P1">[INFO <text:s text:c="13"/>] [GL <text:s text:c="9"/>] OpenGL parsed version: 3, 0</text:p>
      <text:p text:style-name="P1">[INFO <text:s text:c="13"/>] [GL <text:s text:c="9"/>] Shading version &lt;1.30&gt;</text:p>
      <text:p text:style-name="P1">[INFO <text:s text:c="13"/>] [GL <text:s text:c="9"/>] Texture max size &lt;8192&gt;</text:p>
      <text:p text:style-name="P1">[INFO <text:s text:c="13"/>] [GL <text:s text:c="9"/>] Texture max units &lt;32&gt;</text:p>
      <text:p text:style-name="P1">[INFO <text:s text:c="13"/>] [Window <text:s text:c="5"/>] auto add sdl2 input provider</text:p>
      <text:p text:style-name="P1">[INFO <text:s text:c="13"/>] [Window <text:s text:c="5"/>] virtual keyboard not allowed, single mode, not docked</text:p>
      <text:p text:style-name="P1">[INFO <text:s text:c="13"/>] [Text <text:s text:c="7"/>] Provider: sdl2</text:p>
      <text:p text:style-name="P1">[ERROR <text:s text:c="12"/>] [Image <text:s text:c="6"/>] Error reading file /home/pi/Desktop/Ruben#/Test/space.png</text:p>
      <text:p text:style-name="P1">[INFO <text:s text:c="13"/>] [ProbeSysfs <text:s/>] device match: /dev/input/event1</text:p>
      <text:p text:style-name="P1">[INFO <text:s text:c="13"/>] [HIDInput <text:s text:c="3"/>] Read event from &lt;/dev/input/event1&gt;</text:p>
      <text:p text:style-name="P1">[INFO <text:s text:c="13"/>] [ProbeSysfs <text:s/>] device match: /dev/input/event0</text:p>
      <text:p text:style-name="P1">[INFO <text:s text:c="13"/>] [HIDInput <text:s text:c="3"/>] Read event from &lt;/dev/input/event0&gt;</text:p>
      <text:p text:style-name="P1">[INFO <text:s text:c="13"/>] [Base <text:s text:c="7"/>] Start application main loop</text:p>
      <text:p text:style-name="P1">State: 0 Score: 0 Lives: 0[INFO <text:s text:c="13"/>] [HIDMotionEvent] using &lt;Logitech K810&gt;</text:p>
      <text:p text:style-name="P1"/>
      <text:p text:style-name="P1">[INFO <text:s text:c="13"/>] [HIDMotionEvent] using &lt;MX Anywhere 2&gt;</text:p>
      <text:p text:style-name="P1">[INFO <text:s text:c="13"/>] [GL <text:s text:c="9"/>] NPOT texture support is available</text:p>
      <text:p text:style-name="P1">State: 1 Score: 0 Lives: 0</text:p>
      <text:p text:style-name="P1">State: 2 Score: 0 Lives: 3</text:p>
      <text:p text:style-name="P1">eerste if is geactiveerd</text:p>
      <text:p text:style-name="P1">BALL PUSHER IS AAN</text:p>
      <text:p text:style-name="P1">eerste if is geactiveerd</text:p>
      <text:p text:style-name="P1">BALL PUSHER IS AAN</text:p>
      <text:p text:style-name="P1">eerste if is geactiveerd</text:p>
      <text:p text:style-name="P1">BALL PUSHER IS AAN</text:p>
      <text:p text:style-name="P1">ballLaunchBallGate is gelijk aan 0</text:p>
      <text:p text:style-name="P1">State: 3 Score: 0 Lives: 3</text:p>
      <text:p text:style-name="P1">State: 3 Score: 100 Lives: 3</text:p>
      <text:p text:style-name="P1">State: 3 Score: 200 Lives: 3</text:p>
      <text:p text:style-name="P1">State: 3 Score: 210 Lives: 3</text:p>
      <text:p text:style-name="P1">State: 2 Score: 210 Lives: 3</text:p>
      <text:p text:style-name="P1">eerste if is geactiveerd</text:p>
      <text:p text:style-name="P1">tweede if is geactiveerd</text:p>
      <text:p text:style-name="P1">BALL PUSHER IS AAN</text:p>
      <text:p text:style-name="P1">State: 2 Score: 210 Lives: 2</text:p>
      <text:p text:style-name="P1">ballLaunchBallGate is gelijk aan 0</text:p>
      <text:p text:style-name="P1">State: 3 Score: 210 Lives: 2</text:p>
      <text:p text:style-name="P1"><text:soft-page-break/>State: 3 Score: 310 Lives: 2</text:p>
      <text:p text:style-name="P1">State: 3 Score: 410 Lives: 2</text:p>
      <text:p text:style-name="P1">State: 3 Score: 420 Lives: 2</text:p>
      <text:p text:style-name="P1">State: 3 Score: 430 Lives: 2</text:p>
      <text:p text:style-name="P1">setting coil high</text:p>
      <text:p text:style-name="P1">State: 3 Score: 480 Lives: 2</text:p>
      <text:p text:style-name="P1">State: 3 Score: 495 Lives: 2</text:p>
      <text:p text:style-name="P1">State: 3 Score: 497 Lives: 2</text:p>
      <text:p text:style-name="P1">State: 3 Score: 597 Lives: 2</text:p>
      <text:p text:style-name="P1">State: 3 Score: 697 Lives: 2</text:p>
      <text:p text:style-name="P1">State: 3 Score: 797 Lives: 2</text:p>
      <text:p text:style-name="P1">State: 3 Score: 897 Lives: 2</text:p>
      <text:p text:style-name="P1">setting coil high</text:p>
      <text:p text:style-name="P1">State: 3 Score: 947 Lives: 2</text:p>
      <text:p text:style-name="P1">State: 3 Score: 957 Lives: 2</text:p>
      <text:p text:style-name="P1">State: 2 Score: 957 Lives: 2</text:p>
      <text:p text:style-name="P1">eerste if is geactiveerd</text:p>
      <text:p text:style-name="P1">tweede if is geactiveerd</text:p>
      <text:p text:style-name="P1">BALL PUSHER IS AAN</text:p>
      <text:p text:style-name="P1">ballLaunchBallGate is gelijk aan 0</text:p>
      <text:p text:style-name="P1">State: 3 Score: 957 Lives: 1</text:p>
      <text:p text:style-name="P1">State: 3 Score: 1057 Lives: 1</text:p>
      <text:p text:style-name="P1">State: 3 Score: 1067 Lives: 1</text:p>
      <text:p text:style-name="P1">State: 3 Score: 1077 Lives: 1</text:p>
      <text:p text:style-name="P1">State: 2 Score: 1077 Lives: 1</text:p>
      <text:p text:style-name="P1">eerste if is geactiveerd</text:p>
      <text:p text:style-name="P1">tweede if is geactiveerd</text:p>
      <text:p text:style-name="P1">derde if is geactiveerd</text:p>
      <text:p text:style-name="P1">State: -1 Score: 1077 Lives: 0</text:p>
      <text:p text:style-name="P1">State: 0 Score: 1077 Lives: 0</text:p>
      <text:p text:style-name="P1">State: 1 Score: 1077 Lives: 0</text:p>
      <text:p text:style-name="P1">State: 2 Score: 0 Lives: 3</text:p>
      <text:p text:style-name="P1">eerste if is geactiveerd</text:p>
      <text:p text:style-name="P1">BALL PUSHER IS AAN</text:p>
      <text:p text:style-name="P1">ballLaunchBallGate is gelijk aan 0</text:p>
      <text:p text:style-name="P1">State: 3 Score: 0 Lives: 3</text:p>
      <text:p text:style-name="P1">State: 3 Score: 100 Lives: 3</text:p>
      <text:p text:style-name="P1">State: 3 Score: 110 Lives: 3</text:p>
      <text:p text:style-name="P1">State: 2 Score: 110 Lives: 3</text:p>
      <text:p text:style-name="P1">eerste if is geactiveerd</text:p>
      <text:p text:style-name="P1">tweede if is geactiveerd</text:p>
      <text:p text:style-name="P1">BALL PUSHER IS AAN</text:p>
      <text:p text:style-name="P1">State: 2 Score: 110 Lives: 2</text:p>
      <text:p text:style-name="P1">ballLaunchBallGate is gelijk aan 0</text:p>
      <text:p text:style-name="P1">State: 3 Score: 110 Lives: 2</text:p>
      <text:p text:style-name="P1">setting coil high</text:p>
      <text:p text:style-name="P1">State: 3 Score: 160 Lives: 2</text:p>
      <text:p text:style-name="P1">State: 3 Score: 170 Lives: 2</text:p>
      <text:p text:style-name="P1">State: 3 Score: 175 Lives: 2</text:p>
      <text:p text:style-name="P1">State: 3 Score: 180 Lives: 2</text:p>
      <text:p text:style-name="P1">State: 3 Score: 190 Lives: 2</text:p>
      <text:p text:style-name="P1">[INFO <text:s text:c="13"/>] [Base <text:s text:c="7"/>] Leaving application in progress...</text:p>
      <text:p text:style-name="P1"><text:soft-page-break/><text:s/></text:p>
      <text:p text:style-name="P1"><text:s/>Traceback (most recent call last):</text:p>
      <text:p text:style-name="P1"><text:s text:c="3"/>File "/home/pi/Desktop/backup files py 3/Terry##/CodeMergeAttempt1/main.py", line 430, in &lt;module&gt;</text:p>
      <text:p text:style-name="P1"><text:s text:c="5"/>FlipperApp().run()</text:p>
      <text:p text:style-name="P1"><text:s text:c="3"/>File "/usr/lib/python2.7/dist-packages/kivy/app.py", line 828, in run</text:p>
      <text:p text:style-name="P1"><text:s text:c="5"/>runTouchApp()</text:p>
      <text:p text:style-name="P1"><text:s text:c="3"/>File "/usr/lib/python2.7/dist-packages/kivy/base.py", line 487, in runTouchApp</text:p>
      <text:p text:style-name="P1"><text:s text:c="5"/>EventLoop.window.mainloop()</text:p>
      <text:p text:style-name="P1"><text:s text:c="3"/>File "/usr/lib/python2.7/dist-packages/kivy/core/window/window_sdl2.py", line 619, in mainloop</text:p>
      <text:p text:style-name="P1"><text:s text:c="5"/>self._mainloop()</text:p>
      <text:p text:style-name="P1"><text:s text:c="3"/>File "/usr/lib/python2.7/dist-packages/kivy/core/window/window_sdl2.py", line 362, in _mainloop</text:p>
      <text:p text:style-name="P1"><text:s text:c="5"/>EventLoop.idle()</text:p>
      <text:p text:style-name="P1"><text:s text:c="3"/>File "/usr/lib/python2.7/dist-packages/kivy/base.py", line 327, in idle</text:p>
      <text:p text:style-name="P1"><text:s text:c="5"/>Clock.tick()</text:p>
      <text:p text:style-name="P1"><text:s text:c="3"/>File "/usr/lib/python2.7/dist-packages/kivy/clock.py", line 515, in tick</text:p>
      <text:p text:style-name="P1"><text:s text:c="5"/>self._process_events()</text:p>
      <text:p text:style-name="P1"><text:s text:c="3"/>File "/usr/lib/python2.7/dist-packages/kivy/clock.py", line 647, in _process_events</text:p>
      <text:p text:style-name="P1"><text:s text:c="5"/>event.tick(self._last_tick, remove)</text:p>
      <text:p text:style-name="P1"><text:s text:c="3"/>File "/usr/lib/python2.7/dist-packages/kivy/clock.py", line 406, in tick</text:p>
      <text:p text:style-name="P1"><text:s text:c="5"/>ret = callback(self._dt)</text:p>
      <text:p text:style-name="P1"><text:s text:c="3"/>File "/home/pi/Desktop/backup files py 3/Terry##/CodeMergeAttempt1/main.py", line 344, in update</text:p>
      <text:p text:style-name="P1"><text:s text:c="5"/>func(self, deltaTime)</text:p>
      <text:p text:style-name="P1"><text:s text:c="3"/>File "/home/pi/Desktop/backup files py 3/Terry##/CodeMergeAttempt1/main.py", line 254, in GameLogic</text:p>
      <text:p text:style-name="P1"><text:s text:c="5"/>self.CheckOtherInputs()</text:p>
      <text:p text:style-name="P1"><text:s text:c="3"/>File "/home/pi/Desktop/backup files py 3/Terry##/CodeMergeAttempt1/main.py", line 227, in CheckOtherInputs</text:p>
      <text:p text:style-name="P1"><text:s text:c="5"/>if(self.hPointsSwitch.getState() == 1 or self.upperLeftBallGate.getState() == 1 or self.upperRightBallGate.getState() == 1):</text:p>
      <text:p text:style-name="P1"><text:s text:c="3"/>File "/home/pi/Desktop/backup files py 3/Terry##/CodeMergeAttempt1/Switch.py", line 17, in getState</text:p>
      <text:p text:style-name="P1"><text:s text:c="5"/>if self.mcp.input(self.switchPin) == 1:</text:p>
      <text:p text:style-name="P1"><text:s text:c="3"/>File "/home/pi/Desktop/backup files py 3/Terry##/CodeMergeAttempt1/MCP23017.py", line 164, in input</text:p>
      <text:p text:style-name="P1"><text:s text:c="5"/>regValue = self.i2c.readU8(MCP23017_GPIOB)</text:p>
      <text:p text:style-name="P1"><text:s text:c="3"/>File "/home/pi/.local/lib/python2.7/site-packages/Adafruit_GPIO/I2C.py", line 148, in readU8</text:p>
      <text:p text:style-name="P1"><text:s text:c="5"/>result = self._bus.read_byte_data(self._address, register) &amp; 0xFF</text:p>
      <text:p text:style-name="P1"><text:s text:c="3"/>File "/home/pi/.local/lib/python2.7/site-packages/Adafruit_PureIO/smbus.py", line 155, in read_byte_data</text:p>
      <text:p text:style-name="P1"><text:s text:c="5"/>ioctl(self._device.fileno(), I2C_RDWR, request)</text:p>
      <text:p text:style-name="P1"><text:s/>IOError: [Errno 121] Remote I/O error</text:p>
      <text:p text:style-name="P1">&gt;&gt;&gt; </text:p>
      <text:p text:style-name="P1"><text:s/>RESTART: /home/pi/Desktop/backup files py 3/Terry##/CodeMergeAttempt1/main.py </text:p>
      <text:p text:style-name="P1">[INFO <text:s text:c="13"/>] [Logger <text:s text:c="5"/>] Record log in /home/pi/.kivy/logs/kivy_18-05-28_35.txt</text:p>
      <text:p text:style-name="P1">[INFO <text:s text:c="13"/>] [Kivy <text:s text:c="7"/>] v1.9.1</text:p>
      <text:p text:style-name="P1">[INFO <text:s text:c="13"/>] [Python <text:s text:c="5"/>] v2.7.13 (default, Nov 24 2017, 17:33:09) </text:p>
      <text:p text:style-name="P1">[GCC 6.3.0 20170516]</text:p>
      <text:p text:style-name="P1">[INFO <text:s text:c="13"/>] [Factory <text:s text:c="4"/>] 179 symbols loaded</text:p>
      <text:p text:style-name="P1"><text:soft-page-break/>[INFO <text:s text:c="13"/>] [Image <text:s text:c="6"/>] Providers: img_tex, img_dds, img_gif, img_sdl2, img_pil (img_ffpyplayer ignored)</text:p>
      <text:p text:style-name="P1">HI I AM A SCORECHANGER!!!!</text:p>
      <text:p text:style-name="P1">Creating Switches</text:p>
      <text:p text:style-name="P1">Chip One Done</text:p>
      <text:p text:style-name="P1">Chip Two Done</text:p>
      <text:p text:style-name="P1">Chip Three Done</text:p>
      <text:p text:style-name="P1">Creating Coils</text:p>
      <text:p text:style-name="P1">[INFO <text:s text:c="13"/>] [OSC <text:s text:c="8"/>] using &lt;multiprocessing&gt; for socket</text:p>
      <text:p text:style-name="P1">[INFO <text:s text:c="13"/>] [Window <text:s text:c="5"/>] Provider: sdl2(['window_egl_rpi'] ignored)</text:p>
      <text:p text:style-name="P1">[INFO <text:s text:c="13"/>] [GL <text:s text:c="9"/>] OpenGL version &lt;3.0 Mesa 13.0.6&gt;</text:p>
      <text:p text:style-name="P1">[INFO <text:s text:c="13"/>] [GL <text:s text:c="9"/>] OpenGL vendor &lt;VMware, Inc.&gt;</text:p>
      <text:p text:style-name="P1">[INFO <text:s text:c="13"/>] [GL <text:s text:c="9"/>] OpenGL renderer &lt;Gallium 0.4 on llvmpipe (LLVM 3.9, 128 bits)&gt;</text:p>
      <text:p text:style-name="P1">[INFO <text:s text:c="13"/>] [GL <text:s text:c="9"/>] OpenGL parsed version: 3, 0</text:p>
      <text:p text:style-name="P1">[INFO <text:s text:c="13"/>] [GL <text:s text:c="9"/>] Shading version &lt;1.30&gt;</text:p>
      <text:p text:style-name="P1">[INFO <text:s text:c="13"/>] [GL <text:s text:c="9"/>] Texture max size &lt;8192&gt;</text:p>
      <text:p text:style-name="P1">[INFO <text:s text:c="13"/>] [GL <text:s text:c="9"/>] Texture max units &lt;32&gt;</text:p>
      <text:p text:style-name="P1">[INFO <text:s text:c="13"/>] [Window <text:s text:c="5"/>] auto add sdl2 input provider</text:p>
      <text:p text:style-name="P1">[INFO <text:s text:c="13"/>] [Window <text:s text:c="5"/>] virtual keyboard not allowed, single mode, not docked</text:p>
      <text:p text:style-name="P1">[INFO <text:s text:c="13"/>] [Text <text:s text:c="7"/>] Provider: sdl2</text:p>
      <text:p text:style-name="P1">[ERROR <text:s text:c="12"/>] [Image <text:s text:c="6"/>] Error reading file /home/pi/Desktop/Ruben#/Test/space.png</text:p>
      <text:p text:style-name="P1">[INFO <text:s text:c="13"/>] [ProbeSysfs <text:s/>] device match: /dev/input/event1</text:p>
      <text:p text:style-name="P1">[INFO <text:s text:c="13"/>] [HIDInput <text:s text:c="3"/>] Read event from &lt;/dev/input/event1&gt;</text:p>
      <text:p text:style-name="P1">[INFO <text:s text:c="13"/>] [ProbeSysfs <text:s/>] device match: /dev/input/event0</text:p>
      <text:p text:style-name="P1">[INFO <text:s text:c="13"/>] [HIDInput <text:s text:c="3"/>] Read event from &lt;/dev/input/event0&gt;</text:p>
      <text:p text:style-name="P1">[INFO <text:s text:c="13"/>] [Base <text:s text:c="7"/>] Start application main loop</text:p>
      <text:p text:style-name="P1">[INFO <text:s text:c="13"/>] [HIDMotionEvent] using &lt;Logitech K810&gt;</text:p>
      <text:p text:style-name="P1">[INFO <text:s text:c="13"/>] [HIDMotionEvent] using &lt;MX Anywhere 2&gt;</text:p>
      <text:p text:style-name="P1">[INFO <text:s text:c="13"/>] [GL <text:s text:c="9"/>] NPOT texture support is available</text:p>
      <text:p text:style-name="P1">State: 0 Score: 0 Lives: 0</text:p>
      <text:p text:style-name="P1">State: 1 Score: 0 Lives: 0</text:p>
      <text:p text:style-name="P1">State: 2 Score: 0 Lives: 3</text:p>
      <text:p text:style-name="P1">eerste if is geactiveerd</text:p>
      <text:p text:style-name="P1">BALL PUSHER IS AAN</text:p>
      <text:p text:style-name="P1">ballLaunchBallGate is gelijk aan 0</text:p>
      <text:p text:style-name="P1">State: 3 Score: 0 Lives: 3</text:p>
      <text:p text:style-name="P1">[INFO <text:s text:c="13"/>] [Base <text:s text:c="7"/>] Leaving application in progress...</text:p>
      <text:p text:style-name="P1"><text:s/></text:p>
      <text:p text:style-name="P1"><text:s/>Traceback (most recent call last):</text:p>
      <text:p text:style-name="P1"><text:s text:c="3"/>File "/home/pi/Desktop/backup files py 3/Terry##/CodeMergeAttempt1/main.py", line 430, in &lt;module&gt;</text:p>
      <text:p text:style-name="P1"><text:s text:c="5"/>FlipperApp().run()</text:p>
      <text:p text:style-name="P1"><text:s text:c="3"/>File "/usr/lib/python2.7/dist-packages/kivy/app.py", line 828, in run</text:p>
      <text:p text:style-name="P1"><text:s text:c="5"/>runTouchApp()</text:p>
      <text:p text:style-name="P1"><text:s text:c="3"/>File "/usr/lib/python2.7/dist-packages/kivy/base.py", line 487, in runTouchApp</text:p>
      <text:p text:style-name="P1"><text:s text:c="5"/>EventLoop.window.mainloop()</text:p>
      <text:p text:style-name="P1"><text:s text:c="3"/>File "/usr/lib/python2.7/dist-packages/kivy/core/window/window_sdl2.py", line 619, in mainloop</text:p>
      <text:p text:style-name="P1"><text:s text:c="5"/>self._mainloop()</text:p>
      <text:p text:style-name="P1"><text:s text:c="3"/>File "/usr/lib/python2.7/dist-packages/kivy/core/window/window_sdl2.py", line 362, in _mainloop</text:p>
      <text:p text:style-name="P1"><text:s text:c="5"/>EventLoop.idle()</text:p>
      <text:p text:style-name="P1"><text:s text:c="3"/>File "/usr/lib/python2.7/dist-packages/kivy/base.py", line 327, in idle</text:p>
      <text:p text:style-name="P1"><text:soft-page-break/><text:s text:c="5"/>Clock.tick()</text:p>
      <text:p text:style-name="P1"><text:s text:c="3"/>File "/usr/lib/python2.7/dist-packages/kivy/clock.py", line 515, in tick</text:p>
      <text:p text:style-name="P1"><text:s text:c="5"/>self._process_events()</text:p>
      <text:p text:style-name="P1"><text:s text:c="3"/>File "/usr/lib/python2.7/dist-packages/kivy/clock.py", line 647, in _process_events</text:p>
      <text:p text:style-name="P1"><text:s text:c="5"/>event.tick(self._last_tick, remove)</text:p>
      <text:p text:style-name="P1"><text:s text:c="3"/>File "/usr/lib/python2.7/dist-packages/kivy/clock.py", line 406, in tick</text:p>
      <text:p text:style-name="P1"><text:s text:c="5"/>ret = callback(self._dt)</text:p>
      <text:p text:style-name="P1"><text:s text:c="3"/>File "/home/pi/Desktop/backup files py 3/Terry##/CodeMergeAttempt1/main.py", line 344, in update</text:p>
      <text:p text:style-name="P1"><text:s text:c="5"/>func(self, deltaTime)</text:p>
      <text:p text:style-name="P1"><text:s text:c="3"/>File "/home/pi/Desktop/backup files py 3/Terry##/CodeMergeAttempt1/main.py", line 251, in GameLogic</text:p>
      <text:p text:style-name="P1"><text:s text:c="5"/>self.score += x.update(deltaTime)</text:p>
      <text:p text:style-name="P1"><text:s text:c="3"/>File "/home/pi/Desktop/backup files py 3/Terry##/CodeMergeAttempt1/Bumper.py", line 26, in update</text:p>
      <text:p text:style-name="P1"><text:s text:c="5"/>if self.detectionSwitch.getState() == 1:</text:p>
      <text:p text:style-name="P1"><text:s text:c="3"/>File "/home/pi/Desktop/backup files py 3/Terry##/CodeMergeAttempt1/Switch.py", line 17, in getState</text:p>
      <text:p text:style-name="P1"><text:s text:c="5"/>if self.mcp.input(self.switchPin) == 1:</text:p>
      <text:p text:style-name="P1"><text:s text:c="3"/>File "/home/pi/Desktop/backup files py 3/Terry##/CodeMergeAttempt1/MCP23017.py", line 164, in input</text:p>
      <text:p text:style-name="P1"><text:s text:c="5"/>regValue = self.i2c.readU8(MCP23017_GPIOB)</text:p>
      <text:p text:style-name="P1"><text:s text:c="3"/>File "/home/pi/.local/lib/python2.7/site-packages/Adafruit_GPIO/I2C.py", line 148, in readU8</text:p>
      <text:p text:style-name="P1"><text:s text:c="5"/>result = self._bus.read_byte_data(self._address, register) &amp; 0xFF</text:p>
      <text:p text:style-name="P1"><text:s text:c="3"/>File "/home/pi/.local/lib/python2.7/site-packages/Adafruit_PureIO/smbus.py", line 155, in read_byte_data</text:p>
      <text:p text:style-name="P1"><text:s text:c="5"/>ioctl(self._device.fileno(), I2C_RDWR, request)</text:p>
      <text:p text:style-name="P1"><text:s/>IOError: [Errno 121] Remote I/O error</text:p>
      <text:p text:style-name="P1">&gt;&gt;&gt; <text:s/>Exception in thread Thread-1:</text:p>
      <text:p text:style-name="P1"><text:s/>Traceback (most recent call last):</text:p>
      <text:p text:style-name="P1">KeyboardInterrupt</text:p>
      <text:p text:style-name="P1">&gt;&gt;&gt; <text:s text:c="3"/>File "/usr/lib/python2.7/threading.py", line 801, in __bootstrap_inner</text:p>
      <text:p text:style-name="P1"><text:s text:c="5"/>self.run()</text:p>
      <text:p text:style-name="P1"><text:s text:c="3"/>File "/usr/lib/python2.7/threading.py", line 754, in run</text:p>
      <text:p text:style-name="P1"><text:s text:c="5"/>self.__target(*self.__args, **self.__kwargs)</text:p>
      <text:p text:style-name="P1"><text:s text:c="3"/>File "/usr/lib/python2.7/dist-packages/kivy/input/providers/hidinput.py", line 701, in _thread_run</text:p>
      <text:p text:style-name="P1"><text:s text:c="5"/>process_as_mouse_or_keyboard(*infos)</text:p>
      <text:p text:style-name="P1"><text:s text:c="3"/>File "/usr/lib/python2.7/dist-packages/kivy/input/providers/hidinput.py", line 551, in process_as_mouse_or_keyboard</text:p>
      <text:p text:style-name="P1"><text:s text:c="5"/>Keyboard.keycodes[l.lower()],</text:p>
      <text:p text:style-name="P1"><text:s/>KeyError: 'ctrl'</text:p>
      <text:p text:style-name="P1"><text:s/></text:p>
      <text:p text:style-name="P1"/>
      <text:p text:style-name="P1"><text:s/>RESTART: /home/pi/Desktop/backup files py 3/Terry##/CodeMergeAttempt1/main.py </text:p>
      <text:p text:style-name="P1">[INFO <text:s text:c="13"/>] [Logger <text:s text:c="5"/>] Record log in /home/pi/.kivy/logs/kivy_18-05-28_36.txt</text:p>
      <text:p text:style-name="P1">[INFO <text:s text:c="13"/>] [Kivy <text:s text:c="7"/>] v1.9.1</text:p>
      <text:p text:style-name="P1">[INFO <text:s text:c="13"/>] [Python <text:s text:c="5"/>] v2.7.13 (default, Nov 24 2017, 17:33:09) </text:p>
      <text:p text:style-name="P1">[GCC 6.3.0 20170516]</text:p>
      <text:p text:style-name="P1">[INFO <text:s text:c="13"/>] [Factory <text:s text:c="4"/>] 179 symbols loaded</text:p>
      <text:p text:style-name="P1">[INFO <text:s text:c="13"/>] [Image <text:s text:c="6"/>] Providers: img_tex, img_dds, img_gif, img_sdl2, img_pil (img_ffpyplayer ignored)</text:p>
      <text:p text:style-name="P1">HI I AM A SCORECHANGER!!!!</text:p>
      <text:p text:style-name="P1"><text:soft-page-break/>Creating Switches</text:p>
      <text:p text:style-name="P1">Chip One Done</text:p>
      <text:p text:style-name="P1">Chip Two Done</text:p>
      <text:p text:style-name="P1">Chip Three Done</text:p>
      <text:p text:style-name="P1">Creating Coils</text:p>
      <text:p text:style-name="P1">[INFO <text:s text:c="13"/>] [OSC <text:s text:c="8"/>] using &lt;multiprocessing&gt; for socket</text:p>
      <text:p text:style-name="P1">[INFO <text:s text:c="13"/>] [Window <text:s text:c="5"/>] Provider: sdl2(['window_egl_rpi'] ignored)</text:p>
      <text:p text:style-name="P1">[INFO <text:s text:c="13"/>] [GL <text:s text:c="9"/>] OpenGL version &lt;3.0 Mesa 13.0.6&gt;</text:p>
      <text:p text:style-name="P1">[INFO <text:s text:c="13"/>] [GL <text:s text:c="9"/>] OpenGL vendor &lt;VMware, Inc.&gt;</text:p>
      <text:p text:style-name="P1">[INFO <text:s text:c="13"/>] [GL <text:s text:c="9"/>] OpenGL renderer &lt;Gallium 0.4 on llvmpipe (LLVM 3.9, 128 bits)&gt;</text:p>
      <text:p text:style-name="P1">[INFO <text:s text:c="13"/>] [GL <text:s text:c="9"/>] OpenGL parsed version: 3, 0</text:p>
      <text:p text:style-name="P1">[INFO <text:s text:c="13"/>] [GL <text:s text:c="9"/>] Shading version &lt;1.30&gt;</text:p>
      <text:p text:style-name="P1">[INFO <text:s text:c="13"/>] [GL <text:s text:c="9"/>] Texture max size &lt;8192&gt;</text:p>
      <text:p text:style-name="P1">[INFO <text:s text:c="13"/>] [GL <text:s text:c="9"/>] Texture max units &lt;32&gt;</text:p>
      <text:p text:style-name="P1">[INFO <text:s text:c="13"/>] [Window <text:s text:c="5"/>] auto add sdl2 input provider</text:p>
      <text:p text:style-name="P1">[INFO <text:s text:c="13"/>] [Window <text:s text:c="5"/>] virtual keyboard not allowed, single mode, not docked</text:p>
      <text:p text:style-name="P1">[INFO <text:s text:c="13"/>] [Text <text:s text:c="7"/>] Provider: sdl2</text:p>
      <text:p text:style-name="P1">[ERROR <text:s text:c="12"/>] [Image <text:s text:c="6"/>] Error reading file /home/pi/Desktop/Ruben#/Test/space.png</text:p>
      <text:p text:style-name="P1">[INFO <text:s text:c="13"/>] [ProbeSysfs <text:s/>] device match: /dev/input/event1</text:p>
      <text:p text:style-name="P1">[INFO <text:s text:c="13"/>] [HIDInput <text:s text:c="3"/>] Read event from &lt;/dev/input/event1&gt;</text:p>
      <text:p text:style-name="P1">[INFO <text:s text:c="13"/>] [ProbeSysfs <text:s/>] device match: /dev/input/event0</text:p>
      <text:p text:style-name="P1">[INFO <text:s text:c="13"/>] [HIDInput <text:s text:c="3"/>] Read event from &lt;/dev/input/event0&gt;</text:p>
      <text:p text:style-name="P1">[INFO <text:s text:c="13"/>] [Base <text:s text:c="7"/>] Start application main loop</text:p>
      <text:p text:style-name="P1">[INFO <text:s text:c="13"/>] [HIDMotionEvent] using &lt;Logitech K810&gt;</text:p>
      <text:p text:style-name="P1">[INFO <text:s text:c="13"/>] [GL <text:s text:c="9"/>] NPOT texture support is available</text:p>
      <text:p text:style-name="P1">[INFO <text:s text:c="13"/>] [HIDMotionEvent] using &lt;MX Anywhere 2&gt;</text:p>
      <text:p text:style-name="P1">State: 0 Score: 0 Lives: 0</text:p>
      <text:p text:style-name="P1">State: 1 Score: 0 Lives: 0</text:p>
      <text:p text:style-name="P1">State: 2 Score: 0 Lives: 3</text:p>
      <text:p text:style-name="P1">eerste if is geactiveerd</text:p>
      <text:p text:style-name="P1">BALL PUSHER IS AAN</text:p>
      <text:p text:style-name="P1">ballLaunchBallGate is gelijk aan 0</text:p>
      <text:p text:style-name="P1">State: 3 Score: 0 Lives: 3</text:p>
      <text:p text:style-name="P1">State: 3 Score: 100 Lives: 3</text:p>
      <text:p text:style-name="P1">State: 3 Score: 200 Lives: 3</text:p>
      <text:p text:style-name="P1">State: 3 Score: 300 Lives: 3</text:p>
      <text:p text:style-name="P1">State: 3 Score: 400 Lives: 3</text:p>
      <text:p text:style-name="P1">State: 3 Score: 500 Lives: 3</text:p>
      <text:p text:style-name="P1">State: 3 Score: 600 Lives: 3</text:p>
      <text:p text:style-name="P1">State: 3 Score: 700 Lives: 3</text:p>
      <text:p text:style-name="P1">State: 3 Score: 800 Lives: 3</text:p>
      <text:p text:style-name="P1">State: 3 Score: 900 Lives: 3</text:p>
      <text:p text:style-name="P1">State: 3 Score: 1000 Lives: 3</text:p>
      <text:p text:style-name="P1">State: 3 Score: 1100 Lives: 3</text:p>
      <text:p text:style-name="P1">State: 3 Score: 1200 Lives: 3</text:p>
      <text:p text:style-name="P1">State: 3 Score: 1300 Lives: 3</text:p>
      <text:p text:style-name="P1">State: 3 Score: 1400 Lives: 3</text:p>
      <text:p text:style-name="P1">State: 3 Score: 1500 Lives: 3</text:p>
      <text:p text:style-name="P1">State: 3 Score: 1600 Lives: 3</text:p>
      <text:p text:style-name="P1">State: 3 Score: 1700 Lives: 3</text:p>
      <text:p text:style-name="P1">State: 3 Score: 1800 Lives: 3</text:p>
      <text:p text:style-name="P1">State: 3 Score: 1900 Lives: 3</text:p>
      <text:p text:style-name="P1"><text:soft-page-break/>State: 3 Score: 2000 Lives: 3</text:p>
      <text:p text:style-name="P1">State: 3 Score: 2100 Lives: 3</text:p>
      <text:p text:style-name="P1">State: 3 Score: 2200 Lives: 3</text:p>
      <text:p text:style-name="P1">State: 3 Score: 2300 Lives: 3</text:p>
      <text:p text:style-name="P1">State: 3 Score: 2400 Lives: 3</text:p>
      <text:p text:style-name="P1">State: 3 Score: 2500 Lives: 3</text:p>
      <text:p text:style-name="P1">State: 3 Score: 2600 Lives: 3</text:p>
      <text:p text:style-name="P1">State: 3 Score: 2700 Lives: 3</text:p>
      <text:p text:style-name="P1">State: 3 Score: 2800 Lives: 3</text:p>
      <text:p text:style-name="P1">State: 3 Score: 2900 Lives: 3</text:p>
      <text:p text:style-name="P1">setting coil high</text:p>
      <text:p text:style-name="P1">State: 3 Score: 2950 Lives: 3</text:p>
      <text:p text:style-name="P1">State: 3 Score: 2960 Lives: 3</text:p>
      <text:p text:style-name="P1">setting coil high</text:p>
      <text:p text:style-name="P1">State: 3 Score: 3010 Lives: 3</text:p>
      <text:p text:style-name="P1">State: 3 Score: 3015 Lives: 3</text:p>
      <text:p text:style-name="P1">State: 3 Score: 3030 Lives: 3</text:p>
      <text:p text:style-name="P1">setting coil high</text:p>
      <text:p text:style-name="P1">State: 3 Score: 3080 Lives: 3</text:p>
      <text:p text:style-name="P1">State: 3 Score: 3085 Lives: 3</text:p>
      <text:p text:style-name="P1">State: 2 Score: 3085 Lives: 3</text:p>
      <text:p text:style-name="P1">eerste if is geactiveerd</text:p>
      <text:p text:style-name="P1">tweede if is geactiveerd</text:p>
      <text:p text:style-name="P1">BALL PUSHER IS AAN</text:p>
      <text:p text:style-name="P1">State: 2 Score: 3085 Lives: 2</text:p>
      <text:p text:style-name="P1">eerste if is geactiveerd</text:p>
      <text:p text:style-name="P1">tweede if is geactiveerd</text:p>
      <text:p text:style-name="P1">BALL PUSHER IS AAN</text:p>
      <text:p text:style-name="P1">State: 2 Score: 3085 Lives: 1</text:p>
      <text:p text:style-name="P1">ballLaunchBallGate is gelijk aan 0</text:p>
      <text:p text:style-name="P1">State: 3 Score: 3085 Lives: 1</text:p>
      <text:p text:style-name="P1">State: 3 Score: 3185 Lives: 1</text:p>
      <text:p text:style-name="P1">State: 3 Score: 3285 Lives: 1</text:p>
      <text:p text:style-name="P1">State: 3 Score: 3385 Lives: 1</text:p>
      <text:p text:style-name="P1">State: 3 Score: 3395 Lives: 1</text:p>
      <text:p text:style-name="P1">State: 3 Score: 3405 Lives: 1</text:p>
      <text:p text:style-name="P1">[INFO <text:s text:c="13"/>] [Base <text:s text:c="7"/>] Leaving application in progress...</text:p>
      <text:p text:style-name="P1"><text:s/></text:p>
      <text:p text:style-name="P1"><text:s/>Traceback (most recent call last):</text:p>
      <text:p text:style-name="P1"><text:s text:c="3"/>File "/home/pi/Desktop/backup files py 3/Terry##/CodeMergeAttempt1/main.py", line 430, in &lt;module&gt;</text:p>
      <text:p text:style-name="P1"><text:s text:c="5"/>FlipperApp().run()</text:p>
      <text:p text:style-name="P1"><text:s text:c="3"/>File "/usr/lib/python2.7/dist-packages/kivy/app.py", line 828, in run</text:p>
      <text:p text:style-name="P1"><text:s text:c="5"/>runTouchApp()</text:p>
      <text:p text:style-name="P1"><text:s text:c="3"/>File "/usr/lib/python2.7/dist-packages/kivy/base.py", line 487, in runTouchApp</text:p>
      <text:p text:style-name="P1"><text:s text:c="5"/>EventLoop.window.mainloop()</text:p>
      <text:p text:style-name="P1"><text:s text:c="3"/>File "/usr/lib/python2.7/dist-packages/kivy/core/window/window_sdl2.py", line 619, in mainloop</text:p>
      <text:p text:style-name="P1"><text:s text:c="5"/>self._mainloop()</text:p>
      <text:p text:style-name="P1"><text:s text:c="3"/>File "/usr/lib/python2.7/dist-packages/kivy/core/window/window_sdl2.py", line 362, in _mainloop</text:p>
      <text:p text:style-name="P1"><text:s text:c="5"/>EventLoop.idle()</text:p>
      <text:p text:style-name="P1"><text:s text:c="3"/>File "/usr/lib/python2.7/dist-packages/kivy/base.py", line 327, in idle</text:p>
      <text:p text:style-name="P1"><text:soft-page-break/><text:s text:c="5"/>Clock.tick()</text:p>
      <text:p text:style-name="P1"><text:s text:c="3"/>File "/usr/lib/python2.7/dist-packages/kivy/clock.py", line 515, in tick</text:p>
      <text:p text:style-name="P1"><text:s text:c="5"/>self._process_events()</text:p>
      <text:p text:style-name="P1"><text:s text:c="3"/>File "/usr/lib/python2.7/dist-packages/kivy/clock.py", line 647, in _process_events</text:p>
      <text:p text:style-name="P1"><text:s text:c="5"/>event.tick(self._last_tick, remove)</text:p>
      <text:p text:style-name="P1"><text:s text:c="3"/>File "/usr/lib/python2.7/dist-packages/kivy/clock.py", line 406, in tick</text:p>
      <text:p text:style-name="P1"><text:s text:c="5"/>ret = callback(self._dt)</text:p>
      <text:p text:style-name="P1"><text:s text:c="3"/>File "/home/pi/Desktop/backup files py 3/Terry##/CodeMergeAttempt1/main.py", line 344, in update</text:p>
      <text:p text:style-name="P1"><text:s text:c="5"/>func(self, deltaTime)</text:p>
      <text:p text:style-name="P1"><text:s text:c="3"/>File "/home/pi/Desktop/backup files py 3/Terry##/CodeMergeAttempt1/main.py", line 254, in GameLogic</text:p>
      <text:p text:style-name="P1"><text:s text:c="5"/>self.CheckOtherInputs()</text:p>
      <text:p text:style-name="P1"><text:s text:c="3"/>File "/home/pi/Desktop/backup files py 3/Terry##/CodeMergeAttempt1/main.py", line 227, in CheckOtherInputs</text:p>
      <text:p text:style-name="P1"><text:s text:c="5"/>if(self.hPointsSwitch.getState() == 1 or self.upperLeftBallGate.getState() == 1 or self.upperRightBallGate.getState() == 1):</text:p>
      <text:p text:style-name="P1"><text:s text:c="3"/>File "/home/pi/Desktop/backup files py 3/Terry##/CodeMergeAttempt1/Switch.py", line 17, in getState</text:p>
      <text:p text:style-name="P1"><text:s text:c="5"/>if self.mcp.input(self.switchPin) == 1:</text:p>
      <text:p text:style-name="P1"><text:s text:c="3"/>File "/home/pi/Desktop/backup files py 3/Terry##/CodeMergeAttempt1/MCP23017.py", line 164, in input</text:p>
      <text:p text:style-name="P1"><text:s text:c="5"/>regValue = self.i2c.readU8(MCP23017_GPIOB)</text:p>
      <text:p text:style-name="P1"><text:s text:c="3"/>File "/home/pi/.local/lib/python2.7/site-packages/Adafruit_GPIO/I2C.py", line 148, in readU8</text:p>
      <text:p text:style-name="P1"><text:s text:c="5"/>result = self._bus.read_byte_data(self._address, register) &amp; 0xFF</text:p>
      <text:p text:style-name="P1"><text:s text:c="3"/>File "/home/pi/.local/lib/python2.7/site-packages/Adafruit_PureIO/smbus.py", line 155, in read_byte_data</text:p>
      <text:p text:style-name="P1"><text:s text:c="5"/>ioctl(self._device.fileno(), I2C_RDWR, request)</text:p>
      <text:p text:style-name="P1"><text:s/>IOError: [Errno 121] Remote I/O error</text:p>
      <text:p text:style-name="P1">&gt;&gt;&gt; </text:p>
      <text:p text:style-name="P1"><text:s/>RESTART: /home/pi/Desktop/backup files py 3/Terry##/CodeMergeAttempt1/main.py </text:p>
      <text:p text:style-name="P1">[INFO <text:s text:c="13"/>] [Logger <text:s text:c="5"/>] Record log in /home/pi/.kivy/logs/kivy_18-05-28_37.txt</text:p>
      <text:p text:style-name="P1">[INFO <text:s text:c="13"/>] [Kivy <text:s text:c="7"/>] v1.9.1</text:p>
      <text:p text:style-name="P1">[INFO <text:s text:c="13"/>] [Python <text:s text:c="5"/>] v2.7.13 (default, Nov 24 2017, 17:33:09) </text:p>
      <text:p text:style-name="P1">[GCC 6.3.0 20170516]</text:p>
      <text:p text:style-name="P1">[INFO <text:s text:c="13"/>] [Factory <text:s text:c="4"/>] 179 symbols loaded</text:p>
      <text:p text:style-name="P1">[INFO <text:s text:c="13"/>] [Image <text:s text:c="6"/>] Providers: img_tex, img_dds, img_gif, img_sdl2, img_pil (img_ffpyplayer ignored)</text:p>
      <text:p text:style-name="P1">HI I AM A SCORECHANGER!!!!</text:p>
      <text:p text:style-name="P1">Creating Switches</text:p>
      <text:p text:style-name="P1">Chip One Done</text:p>
      <text:p text:style-name="P1">Chip Two Done</text:p>
      <text:p text:style-name="P1">Chip Three Done</text:p>
      <text:p text:style-name="P1">Creating Coils</text:p>
      <text:p text:style-name="P1">[INFO <text:s text:c="13"/>] [OSC <text:s text:c="8"/>] using &lt;multiprocessing&gt; for socket</text:p>
      <text:p text:style-name="P1">[INFO <text:s text:c="13"/>] [Window <text:s text:c="5"/>] Provider: sdl2(['window_egl_rpi'] ignored)</text:p>
      <text:p text:style-name="P1">[INFO <text:s text:c="13"/>] [GL <text:s text:c="9"/>] OpenGL version &lt;3.0 Mesa 13.0.6&gt;</text:p>
      <text:p text:style-name="P1">[INFO <text:s text:c="13"/>] [GL <text:s text:c="9"/>] OpenGL vendor &lt;VMware, Inc.&gt;</text:p>
      <text:p text:style-name="P1">[INFO <text:s text:c="13"/>] [GL <text:s text:c="9"/>] OpenGL renderer &lt;Gallium 0.4 on llvmpipe (LLVM 3.9, 128 bits)&gt;</text:p>
      <text:p text:style-name="P1">[INFO <text:s text:c="13"/>] [GL <text:s text:c="9"/>] OpenGL parsed version: 3, 0</text:p>
      <text:p text:style-name="P1">[INFO <text:s text:c="13"/>] [GL <text:s text:c="9"/>] Shading version &lt;1.30&gt;</text:p>
      <text:p text:style-name="P1">[INFO <text:s text:c="13"/>] [GL <text:s text:c="9"/>] Texture max size &lt;8192&gt;</text:p>
      <text:p text:style-name="P1"><text:soft-page-break/>[INFO <text:s text:c="13"/>] [GL <text:s text:c="9"/>] Texture max units &lt;32&gt;</text:p>
      <text:p text:style-name="P1">[INFO <text:s text:c="13"/>] [Window <text:s text:c="5"/>] auto add sdl2 input provider</text:p>
      <text:p text:style-name="P1">[INFO <text:s text:c="13"/>] [Window <text:s text:c="5"/>] virtual keyboard not allowed, single mode, not docked</text:p>
      <text:p text:style-name="P1">[INFO <text:s text:c="13"/>] [Text <text:s text:c="7"/>] Provider: sdl2</text:p>
      <text:p text:style-name="P1">[ERROR <text:s text:c="12"/>] [Image <text:s text:c="6"/>] Error reading file /home/pi/Desktop/Ruben#/Test/space.png</text:p>
      <text:p text:style-name="P1">[INFO <text:s text:c="13"/>] [ProbeSysfs <text:s/>] device match: /dev/input/event1</text:p>
      <text:p text:style-name="P1">[INFO <text:s text:c="13"/>] [HIDInput <text:s text:c="3"/>] Read event from &lt;/dev/input/event1&gt;</text:p>
      <text:p text:style-name="P1">[INFO <text:s text:c="13"/>] [ProbeSysfs <text:s/>] device match: /dev/input/event0</text:p>
      <text:p text:style-name="P1">[INFO <text:s text:c="13"/>] [HIDInput <text:s text:c="3"/>] Read event from &lt;/dev/input/event0&gt;</text:p>
      <text:p text:style-name="P1">[INFO <text:s text:c="13"/>] [Base <text:s text:c="7"/>] Start application main loop</text:p>
      <text:p text:style-name="P1">[INFO <text:s text:c="13"/>] [HIDMotionEvent] using &lt;Logitech K810&gt;</text:p>
      <text:p text:style-name="P1">[INFO <text:s text:c="13"/>] [GL <text:s text:c="9"/>] NPOT texture support is available</text:p>
      <text:p text:style-name="P1">[INFO <text:s text:c="13"/>] [HIDMotionEvent] using &lt;MX Anywhere 2&gt;</text:p>
      <text:p text:style-name="P1">State: 0 Score: 0 Lives: 0</text:p>
      <text:p text:style-name="P1"><text:s/>Exception in thread Thread-1:</text:p>
      <text:p text:style-name="P1">[INFO <text:s text:c="13"/>] [Base <text:s text:c="7"/>] Leaving application in progress...</text:p>
      <text:p text:style-name="P1"><text:s/>Traceback (most recent call last):</text:p>
      <text:p text:style-name="P1"><text:s text:c="3"/>File "/usr/lib/python2.7/threading.py", line 801, in __bootstrap_inner</text:p>
      <text:p text:style-name="P1"><text:s/></text:p>
      <text:p text:style-name="P1"><text:s text:c="5"/>self.run()</text:p>
      <text:p text:style-name="P1"><text:s/>Traceback (most recent call last):</text:p>
      <text:p text:style-name="P1"><text:s text:c="3"/>File "/usr/lib/python2.7/threading.py", line 754, in run</text:p>
      <text:p text:style-name="P1"><text:s text:c="3"/>File "/home/pi/Desktop/backup files py 3/Terry##/CodeMergeAttempt1/main.py", line 430, in &lt;module&gt;</text:p>
      <text:p text:style-name="P1"><text:s text:c="5"/>self.__target(*self.__args, **self.__kwargs)</text:p>
      <text:p text:style-name="P1"><text:s text:c="5"/>FlipperApp().run()</text:p>
      <text:p text:style-name="P1"><text:s text:c="3"/>File "/usr/lib/python2.7/dist-packages/kivy/input/providers/hidinput.py", line 701, in _thread_run</text:p>
      <text:p text:style-name="P1"><text:s text:c="3"/>File "/usr/lib/python2.7/dist-packages/kivy/app.py", line 828, in run</text:p>
      <text:p text:style-name="P1"><text:s text:c="5"/>process_as_mouse_or_keyboard(*infos)</text:p>
      <text:p text:style-name="P1"><text:s text:c="5"/>runTouchApp()</text:p>
      <text:p text:style-name="P1"><text:s text:c="3"/>File "/usr/lib/python2.7/dist-packages/kivy/input/providers/hidinput.py", line 551, in process_as_mouse_or_keyboard</text:p>
      <text:p text:style-name="P1"><text:s text:c="3"/>File "/usr/lib/python2.7/dist-packages/kivy/base.py", line 487, in runTouchApp</text:p>
      <text:p text:style-name="P1"><text:s text:c="5"/>Keyboard.keycodes[l.lower()],</text:p>
      <text:p text:style-name="P1"><text:s text:c="5"/>EventLoop.window.mainloop()</text:p>
      <text:p text:style-name="P1"><text:s/>KeyError: 'ctrl'</text:p>
      <text:p text:style-name="P1"><text:s text:c="3"/>File "/usr/lib/python2.7/dist-packages/kivy/core/window/window_sdl2.py", line 619, in mainloop</text:p>
      <text:p text:style-name="P1"><text:s/></text:p>
      <text:p text:style-name="P1"><text:s text:c="5"/>self._mainloop()</text:p>
      <text:p text:style-name="P1"><text:s text:c="3"/>File "/usr/lib/python2.7/dist-packages/kivy/core/window/window_sdl2.py", line 362, in _mainloop</text:p>
      <text:p text:style-name="P1"><text:s text:c="5"/>EventLoop.idle()</text:p>
      <text:p text:style-name="P1"><text:s text:c="3"/>File "/usr/lib/python2.7/dist-packages/kivy/base.py", line 327, in idle</text:p>
      <text:p text:style-name="P1"><text:s text:c="5"/>Clock.tick()</text:p>
      <text:p text:style-name="P1"><text:s text:c="3"/>File "/usr/lib/python2.7/dist-packages/kivy/clock.py", line 493, in tick</text:p>
      <text:p text:style-name="P1"><text:s text:c="5"/>usleep(1000000 * (sleeptime - sleep_undershoot))</text:p>
      <text:p text:style-name="P1"><text:s text:c="3"/>File "/usr/lib/python2.7/dist-packages/kivy/clock.py", line 285, in usleep</text:p>
      <text:p text:style-name="P1"><text:s text:c="5"/>_libc_usleep(int(microseconds))</text:p>
      <text:p text:style-name="P1"><text:s/>KeyboardInterrupt</text:p>
      <text:p text:style-name="P1">&gt;&gt;&gt; </text:p>
      <text:p text:style-name="P1"><text:s/>RESTART: /home/pi/Desktop/backup files py 3/Terry##/CodeMergeAttempt1/main.py </text:p>
      <text:p text:style-name="P1">[INFO <text:s text:c="13"/>] [Logger <text:s text:c="5"/>] Record log in /home/pi/.kivy/logs/kivy_18-05-28_38.txt</text:p>
      <text:p text:style-name="P1"><text:soft-page-break/>[INFO <text:s text:c="13"/>] [Kivy <text:s text:c="7"/>] v1.9.1</text:p>
      <text:p text:style-name="P1">[INFO <text:s text:c="13"/>] [Python <text:s text:c="5"/>] v2.7.13 (default, Nov 24 2017, 17:33:09) </text:p>
      <text:p text:style-name="P1">[GCC 6.3.0 20170516]</text:p>
      <text:p text:style-name="P1">[INFO <text:s text:c="13"/>] [Factory <text:s text:c="4"/>] 179 symbols loaded</text:p>
      <text:p text:style-name="P1">[INFO <text:s text:c="13"/>] [Image <text:s text:c="6"/>] Providers: img_tex, img_dds, img_gif, img_sdl2, img_pil (img_ffpyplayer ignored)</text:p>
      <text:p text:style-name="P1">HI I AM A SCORECHANGER!!!!</text:p>
      <text:p text:style-name="P1">Creating Switches</text:p>
      <text:p text:style-name="P1">Chip One Done</text:p>
      <text:p text:style-name="P1">Chip Two Done</text:p>
      <text:p text:style-name="P1">Chip Three Done</text:p>
      <text:p text:style-name="P1">Creating Coils</text:p>
      <text:p text:style-name="P1">[INFO <text:s text:c="13"/>] [OSC <text:s text:c="8"/>] using &lt;multiprocessing&gt; for socket</text:p>
      <text:p text:style-name="P1">[INFO <text:s text:c="13"/>] [Window <text:s text:c="5"/>] Provider: sdl2(['window_egl_rpi'] ignored)</text:p>
      <text:p text:style-name="P1">[INFO <text:s text:c="13"/>] [GL <text:s text:c="9"/>] OpenGL version &lt;3.0 Mesa 13.0.6&gt;</text:p>
      <text:p text:style-name="P1">[INFO <text:s text:c="13"/>] [GL <text:s text:c="9"/>] OpenGL vendor &lt;VMware, Inc.&gt;</text:p>
      <text:p text:style-name="P1">[INFO <text:s text:c="13"/>] [GL <text:s text:c="9"/>] OpenGL renderer &lt;Gallium 0.4 on llvmpipe (LLVM 3.9, 128 bits)&gt;</text:p>
      <text:p text:style-name="P1">[INFO <text:s text:c="13"/>] [GL <text:s text:c="9"/>] OpenGL parsed version: 3, 0</text:p>
      <text:p text:style-name="P1">[INFO <text:s text:c="13"/>] [GL <text:s text:c="9"/>] Shading version &lt;1.30&gt;</text:p>
      <text:p text:style-name="P1">[INFO <text:s text:c="13"/>] [GL <text:s text:c="9"/>] Texture max size &lt;8192&gt;</text:p>
      <text:p text:style-name="P1">[INFO <text:s text:c="13"/>] [GL <text:s text:c="9"/>] Texture max units &lt;32&gt;</text:p>
      <text:p text:style-name="P1">[INFO <text:s text:c="13"/>] [Window <text:s text:c="5"/>] auto add sdl2 input provider</text:p>
      <text:p text:style-name="P1">[INFO <text:s text:c="13"/>] [Window <text:s text:c="5"/>] virtual keyboard not allowed, single mode, not docked</text:p>
      <text:p text:style-name="P1">[INFO <text:s text:c="13"/>] [Text <text:s text:c="7"/>] Provider: sdl2</text:p>
      <text:p text:style-name="P1">[ERROR <text:s text:c="12"/>] [Image <text:s text:c="6"/>] Error reading file /home/pi/Desktop/Ruben#/Test/space.png</text:p>
      <text:p text:style-name="P1">[INFO <text:s text:c="13"/>] [ProbeSysfs <text:s/>] device match: /dev/input/event1</text:p>
      <text:p text:style-name="P1">[INFO <text:s text:c="13"/>] [HIDInput <text:s text:c="3"/>] Read event from &lt;/dev/input/event1&gt;</text:p>
      <text:p text:style-name="P1">[INFO <text:s text:c="13"/>] [ProbeSysfs <text:s/>] device match: /dev/input/event0</text:p>
      <text:p text:style-name="P1">[INFO <text:s text:c="13"/>] [HIDInput <text:s text:c="3"/>] Read event from &lt;/dev/input/event0&gt;</text:p>
      <text:p text:style-name="P1">[INFO <text:s text:c="13"/>] [Base <text:s text:c="7"/>] Start application main loop</text:p>
      <text:p text:style-name="P1">[INFO <text:s text:c="13"/>] [HIDMotionEvent] using &lt;Logitech K810&gt;</text:p>
      <text:p text:style-name="P1">[INFO <text:s text:c="13"/>] [HIDMotionEvent] using &lt;MX Anywhere 2&gt;</text:p>
      <text:p text:style-name="P1">[INFO <text:s text:c="13"/>] [GL <text:s text:c="9"/>] NPOT texture support is available</text:p>
      <text:p text:style-name="P1">State: 0 Score: 0 Lives: 0</text:p>
      <text:p text:style-name="P1">State: 1 Score: 0 Lives: 0</text:p>
      <text:p text:style-name="P1">State: 2 Score: 0 Lives: 3</text:p>
      <text:p text:style-name="P1"><text:s/>Exception in thread Thread-1:</text:p>
      <text:p text:style-name="P1"><text:s/>Traceback (most recent call last):</text:p>
      <text:p text:style-name="P1"><text:s text:c="3"/>File "/usr/lib/python2.7/threading.py", line 801, in __bootstrap_inner</text:p>
      <text:p text:style-name="P1"><text:s text:c="5"/>self.run()</text:p>
      <text:p text:style-name="P1"><text:s text:c="3"/>File "/usr/lib/python2.7/threading.py", line 754, in run</text:p>
      <text:p text:style-name="P1"><text:s text:c="5"/>self.__target(*self.__args, **self.__kwargs)</text:p>
      <text:p text:style-name="P1"><text:s text:c="3"/>File "/usr/lib/python2.7/dist-packages/kivy/input/providers/hidinput.py", line 701, in _thread_run</text:p>
      <text:p text:style-name="P1"><text:s text:c="5"/>process_as_mouse_or_keyboard(*infos)</text:p>
      <text:p text:style-name="P1"><text:s text:c="3"/>File "/usr/lib/python2.7/dist-packages/kivy/input/providers/hidinput.py", line 551, in process_as_mouse_or_keyboard</text:p>
      <text:p text:style-name="P1">[INFO <text:s text:c="13"/>] [Base <text:s text:c="7"/>] Leaving application in progress...</text:p>
      <text:p text:style-name="P1"><text:s text:c="5"/>Keyboard.keycodes[l.lower()],</text:p>
      <text:p text:style-name="P1"><text:s/></text:p>
      <text:p text:style-name="P1"><text:s/>KeyError: 'ctrl'</text:p>
      <text:p text:style-name="P1"><text:s/>Traceback (most recent call last):</text:p>
      <text:p text:style-name="P1"><text:s/></text:p>
      <text:p text:style-name="P1"><text:soft-page-break/><text:s text:c="3"/>File "/home/pi/Desktop/backup files py 3/Terry##/CodeMergeAttempt1/main.py", line 430, in &lt;module&gt;</text:p>
      <text:p text:style-name="P1"><text:s text:c="5"/>FlipperApp().run()</text:p>
      <text:p text:style-name="P1"><text:s text:c="3"/>File "/usr/lib/python2.7/dist-packages/kivy/app.py", line 828, in run</text:p>
      <text:p text:style-name="P1"><text:s text:c="5"/>runTouchApp()</text:p>
      <text:p text:style-name="P1"><text:s text:c="3"/>File "/usr/lib/python2.7/dist-packages/kivy/base.py", line 487, in runTouchApp</text:p>
      <text:p text:style-name="P1"><text:s text:c="5"/>EventLoop.window.mainloop()</text:p>
      <text:p text:style-name="P1"><text:s text:c="3"/>File "/usr/lib/python2.7/dist-packages/kivy/core/window/window_sdl2.py", line 619, in mainloop</text:p>
      <text:p text:style-name="P1"><text:s text:c="5"/>self._mainloop()</text:p>
      <text:p text:style-name="P1"><text:s text:c="3"/>File "/usr/lib/python2.7/dist-packages/kivy/core/window/window_sdl2.py", line 362, in _mainloop</text:p>
      <text:p text:style-name="P1"><text:s text:c="5"/>EventLoop.idle()</text:p>
      <text:p text:style-name="P1"><text:s text:c="3"/>File "/usr/lib/python2.7/dist-packages/kivy/base.py", line 327, in idle</text:p>
      <text:p text:style-name="P1"><text:s text:c="5"/>Clock.tick()</text:p>
      <text:p text:style-name="P1"><text:s text:c="3"/>File "/usr/lib/python2.7/dist-packages/kivy/clock.py", line 515, in tick</text:p>
      <text:p text:style-name="P1"><text:s text:c="5"/>self._process_events()</text:p>
      <text:p text:style-name="P1"><text:s text:c="3"/>File "/usr/lib/python2.7/dist-packages/kivy/clock.py", line 647, in _process_events</text:p>
      <text:p text:style-name="P1"><text:s text:c="5"/>event.tick(self._last_tick, remove)</text:p>
      <text:p text:style-name="P1"><text:s text:c="3"/>File "/usr/lib/python2.7/dist-packages/kivy/clock.py", line 406, in tick</text:p>
      <text:p text:style-name="P1"><text:s text:c="5"/>ret = callback(self._dt)</text:p>
      <text:p text:style-name="P1"><text:s text:c="3"/>File "/home/pi/Desktop/backup files py 3/Terry##/CodeMergeAttempt1/main.py", line 344, in update</text:p>
      <text:p text:style-name="P1"><text:s text:c="5"/>func(self, deltaTime)</text:p>
      <text:p text:style-name="P1"><text:s text:c="3"/>File "/home/pi/Desktop/backup files py 3/Terry##/CodeMergeAttempt1/main.py", line 217, in NewBall</text:p>
      <text:p text:style-name="P1"><text:s text:c="5"/>if self.ballLaunchBallGate.getState() == 0:</text:p>
      <text:p text:style-name="P1"><text:s text:c="3"/>File "/home/pi/Desktop/backup files py 3/Terry##/CodeMergeAttempt1/Switch.py", line 17, in getState</text:p>
      <text:p text:style-name="P1"><text:s text:c="5"/>if self.mcp.input(self.switchPin) == 1:</text:p>
      <text:p text:style-name="P1"><text:s text:c="3"/>File "/home/pi/Desktop/backup files py 3/Terry##/CodeMergeAttempt1/MCP23017.py", line 161, in input</text:p>
      <text:p text:style-name="P1"><text:s text:c="5"/>regValue = self.i2c.readU8(MCP23017_GPIOA)</text:p>
      <text:p text:style-name="P1"><text:s text:c="3"/>File "/home/pi/.local/lib/python2.7/site-packages/Adafruit_GPIO/I2C.py", line 148, in readU8</text:p>
      <text:p text:style-name="P1"><text:s text:c="5"/>result = self._bus.read_byte_data(self._address, register) &amp; 0xFF</text:p>
      <text:p text:style-name="P1"><text:s text:c="3"/>File "/home/pi/.local/lib/python2.7/site-packages/Adafruit_PureIO/smbus.py", line 155, in read_byte_data</text:p>
      <text:p text:style-name="P1"><text:s text:c="5"/>ioctl(self._device.fileno(), I2C_RDWR, request)</text:p>
      <text:p text:style-name="P1"><text:s/>KeyboardInterrupt</text:p>
      <text:p text:style-name="P1">&gt;&gt;&gt; </text:p>
      <text:p text:style-name="P1"><text:s/>RESTART: /home/pi/Desktop/backup files py 3/Terry##/CodeMergeAttempt1/main.py </text:p>
      <text:p text:style-name="P1">[INFO <text:s text:c="13"/>] [Logger <text:s text:c="5"/>] Record log in /home/pi/.kivy/logs/kivy_18-05-28_39.txt</text:p>
      <text:p text:style-name="P1">[INFO <text:s text:c="13"/>] [Kivy <text:s text:c="7"/>] v1.9.1</text:p>
      <text:p text:style-name="P1">[INFO <text:s text:c="13"/>] [Python <text:s text:c="5"/>] v2.7.13 (default, Nov 24 2017, 17:33:09) </text:p>
      <text:p text:style-name="P1">[GCC 6.3.0 20170516]</text:p>
      <text:p text:style-name="P1">[INFO <text:s text:c="13"/>] [Factory <text:s text:c="4"/>] 179 symbols loaded</text:p>
      <text:p text:style-name="P1">[INFO <text:s text:c="13"/>] [Image <text:s text:c="6"/>] Providers: img_tex, img_dds, img_gif, img_sdl2, img_pil (img_ffpyplayer ignored)</text:p>
      <text:p text:style-name="P1">HI I AM A SCORECHANGER!!!!</text:p>
      <text:p text:style-name="P1">Creating Switches</text:p>
      <text:p text:style-name="P1">Chip One Done</text:p>
      <text:p text:style-name="P1">Chip Two Done</text:p>
      <text:p text:style-name="P1">Chip Three Done</text:p>
      <text:p text:style-name="P1"><text:soft-page-break/>Creating Coils</text:p>
      <text:p text:style-name="P1">[INFO <text:s text:c="13"/>] [OSC <text:s text:c="8"/>] using &lt;multiprocessing&gt; for socket</text:p>
      <text:p text:style-name="P1">[INFO <text:s text:c="13"/>] [Window <text:s text:c="5"/>] Provider: sdl2(['window_egl_rpi'] ignored)</text:p>
      <text:p text:style-name="P1">[INFO <text:s text:c="13"/>] [GL <text:s text:c="9"/>] OpenGL version &lt;3.0 Mesa 13.0.6&gt;</text:p>
      <text:p text:style-name="P1">[INFO <text:s text:c="13"/>] [GL <text:s text:c="9"/>] OpenGL vendor &lt;VMware, Inc.&gt;</text:p>
      <text:p text:style-name="P1">[INFO <text:s text:c="13"/>] [GL <text:s text:c="9"/>] OpenGL renderer &lt;Gallium 0.4 on llvmpipe (LLVM 3.9, 128 bits)&gt;</text:p>
      <text:p text:style-name="P1">[INFO <text:s text:c="13"/>] [GL <text:s text:c="9"/>] OpenGL parsed version: 3, 0</text:p>
      <text:p text:style-name="P1">[INFO <text:s text:c="13"/>] [GL <text:s text:c="9"/>] Shading version &lt;1.30&gt;</text:p>
      <text:p text:style-name="P1">[INFO <text:s text:c="13"/>] [GL <text:s text:c="9"/>] Texture max size &lt;8192&gt;</text:p>
      <text:p text:style-name="P1">[INFO <text:s text:c="13"/>] [GL <text:s text:c="9"/>] Texture max units &lt;32&gt;</text:p>
      <text:p text:style-name="P1">[INFO <text:s text:c="13"/>] [Window <text:s text:c="5"/>] auto add sdl2 input provider</text:p>
      <text:p text:style-name="P1">[INFO <text:s text:c="13"/>] [Window <text:s text:c="5"/>] virtual keyboard not allowed, single mode, not docked</text:p>
      <text:p text:style-name="P1">[INFO <text:s text:c="13"/>] [Text <text:s text:c="7"/>] Provider: sdl2</text:p>
      <text:p text:style-name="P1">[ERROR <text:s text:c="12"/>] [Image <text:s text:c="6"/>] Error reading file /home/pi/Desktop/Ruben#/Test/space.png</text:p>
      <text:p text:style-name="P1">[INFO <text:s text:c="13"/>] [ProbeSysfs <text:s/>] device match: /dev/input/event1</text:p>
      <text:p text:style-name="P1">[INFO <text:s text:c="13"/>] [HIDInput <text:s text:c="3"/>] Read event from &lt;/dev/input/event1&gt;</text:p>
      <text:p text:style-name="P1">[INFO <text:s text:c="13"/>] [ProbeSysfs <text:s/>] device match: /dev/input/event0</text:p>
      <text:p text:style-name="P1">[INFO <text:s text:c="13"/>] [HIDInput <text:s text:c="3"/>] Read event from &lt;/dev/input/event0&gt;</text:p>
      <text:p text:style-name="P1">[INFO <text:s text:c="13"/>] [Base <text:s text:c="7"/>] Start application main loop</text:p>
      <text:p text:style-name="P1">[INFO <text:s text:c="13"/>] [HIDMotionEvent] using &lt;Logitech K810&gt;</text:p>
      <text:p text:style-name="P1">[INFO <text:s text:c="13"/>] [GL <text:s text:c="9"/>] NPOT texture support is available</text:p>
      <text:p text:style-name="P1">[INFO <text:s text:c="13"/>] [HIDMotionEvent] using &lt;MX Anywhere 2&gt;</text:p>
      <text:p text:style-name="P1">State: 0 Score: 0 Lives: 0</text:p>
      <text:p text:style-name="P1"/>
      <text:p text:style-name="P1"><text:s/>RESTART: /home/pi/Desktop/backup files py 3/Terry##/CodeMergeAttempt1/main.py </text:p>
      <text:p text:style-name="P1">[INFO <text:s text:c="13"/>] [Logger <text:s text:c="5"/>] Record log in /home/pi/.kivy/logs/kivy_18-05-28_40.txt</text:p>
      <text:p text:style-name="P1">[INFO <text:s text:c="13"/>] [Kivy <text:s text:c="7"/>] v1.9.1</text:p>
      <text:p text:style-name="P1">[INFO <text:s text:c="13"/>] [Python <text:s text:c="5"/>] v2.7.13 (default, Nov 24 2017, 17:33:09) </text:p>
      <text:p text:style-name="P1">[GCC 6.3.0 20170516]</text:p>
      <text:p text:style-name="P1">[INFO <text:s text:c="13"/>] [Factory <text:s text:c="4"/>] 179 symbols loaded</text:p>
      <text:p text:style-name="P1"/>
      <text:p text:style-name="P1"><text:s/>RESTART: /home/pi/Desktop/backup files py 3/Terry##/CodeMergeAttempt1/main.py </text:p>
      <text:p text:style-name="P1">[INFO <text:s text:c="13"/>] [Logger <text:s text:c="5"/>] Record log in /home/pi/.kivy/logs/kivy_18-05-28_41.txt</text:p>
      <text:p text:style-name="P1">[INFO <text:s text:c="13"/>] [Kivy <text:s text:c="7"/>] v1.9.1</text:p>
      <text:p text:style-name="P1">[INFO <text:s text:c="13"/>] [Python <text:s text:c="5"/>] v2.7.13 (default, Nov 24 2017, 17:33:09) </text:p>
      <text:p text:style-name="P1">[GCC 6.3.0 20170516]</text:p>
      <text:p text:style-name="P1">[INFO <text:s text:c="13"/>] [Factory <text:s text:c="4"/>] 179 symbols loaded</text:p>
      <text:p text:style-name="P1">[INFO <text:s text:c="13"/>] [Image <text:s text:c="6"/>] Providers: img_tex, img_dds, img_gif, img_sdl2, img_pil (img_ffpyplayer ignored)</text:p>
      <text:p text:style-name="P1">HI I AM A SCORECHANGER!!!!</text:p>
      <text:p text:style-name="P1">Creating Switches</text:p>
      <text:p text:style-name="P1">Chip One Done</text:p>
      <text:p text:style-name="P1">Chip Two Done</text:p>
      <text:p text:style-name="P1">Chip Three Done</text:p>
      <text:p text:style-name="P1">Creating Coils</text:p>
      <text:p text:style-name="P1">[INFO <text:s text:c="13"/>] [OSC <text:s text:c="8"/>] using &lt;multiprocessing&gt; for socket</text:p>
      <text:p text:style-name="P1">[INFO <text:s text:c="13"/>] [Window <text:s text:c="5"/>] Provider: sdl2(['window_egl_rpi'] ignored)</text:p>
      <text:p text:style-name="P1">[INFO <text:s text:c="13"/>] [GL <text:s text:c="9"/>] OpenGL version &lt;3.0 Mesa 13.0.6&gt;</text:p>
      <text:p text:style-name="P1">[INFO <text:s text:c="13"/>] [GL <text:s text:c="9"/>] OpenGL vendor &lt;VMware, Inc.&gt;</text:p>
      <text:p text:style-name="P1">[INFO <text:s text:c="13"/>] [GL <text:s text:c="9"/>] OpenGL renderer &lt;Gallium 0.4 on llvmpipe (LLVM 3.9, 128 bits)&gt;</text:p>
      <text:p text:style-name="P1">[INFO <text:s text:c="13"/>] [GL <text:s text:c="9"/>] OpenGL parsed version: 3, 0</text:p>
      <text:p text:style-name="P1">[INFO <text:s text:c="13"/>] [GL <text:s text:c="9"/>] Shading version &lt;1.30&gt;</text:p>
      <text:p text:style-name="P1"><text:soft-page-break/>[INFO <text:s text:c="13"/>] [GL <text:s text:c="9"/>] Texture max size &lt;8192&gt;</text:p>
      <text:p text:style-name="P1">[INFO <text:s text:c="13"/>] [GL <text:s text:c="9"/>] Texture max units &lt;32&gt;</text:p>
      <text:p text:style-name="P1">[INFO <text:s text:c="13"/>] [Window <text:s text:c="5"/>] auto add sdl2 input provider</text:p>
      <text:p text:style-name="P1">[INFO <text:s text:c="13"/>] [Window <text:s text:c="5"/>] virtual keyboard not allowed, single mode, not docked</text:p>
      <text:p text:style-name="P1">[INFO <text:s text:c="13"/>] [Text <text:s text:c="7"/>] Provider: sdl2</text:p>
      <text:p text:style-name="P1">[ERROR <text:s text:c="12"/>] [Image <text:s text:c="6"/>] Error reading file /home/pi/Desktop/Ruben#/Test/space.png</text:p>
      <text:p text:style-name="P1">[INFO <text:s text:c="13"/>] [ProbeSysfs <text:s/>] device match: /dev/input/event1</text:p>
      <text:p text:style-name="P1">[INFO <text:s text:c="13"/>] [HIDInput <text:s text:c="3"/>] Read event from &lt;/dev/input/event1&gt;</text:p>
      <text:p text:style-name="P1">[INFO <text:s text:c="13"/>] [ProbeSysfs <text:s/>] device match: /dev/input/event0</text:p>
      <text:p text:style-name="P1">[INFO <text:s text:c="13"/>] [HIDInput <text:s text:c="3"/>] Read event from &lt;/dev/input/event0&gt;</text:p>
      <text:p text:style-name="P1">[INFO <text:s text:c="13"/>] [Base <text:s text:c="7"/>] Start application main loop</text:p>
      <text:p text:style-name="P1">[INFO <text:s text:c="13"/>] [HIDMotionEvent] using &lt;Logitech K810&gt;</text:p>
      <text:p text:style-name="P1">[INFO <text:s text:c="13"/>] [HIDMotionEvent] using &lt;MX Anywhere 2&gt;</text:p>
      <text:p text:style-name="P1">[INFO <text:s text:c="13"/>] [GL <text:s text:c="9"/>] NPOT texture support is available</text:p>
      <text:p text:style-name="P1">State: 0 Score: 0 Lives: 0</text:p>
      <text:p text:style-name="P1"><text:s/>Exception in thread Thread-1:</text:p>
      <text:p text:style-name="P1"><text:s/>Traceback (most recent call last):</text:p>
      <text:p text:style-name="P1">[INFO <text:s text:c="13"/>] [Base <text:s text:c="7"/>] Leaving application in progress...</text:p>
      <text:p text:style-name="P1"><text:s text:c="3"/>File "/usr/lib/python2.7/threading.py", line 801, in __bootstrap_inner</text:p>
      <text:p text:style-name="P1"><text:s/></text:p>
      <text:p text:style-name="P1"><text:s text:c="5"/>self.run()</text:p>
      <text:p text:style-name="P1"><text:s/>Traceback (most recent call last):</text:p>
      <text:p text:style-name="P1"><text:s text:c="3"/>File "/usr/lib/python2.7/threading.py", line 754, in run</text:p>
      <text:p text:style-name="P1"><text:s text:c="3"/>File "/home/pi/Desktop/backup files py 3/Terry##/CodeMergeAttempt1/main.py", line 430, in &lt;module&gt;</text:p>
      <text:p text:style-name="P1"><text:s text:c="5"/>self.__target(*self.__args, **self.__kwargs)</text:p>
      <text:p text:style-name="P1"><text:s text:c="5"/>FlipperApp().run()</text:p>
      <text:p text:style-name="P1"><text:s text:c="3"/>File "/usr/lib/python2.7/dist-packages/kivy/input/providers/hidinput.py", line 701, in _thread_run</text:p>
      <text:p text:style-name="P1"><text:s text:c="3"/>File "/usr/lib/python2.7/dist-packages/kivy/app.py", line 828, in run</text:p>
      <text:p text:style-name="P1"><text:s text:c="5"/>process_as_mouse_or_keyboard(*infos)</text:p>
      <text:p text:style-name="P1"><text:s text:c="5"/>runTouchApp()</text:p>
      <text:p text:style-name="P1"><text:s text:c="3"/>File "/usr/lib/python2.7/dist-packages/kivy/input/providers/hidinput.py", line 551, in process_as_mouse_or_keyboard</text:p>
      <text:p text:style-name="P1"><text:s text:c="3"/>File "/usr/lib/python2.7/dist-packages/kivy/base.py", line 487, in runTouchApp</text:p>
      <text:p text:style-name="P1"><text:s text:c="5"/>Keyboard.keycodes[l.lower()],</text:p>
      <text:p text:style-name="P1"><text:s text:c="5"/>EventLoop.window.mainloop()</text:p>
      <text:p text:style-name="P1"><text:s/>KeyError: 'ctrl'</text:p>
      <text:p text:style-name="P1"><text:s text:c="3"/>File "/usr/lib/python2.7/dist-packages/kivy/core/window/window_sdl2.py", line 619, in mainloop</text:p>
      <text:p text:style-name="P1"><text:s/></text:p>
      <text:p text:style-name="P1"><text:s text:c="5"/>self._mainloop()</text:p>
      <text:p text:style-name="P1"><text:s text:c="3"/>File "/usr/lib/python2.7/dist-packages/kivy/core/window/window_sdl2.py", line 362, in _mainloop</text:p>
      <text:p text:style-name="P1"><text:s text:c="5"/>EventLoop.idle()</text:p>
      <text:p text:style-name="P1"><text:s text:c="3"/>File "/usr/lib/python2.7/dist-packages/kivy/base.py", line 327, in idle</text:p>
      <text:p text:style-name="P1"><text:s text:c="5"/>Clock.tick()</text:p>
      <text:p text:style-name="P1"><text:s text:c="3"/>File "/usr/lib/python2.7/dist-packages/kivy/clock.py", line 493, in tick</text:p>
      <text:p text:style-name="P1"><text:s text:c="5"/>usleep(1000000 * (sleeptime - sleep_undershoot))</text:p>
      <text:p text:style-name="P1"><text:s text:c="3"/>File "/usr/lib/python2.7/dist-packages/kivy/clock.py", line 285, in usleep</text:p>
      <text:p text:style-name="P1"><text:s text:c="5"/>_libc_usleep(int(microseconds))</text:p>
      <text:p text:style-name="P1"><text:s/>KeyboardInterrupt</text:p>
      <text:p text:style-name="P1">&gt;&gt;&gt; </text:p>
      <text:p text:style-name="P1"><text:s/>RESTART: /home/pi/Desktop/backup files py 3/Terry##/CodeMergeAttempt1/main.py </text:p>
      <text:p text:style-name="P1"><text:soft-page-break/>[INFO <text:s text:c="13"/>] [Logger <text:s text:c="5"/>] Record log in /home/pi/.kivy/logs/kivy_18-05-28_42.txt</text:p>
      <text:p text:style-name="P1">[INFO <text:s text:c="13"/>] [Kivy <text:s text:c="7"/>] v1.9.1</text:p>
      <text:p text:style-name="P1">[INFO <text:s text:c="13"/>] [Python <text:s text:c="5"/>] v2.7.13 (default, Nov 24 2017, 17:33:09) </text:p>
      <text:p text:style-name="P1">[GCC 6.3.0 20170516]</text:p>
      <text:p text:style-name="P1">[INFO <text:s text:c="13"/>] [Factory <text:s text:c="4"/>] 179 symbols loaded</text:p>
      <text:p text:style-name="P1">[INFO <text:s text:c="13"/>] [Image <text:s text:c="6"/>] Providers: img_tex, img_dds, img_gif, img_sdl2, img_pil (img_ffpyplayer ignored)</text:p>
      <text:p text:style-name="P1">HI I AM A SCORECHANGER!!!!</text:p>
      <text:p text:style-name="P1">Creating Switches</text:p>
      <text:p text:style-name="P1">Chip One Done</text:p>
      <text:p text:style-name="P1">Chip Two Done</text:p>
      <text:p text:style-name="P1">Chip Three Done</text:p>
      <text:p text:style-name="P1">Creating Coils</text:p>
      <text:p text:style-name="P1">[INFO <text:s text:c="13"/>] [OSC <text:s text:c="8"/>] using &lt;multiprocessing&gt; for socket</text:p>
      <text:p text:style-name="P1">[INFO <text:s text:c="13"/>] [Window <text:s text:c="5"/>] Provider: sdl2(['window_egl_rpi'] ignored)</text:p>
      <text:p text:style-name="P1">[INFO <text:s text:c="13"/>] [GL <text:s text:c="9"/>] OpenGL version &lt;3.0 Mesa 13.0.6&gt;</text:p>
      <text:p text:style-name="P1">[INFO <text:s text:c="13"/>] [GL <text:s text:c="9"/>] OpenGL vendor &lt;VMware, Inc.&gt;</text:p>
      <text:p text:style-name="P1">[INFO <text:s text:c="13"/>] [GL <text:s text:c="9"/>] OpenGL renderer &lt;Gallium 0.4 on llvmpipe (LLVM 3.9, 128 bits)&gt;</text:p>
      <text:p text:style-name="P1">[INFO <text:s text:c="13"/>] [GL <text:s text:c="9"/>] OpenGL parsed version: 3, 0</text:p>
      <text:p text:style-name="P1">[INFO <text:s text:c="13"/>] [GL <text:s text:c="9"/>] Shading version &lt;1.30&gt;</text:p>
      <text:p text:style-name="P1">[INFO <text:s text:c="13"/>] [GL <text:s text:c="9"/>] Texture max size &lt;8192&gt;</text:p>
      <text:p text:style-name="P1">[INFO <text:s text:c="13"/>] [GL <text:s text:c="9"/>] Texture max units &lt;32&gt;</text:p>
      <text:p text:style-name="P1">[INFO <text:s text:c="13"/>] [Window <text:s text:c="5"/>] auto add sdl2 input provider</text:p>
      <text:p text:style-name="P1">[INFO <text:s text:c="13"/>] [Window <text:s text:c="5"/>] virtual keyboard not allowed, single mode, not docked</text:p>
      <text:p text:style-name="P1">[INFO <text:s text:c="13"/>] [Text <text:s text:c="7"/>] Provider: sdl2</text:p>
      <text:p text:style-name="P1">[ERROR <text:s text:c="12"/>] [Image <text:s text:c="6"/>] Error reading file /home/pi/Desktop/Ruben#/Test/space.png</text:p>
      <text:p text:style-name="P1">[INFO <text:s text:c="13"/>] [ProbeSysfs <text:s/>] device match: /dev/input/event1</text:p>
      <text:p text:style-name="P1">[INFO <text:s text:c="13"/>] [HIDInput <text:s text:c="3"/>] Read event from &lt;/dev/input/event1&gt;</text:p>
      <text:p text:style-name="P1">[INFO <text:s text:c="13"/>] [ProbeSysfs <text:s/>] device match: /dev/input/event0</text:p>
      <text:p text:style-name="P1">[INFO <text:s text:c="13"/>] [HIDInput <text:s text:c="3"/>] Read event from &lt;/dev/input/event0&gt;</text:p>
      <text:p text:style-name="P1">[INFO <text:s text:c="13"/>] [Base <text:s text:c="7"/>] Start application main loop</text:p>
      <text:p text:style-name="P1">[INFO <text:s text:c="13"/>] [HIDMotionEvent] using &lt;Logitech K810&gt;</text:p>
      <text:p text:style-name="P1">[INFO <text:s text:c="13"/>] [HIDMotionEvent] using &lt;MX Anywhere 2&gt;</text:p>
      <text:p text:style-name="P1">[INFO <text:s text:c="13"/>] [GL <text:s text:c="9"/>] NPOT texture support is available</text:p>
      <text:p text:style-name="P1">State: 0 Score: 0 Lives: 0</text:p>
      <text:p text:style-name="P1">State: 1 Score: 0 Lives: 0</text:p>
      <text:p text:style-name="P1">State: 2 Score: 0 Lives: 3</text:p>
      <text:p text:style-name="P1"><text:s/>Exception in thread Thread-1:</text:p>
      <text:p text:style-name="P1"><text:s/>Traceback (most recent call last):</text:p>
      <text:p text:style-name="P1"><text:s text:c="3"/>File "/usr/lib/python2.7/threading.py", line 801, in __bootstrap_inner</text:p>
      <text:p text:style-name="P1"><text:s text:c="5"/>self.run()</text:p>
      <text:p text:style-name="P1"><text:s text:c="3"/>File "/usr/lib/python2.7/threading.py", line 754, in run</text:p>
      <text:p text:style-name="P1"><text:s text:c="5"/>self.__target(*self.__args, **self.__kwargs)</text:p>
      <text:p text:style-name="P1"><text:s text:c="3"/>File "/usr/lib/python2.7/dist-packages/kivy/input/providers/hidinput.py", line 701, in _thread_run</text:p>
      <text:p text:style-name="P1"><text:s text:c="5"/>process_as_mouse_or_keyboard(*infos)</text:p>
      <text:p text:style-name="P1"><text:s text:c="3"/>File "/usr/lib/python2.7/dist-packages/kivy/input/providers/hidinput.py", line 551, in process_as_mouse_or_keyboard</text:p>
      <text:p text:style-name="P1"><text:s text:c="5"/>Keyboard.keycodes[l.lower()],</text:p>
      <text:p text:style-name="P1"><text:s/>KeyError: 'ctrl'</text:p>
      <text:p text:style-name="P1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8T18:24:13.083552393</meta:creation-date>
    <dc:date>2018-05-28T18:24:50.187270609</dc:date>
    <meta:editing-duration>PT41S</meta:editing-duration>
    <meta:editing-cycles>1</meta:editing-cycles>
    <meta:document-statistic meta:table-count="0" meta:image-count="0" meta:object-count="0" meta:page-count="33" meta:paragraph-count="1566" meta:word-count="8922" meta:character-count="79733" meta:non-whitespace-character-count="61108"/>
    <meta:generator>LibreOffice/5.2.7.2$Linux_ARM_EABI LibreOffice_project/20m0$Build-2</meta:generator>
  </office:meta>
</office:document-meta>
</file>